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4043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822in"/>
    </style:style>
    <style:style style:name="co7" style:family="table-column">
      <style:table-column-properties fo:break-before="auto" style:column-width="1.372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3457in"/>
    </style:style>
    <style:style style:name="co11" style:family="table-column">
      <style:table-column-properties fo:break-before="auto" style:column-width="0.2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43"/>
    <style:style style:name="ce2" style:family="table-cell" style:parent-style-name="Default" style:data-style-name="N50"/>
  </office:automatic-styles>
  <office:body>
    <office:spreadsheet>
      <table:table table:name="cons_res_layout_less_pull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AllocCPUS</text:p>
          </table:table-cell>
          <table:table-cell table:style-name="Default" office:value-type="string" calcext:value-type="string">
            <text:p>CPUTime</text:p>
          </table:table-cell>
          <table:table-cell table:style-name="Default" office:value-type="string" calcext:value-type="string">
            <text:p>Submit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ligible</text:p>
          </table:table-cell>
          <table:table-cell table:style-name="Default" office:value-type="string" calcext:value-type="string">
            <text:p>Elapsed</text:p>
          </table:table-cell>
          <table:table-cell table:style-name="Default" office:value-type="string" calcext:value-type="string">
            <text:p>End</text:p>
          </table:table-cell>
          <table:table-cell office:value-type="string" calcext:value-type="string">
            <text:p>NCPUS</text:p>
          </table:table-cell>
          <table:table-cell office:value-type="string" calcext:value-type="string">
            <text:p>NodeList</text:p>
          </table:table-cell>
          <table:table-cell office:value-type="string" calcext:value-type="string">
            <text:p>NNodes</text:p>
          </table:table-cell>
          <table:table-cell office:value-type="string" calcext:value-type="string">
            <text:p>NTa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</text:p>
          </table:table-cell>
          <table:table-cell office:value-type="string" calcext:value-type="string">
            <text:p>----------</text:p>
          </table:table-cell>
          <table:table-cell table:style-name="Default" office:value-type="string" calcext:value-type="string">
            <text:p>----------</text:p>
          </table:table-cell>
          <table:table-cell table:number-columns-repeated="3" table:style-name="Default" office:value-type="string" calcext:value-type="string">
            <text:p>-------------------</text:p>
          </table:table-cell>
          <table:table-cell table:style-name="Default" office:value-type="string" calcext:value-type="string">
            <text:p>----------</text:p>
          </table:table-cell>
          <table:table-cell table:style-name="Default" office:value-type="string" calcext:value-type="string">
            <text:p>-------------------</text:p>
          </table:table-cell>
          <table:table-cell office:value-type="string" calcext:value-type="string">
            <text:p>----------</text:p>
          </table:table-cell>
          <table:table-cell office:value-type="string" calcext:value-type="string">
            <text:p>---------------</text:p>
          </table:table-cell>
          <table:table-cell table:number-columns-repeated="2" office:value-type="string" calcext:value-type="string">
            <text:p>--------</text:p>
          </table:table-cell>
          <table:table-cell table:number-columns-repeated="3"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0:56" calcext:value-type="date">
            <text:p>42191.4798148148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1:19" calcext:value-type="date">
            <text:p>42191.48008101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01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0:56" calcext:value-type="date">
            <text:p>42191.4798148148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1:19" calcext:value-type="date">
            <text:p>42191.48008101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0:56" calcext:value-type="date">
            <text:p>42191.4798148148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1:18" calcext:value-type="date">
            <text:p>42191.48006944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0:57" calcext:value-type="date">
            <text:p>42191.4798263889</text:p>
          </table:table-cell>
          <table:table-cell office:value-type="date" office:date-value="2015-07-06T11:30:59" calcext:value-type="date">
            <text:p>42191.479849537</text:p>
          </table:table-cell>
          <table:table-cell office:value-type="date" office:date-value="2015-07-06T11:30:57" calcext:value-type="date">
            <text:p>42191.4798263889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1:23" calcext:value-type="date">
            <text:p>42191.48012731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02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0:59" calcext:value-type="date">
            <text:p>42191.47984953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1:23" calcext:value-type="date">
            <text:p>42191.48012731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0:59" calcext:value-type="date">
            <text:p>42191.479849537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1:22" calcext:value-type="date">
            <text:p>42191.48011574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0:59" calcext:value-type="date">
            <text:p>42191.47984953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1:23" calcext:value-type="date">
            <text:p>42191.48012731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03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0:59" calcext:value-type="date">
            <text:p>42191.47984953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1:23" calcext:value-type="date">
            <text:p>42191.48012731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0:59" calcext:value-type="date">
            <text:p>42191.479849537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1:22" calcext:value-type="date">
            <text:p>42191.48011574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office:value-type="date" office:date-value="2015-07-06T11:31:00" calcext:value-type="date">
            <text:p>42191.4798611111</text:p>
          </table:table-cell>
          <table:table-cell office:value-type="date" office:date-value="2015-07-06T11:31:02" calcext:value-type="date">
            <text:p>42191.4798842593</text:p>
          </table:table-cell>
          <table:table-cell office:value-type="date" office:date-value="2015-07-06T11:31:00" calcext:value-type="date">
            <text:p>42191.4798611111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3:03" calcext:value-type="date">
            <text:p>42191.48128472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04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1:02" calcext:value-type="date">
            <text:p>42191.4798842593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3:03" calcext:value-type="date">
            <text:p>42191.48128472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52S" calcext:value-type="time">
            <text:p>0.0110185185185185</text:p>
          </table:table-cell>
          <table:table-cell table:number-columns-repeated="3" office:value-type="date" office:date-value="2015-07-06T11:31:03" calcext:value-type="date">
            <text:p>42191.4798958333</text:p>
          </table:table-cell>
          <table:table-cell office:value-type="time" office:time-value="PT00H01M59S" calcext:value-type="time">
            <text:p>0.00137731481481481</text:p>
          </table:table-cell>
          <table:table-cell office:value-type="date" office:date-value="2015-07-06T11:33:02" calcext:value-type="date">
            <text:p>42191.48127314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office:value-type="date" office:date-value="2015-07-06T11:31:01" calcext:value-type="date">
            <text:p>42191.4798726852</text:p>
          </table:table-cell>
          <table:table-cell office:value-type="date" office:date-value="2015-07-06T11:31:02" calcext:value-type="date">
            <text:p>42191.4798842593</text:p>
          </table:table-cell>
          <table:table-cell office:value-type="date" office:date-value="2015-07-06T11:31:01" calcext:value-type="date">
            <text:p>42191.4798726852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3:03" calcext:value-type="date">
            <text:p>42191.48128472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05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1:02" calcext:value-type="date">
            <text:p>42191.4798842593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3:03" calcext:value-type="date">
            <text:p>42191.48128472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52S" calcext:value-type="time">
            <text:p>0.0110185185185185</text:p>
          </table:table-cell>
          <table:table-cell table:number-columns-repeated="3" office:value-type="date" office:date-value="2015-07-06T11:31:03" calcext:value-type="date">
            <text:p>42191.4798958333</text:p>
          </table:table-cell>
          <table:table-cell office:value-type="time" office:time-value="PT00H01M59S" calcext:value-type="time">
            <text:p>0.00137731481481481</text:p>
          </table:table-cell>
          <table:table-cell office:value-type="date" office:date-value="2015-07-06T11:33:02" calcext:value-type="date">
            <text:p>42191.48127314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00S" calcext:value-type="time">
            <text:p>0.00486111111111111</text:p>
          </table:table-cell>
          <table:table-cell office:value-type="date" office:date-value="2015-07-06T11:31:02" calcext:value-type="date">
            <text:p>42191.4798842593</text:p>
          </table:table-cell>
          <table:table-cell office:value-type="date" office:date-value="2015-07-06T11:31:03" calcext:value-type="date">
            <text:p>42191.4798958333</text:p>
          </table:table-cell>
          <table:table-cell office:value-type="date" office:date-value="2015-07-06T11:31:02" calcext:value-type="date">
            <text:p>42191.4798842593</text:p>
          </table:table-cell>
          <table:table-cell office:value-type="time" office:time-value="PT00H00M28S" calcext:value-type="time">
            <text:p>0.000324074074074074</text:p>
          </table:table-cell>
          <table:table-cell office:value-type="date" office:date-value="2015-07-06T11:31:31" calcext:value-type="date">
            <text:p>42191.48021990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06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00S" calcext:value-type="time">
            <text:p>0.00486111111111111</text:p>
          </table:table-cell>
          <table:table-cell table:number-columns-repeated="3" office:value-type="date" office:date-value="2015-07-06T11:31:03" calcext:value-type="date">
            <text:p>42191.4798958333</text:p>
          </table:table-cell>
          <table:table-cell office:value-type="time" office:time-value="PT00H00M28S" calcext:value-type="time">
            <text:p>0.000324074074074074</text:p>
          </table:table-cell>
          <table:table-cell office:value-type="date" office:date-value="2015-07-06T11:31:31" calcext:value-type="date">
            <text:p>42191.48021990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6M45S" calcext:value-type="time">
            <text:p>0.0046875</text:p>
          </table:table-cell>
          <table:table-cell table:number-columns-repeated="3" office:value-type="date" office:date-value="2015-07-06T11:31:03" calcext:value-type="date">
            <text:p>42191.4798958333</text:p>
          </table:table-cell>
          <table:table-cell office:value-type="time" office:time-value="PT00H00M27S" calcext:value-type="time">
            <text:p>0.0003125</text:p>
          </table:table-cell>
          <table:table-cell office:value-type="date" office:date-value="2015-07-06T11:31:30" calcext:value-type="date">
            <text:p>42191.4802083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31:04" calcext:value-type="date">
            <text:p>42191.4799074074</text:p>
          </table:table-cell>
          <table:table-cell office:value-type="date" office:date-value="2015-07-06T11:31:05" calcext:value-type="date">
            <text:p>42191.4799189815</text:p>
          </table:table-cell>
          <table:table-cell office:value-type="date" office:date-value="2015-07-06T11:31:04" calcext:value-type="date">
            <text:p>42191.4799074074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1:28" calcext:value-type="date">
            <text:p>42191.4801851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07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1:05" calcext:value-type="date">
            <text:p>42191.4799189815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1:28" calcext:value-type="date">
            <text:p>42191.4801851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1:05" calcext:value-type="date">
            <text:p>42191.4799189815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1:27" calcext:value-type="date">
            <text:p>42191.48017361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31:06" calcext:value-type="date">
            <text:p>42191.4799305556</text:p>
          </table:table-cell>
          <table:table-cell table:number-columns-repeated="2" office:value-type="date" office:date-value="2015-07-06T11:31:12" calcext:value-type="date">
            <text:p>42191.48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2:14" calcext:value-type="date">
            <text:p>42191.48071759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08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1:12" calcext:value-type="date">
            <text:p>42191.48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2:14" calcext:value-type="date">
            <text:p>42191.48071759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31:12" calcext:value-type="date">
            <text:p>42191.48</text:p>
          </table:table-cell>
          <table:table-cell office:value-type="time" office:time-value="PT00H01M01S" calcext:value-type="time">
            <text:p>0.000706018518518518</text:p>
          </table:table-cell>
          <table:table-cell office:value-type="date" office:date-value="2015-07-06T11:32:13" calcext:value-type="date">
            <text:p>42191.48070601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9M00S" calcext:value-type="time">
            <text:p>0.0270833333333333</text:p>
          </table:table-cell>
          <table:table-cell office:value-type="date" office:date-value="2015-07-06T11:31:12" calcext:value-type="date">
            <text:p>42191.48</text:p>
          </table:table-cell>
          <table:table-cell office:value-type="date" office:date-value="2015-07-06T11:31:13" calcext:value-type="date">
            <text:p>42191.4800115741</text:p>
          </table:table-cell>
          <table:table-cell office:value-type="date" office:date-value="2015-07-06T11:31:12" calcext:value-type="date">
            <text:p>42191.48</text:p>
          </table:table-cell>
          <table:table-cell office:value-type="time" office:time-value="PT00H02M36S" calcext:value-type="time">
            <text:p>0.00180555555555556</text:p>
          </table:table-cell>
          <table:table-cell office:value-type="date" office:date-value="2015-07-06T11:33:49" calcext:value-type="date">
            <text:p>42191.48181712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09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9M00S" calcext:value-type="time">
            <text:p>0.0270833333333333</text:p>
          </table:table-cell>
          <table:table-cell table:number-columns-repeated="3" office:value-type="date" office:date-value="2015-07-06T11:31:13" calcext:value-type="date">
            <text:p>42191.4800115741</text:p>
          </table:table-cell>
          <table:table-cell office:value-type="time" office:time-value="PT00H02M36S" calcext:value-type="time">
            <text:p>0.00180555555555556</text:p>
          </table:table-cell>
          <table:table-cell office:value-type="date" office:date-value="2015-07-06T11:33:49" calcext:value-type="date">
            <text:p>42191.48181712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8M30S" calcext:value-type="time">
            <text:p>0.0267361111111111</text:p>
          </table:table-cell>
          <table:table-cell table:number-columns-repeated="3" office:value-type="date" office:date-value="2015-07-06T11:31:14" calcext:value-type="date">
            <text:p>42191.4800231482</text:p>
          </table:table-cell>
          <table:table-cell office:value-type="time" office:time-value="PT00H02M34S" calcext:value-type="time">
            <text:p>0.00178240740740741</text:p>
          </table:table-cell>
          <table:table-cell office:value-type="date" office:date-value="2015-07-06T11:33:48" calcext:value-type="date">
            <text:p>42191.48180555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office:value-type="date" office:date-value="2015-07-06T11:31:12" calcext:value-type="date">
            <text:p>42191.48</text:p>
          </table:table-cell>
          <table:table-cell office:value-type="date" office:date-value="2015-07-06T11:31:14" calcext:value-type="date">
            <text:p>42191.4800231482</text:p>
          </table:table-cell>
          <table:table-cell office:value-type="date" office:date-value="2015-07-06T11:31:12" calcext:value-type="date">
            <text:p>42191.48</text:p>
          </table:table-cell>
          <table:table-cell office:value-type="time" office:time-value="PT00H01M01S" calcext:value-type="time">
            <text:p>0.000706018518518518</text:p>
          </table:table-cell>
          <table:table-cell office:value-type="date" office:date-value="2015-07-06T11:32:15" calcext:value-type="date">
            <text:p>42191.4807291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10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31:14" calcext:value-type="date">
            <text:p>42191.4800231482</text:p>
          </table:table-cell>
          <table:table-cell office:value-type="time" office:time-value="PT00H01M01S" calcext:value-type="time">
            <text:p>0.000706018518518518</text:p>
          </table:table-cell>
          <table:table-cell office:value-type="date" office:date-value="2015-07-06T11:32:15" calcext:value-type="date">
            <text:p>42191.4807291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1:14" calcext:value-type="date">
            <text:p>42191.4800231482</text:p>
          </table:table-cell>
          <table:table-cell office:value-type="time" office:time-value="PT00H01M00S" calcext:value-type="time">
            <text:p>0.000694444444444444</text:p>
          </table:table-cell>
          <table:table-cell office:value-type="date" office:date-value="2015-07-06T11:32:14" calcext:value-type="date">
            <text:p>42191.48071759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31:12" calcext:value-type="date">
            <text:p>42191.48</text:p>
          </table:table-cell>
          <table:table-cell office:value-type="date" office:date-value="2015-07-06T11:31:14" calcext:value-type="date">
            <text:p>42191.4800231482</text:p>
          </table:table-cell>
          <table:table-cell office:value-type="date" office:date-value="2015-07-06T11:31:12" calcext:value-type="date">
            <text:p>42191.48</text:p>
          </table:table-cell>
          <table:table-cell office:value-type="time" office:time-value="PT00H02M00S" calcext:value-type="time">
            <text:p>0.00138888888888889</text:p>
          </table:table-cell>
          <table:table-cell office:value-type="date" office:date-value="2015-07-06T11:33:14" calcext:value-type="date">
            <text:p>42191.481412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11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1:14" calcext:value-type="date">
            <text:p>42191.4800231482</text:p>
          </table:table-cell>
          <table:table-cell office:value-type="time" office:time-value="PT00H02M00S" calcext:value-type="time">
            <text:p>0.00138888888888889</text:p>
          </table:table-cell>
          <table:table-cell office:value-type="date" office:date-value="2015-07-06T11:33:14" calcext:value-type="date">
            <text:p>42191.481412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52S" calcext:value-type="time">
            <text:p>0.0110185185185185</text:p>
          </table:table-cell>
          <table:table-cell table:number-columns-repeated="3" office:value-type="date" office:date-value="2015-07-06T11:31:14" calcext:value-type="date">
            <text:p>42191.4800231482</text:p>
          </table:table-cell>
          <table:table-cell office:value-type="time" office:time-value="PT00H01M59S" calcext:value-type="time">
            <text:p>0.00137731481481481</text:p>
          </table:table-cell>
          <table:table-cell office:value-type="date" office:date-value="2015-07-06T11:33:13" calcext:value-type="date">
            <text:p>42191.4814004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31:12" calcext:value-type="date">
            <text:p>42191.48</text:p>
          </table:table-cell>
          <table:table-cell office:value-type="date" office:date-value="2015-07-06T11:31:14" calcext:value-type="date">
            <text:p>42191.4800231482</text:p>
          </table:table-cell>
          <table:table-cell office:value-type="date" office:date-value="2015-07-06T11:31:12" calcext:value-type="date">
            <text:p>42191.48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1:45" calcext:value-type="date">
            <text:p>42191.48038194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8-9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12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1:14" calcext:value-type="date">
            <text:p>42191.4800231482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1:45" calcext:value-type="date">
            <text:p>42191.48038194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1:14" calcext:value-type="date">
            <text:p>42191.4800231482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1:44" calcext:value-type="date">
            <text:p>42191.480370370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8-9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1:13" calcext:value-type="date">
            <text:p>42191.4800115741</text:p>
          </table:table-cell>
          <table:table-cell office:value-type="date" office:date-value="2015-07-06T11:31:14" calcext:value-type="date">
            <text:p>42191.4800231482</text:p>
          </table:table-cell>
          <table:table-cell office:value-type="date" office:date-value="2015-07-06T11:31:13" calcext:value-type="date">
            <text:p>42191.4800115741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1:38" calcext:value-type="date">
            <text:p>42191.48030092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13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1:14" calcext:value-type="date">
            <text:p>42191.4800231482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1:38" calcext:value-type="date">
            <text:p>42191.48030092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1:14" calcext:value-type="date">
            <text:p>42191.4800231482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1:37" calcext:value-type="date">
            <text:p>42191.48028935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120" calcext:value-type="float">
            <text:p>120</text:p>
          </table:table-cell>
          <table:table-cell office:value-type="time" office:time-value="PT00H56M00S" calcext:value-type="time">
            <text:p>0.0388888888888889</text:p>
          </table:table-cell>
          <table:table-cell office:value-type="date" office:date-value="2015-07-06T11:31:14" calcext:value-type="date">
            <text:p>42191.4800231482</text:p>
          </table:table-cell>
          <table:table-cell office:value-type="date" office:date-value="2015-07-06T11:31:16" calcext:value-type="date">
            <text:p>42191.4800462963</text:p>
          </table:table-cell>
          <table:table-cell office:value-type="date" office:date-value="2015-07-06T11:31:14" calcext:value-type="date">
            <text:p>42191.4800231482</text:p>
          </table:table-cell>
          <table:table-cell office:value-type="time" office:time-value="PT00H00M28S" calcext:value-type="time">
            <text:p>0.000324074074074074</text:p>
          </table:table-cell>
          <table:table-cell office:value-type="date" office:date-value="2015-07-06T11:31:44" calcext:value-type="date">
            <text:p>42191.48037037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[10-17]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14.batch</text:p>
          </table:table-cell>
          <table:table-cell office:value-type="float" office:value="120" calcext:value-type="float">
            <text:p>120</text:p>
          </table:table-cell>
          <table:table-cell office:value-type="time" office:time-value="PT00H56M00S" calcext:value-type="time">
            <text:p>0.0388888888888889</text:p>
          </table:table-cell>
          <table:table-cell table:number-columns-repeated="3" office:value-type="date" office:date-value="2015-07-06T11:31:16" calcext:value-type="date">
            <text:p>42191.4800462963</text:p>
          </table:table-cell>
          <table:table-cell office:value-type="time" office:time-value="PT00H00M28S" calcext:value-type="time">
            <text:p>0.000324074074074074</text:p>
          </table:table-cell>
          <table:table-cell office:value-type="date" office:date-value="2015-07-06T11:31:44" calcext:value-type="date">
            <text:p>42191.48037037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120" calcext:value-type="float">
            <text:p>120</text:p>
          </table:table-cell>
          <table:table-cell office:value-type="time" office:time-value="PT00H54M00S" calcext:value-type="time">
            <text:p>0.0375</text:p>
          </table:table-cell>
          <table:table-cell table:number-columns-repeated="3" office:value-type="date" office:date-value="2015-07-06T11:31:16" calcext:value-type="date">
            <text:p>42191.4800462963</text:p>
          </table:table-cell>
          <table:table-cell office:value-type="time" office:time-value="PT00H00M27S" calcext:value-type="time">
            <text:p>0.0003125</text:p>
          </table:table-cell>
          <table:table-cell office:value-type="date" office:date-value="2015-07-06T11:31:43" calcext:value-type="date">
            <text:p>42191.480358796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[10-17]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1:15" calcext:value-type="date">
            <text:p>42191.4800347222</text:p>
          </table:table-cell>
          <table:table-cell office:value-type="date" office:date-value="2015-07-06T11:31:16" calcext:value-type="date">
            <text:p>42191.4800462963</text:p>
          </table:table-cell>
          <table:table-cell office:value-type="date" office:date-value="2015-07-06T11:31:15" calcext:value-type="date">
            <text:p>42191.4800347222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1:40" calcext:value-type="date">
            <text:p>42191.4803240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15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1:16" calcext:value-type="date">
            <text:p>42191.4800462963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1:40" calcext:value-type="date">
            <text:p>42191.4803240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1:17" calcext:value-type="date">
            <text:p>42191.4800578704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1:39" calcext:value-type="date">
            <text:p>42191.48031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1:16" calcext:value-type="date">
            <text:p>42191.4800462963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3:17" calcext:value-type="date">
            <text:p>42191.4814467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16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1:16" calcext:value-type="date">
            <text:p>42191.4800462963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3:17" calcext:value-type="date">
            <text:p>42191.4814467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52S" calcext:value-type="time">
            <text:p>0.0110185185185185</text:p>
          </table:table-cell>
          <table:table-cell table:number-columns-repeated="3" office:value-type="date" office:date-value="2015-07-06T11:31:17" calcext:value-type="date">
            <text:p>42191.4800578704</text:p>
          </table:table-cell>
          <table:table-cell office:value-type="time" office:time-value="PT00H01M59S" calcext:value-type="time">
            <text:p>0.00137731481481481</text:p>
          </table:table-cell>
          <table:table-cell office:value-type="date" office:date-value="2015-07-06T11:33:16" calcext:value-type="date">
            <text:p>42191.4814351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1:18" calcext:value-type="date">
            <text:p>42191.4800694444</text:p>
          </table:table-cell>
          <table:table-cell office:value-type="date" office:date-value="2015-07-06T11:31:19" calcext:value-type="date">
            <text:p>42191.4800810185</text:p>
          </table:table-cell>
          <table:table-cell office:value-type="date" office:date-value="2015-07-06T11:31:18" calcext:value-type="date">
            <text:p>42191.4800694444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1:43" calcext:value-type="date">
            <text:p>42191.48035879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17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1:19" calcext:value-type="date">
            <text:p>42191.4800810185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1:43" calcext:value-type="date">
            <text:p>42191.48035879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1:20" calcext:value-type="date">
            <text:p>42191.4800925926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1:42" calcext:value-type="date">
            <text:p>42191.48034722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31:19" calcext:value-type="date">
            <text:p>42191.4800810185</text:p>
          </table:table-cell>
          <table:table-cell office:value-type="date" office:date-value="2015-07-06T11:31:20" calcext:value-type="date">
            <text:p>42191.4800925926</text:p>
          </table:table-cell>
          <table:table-cell office:value-type="date" office:date-value="2015-07-06T11:31:19" calcext:value-type="date">
            <text:p>42191.4800810185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1:43" calcext:value-type="date">
            <text:p>42191.48035879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18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1:20" calcext:value-type="date">
            <text:p>42191.4800925926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1:43" calcext:value-type="date">
            <text:p>42191.48035879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1:20" calcext:value-type="date">
            <text:p>42191.4800925926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1:42" calcext:value-type="date">
            <text:p>42191.48034722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31:21" calcext:value-type="date">
            <text:p>42191.4801041667</text:p>
          </table:table-cell>
          <table:table-cell office:value-type="date" office:date-value="2015-07-06T11:31:23" calcext:value-type="date">
            <text:p>42191.4801273148</text:p>
          </table:table-cell>
          <table:table-cell office:value-type="date" office:date-value="2015-07-06T11:31:21" calcext:value-type="date">
            <text:p>42191.4801041667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1:46" calcext:value-type="date">
            <text:p>42191.48039351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19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1:23" calcext:value-type="date">
            <text:p>42191.4801273148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1:46" calcext:value-type="date">
            <text:p>42191.48039351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1:23" calcext:value-type="date">
            <text:p>42191.4801273148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1:45" calcext:value-type="date">
            <text:p>42191.48038194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06S" calcext:value-type="time">
            <text:p>0.0111805555555556</text:p>
          </table:table-cell>
          <table:table-cell office:value-type="date" office:date-value="2015-07-06T11:31:22" calcext:value-type="date">
            <text:p>42191.4801157407</text:p>
          </table:table-cell>
          <table:table-cell office:value-type="date" office:date-value="2015-07-06T11:31:23" calcext:value-type="date">
            <text:p>42191.4801273148</text:p>
          </table:table-cell>
          <table:table-cell office:value-type="date" office:date-value="2015-07-06T11:31:22" calcext:value-type="date">
            <text:p>42191.4801157407</text:p>
          </table:table-cell>
          <table:table-cell office:value-type="time" office:time-value="PT00H00M42S" calcext:value-type="time">
            <text:p>0.000486111111111111</text:p>
          </table:table-cell>
          <table:table-cell office:value-type="date" office:date-value="2015-07-06T11:32:05" calcext:value-type="date">
            <text:p>42191.480613425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19-20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20.batch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06S" calcext:value-type="time">
            <text:p>0.0111805555555556</text:p>
          </table:table-cell>
          <table:table-cell table:number-columns-repeated="3" office:value-type="date" office:date-value="2015-07-06T11:31:23" calcext:value-type="date">
            <text:p>42191.4801273148</text:p>
          </table:table-cell>
          <table:table-cell office:value-type="time" office:time-value="PT00H00M42S" calcext:value-type="time">
            <text:p>0.000486111111111111</text:p>
          </table:table-cell>
          <table:table-cell office:value-type="date" office:date-value="2015-07-06T11:32:05" calcext:value-type="date">
            <text:p>42191.480613425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5M43S" calcext:value-type="time">
            <text:p>0.0109143518518519</text:p>
          </table:table-cell>
          <table:table-cell table:number-columns-repeated="3" office:value-type="date" office:date-value="2015-07-06T11:31:23" calcext:value-type="date">
            <text:p>42191.4801273148</text:p>
          </table:table-cell>
          <table:table-cell office:value-type="time" office:time-value="PT00H00M41S" calcext:value-type="time">
            <text:p>0.000474537037037037</text:p>
          </table:table-cell>
          <table:table-cell office:value-type="date" office:date-value="2015-07-06T11:32:04" calcext:value-type="date">
            <text:p>42191.48060185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19-20]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1:23" calcext:value-type="date">
            <text:p>42191.4801273148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1:55" calcext:value-type="date">
            <text:p>42191.48049768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21-22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21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1:23" calcext:value-type="date">
            <text:p>42191.4801273148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1:55" calcext:value-type="date">
            <text:p>42191.48049768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1:23" calcext:value-type="date">
            <text:p>42191.4801273148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1:54" calcext:value-type="date">
            <text:p>42191.4804861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21-22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31:25" calcext:value-type="date">
            <text:p>42191.480150463</text:p>
          </table:table-cell>
          <table:table-cell office:value-type="date" office:date-value="2015-07-06T11:31:26" calcext:value-type="date">
            <text:p>42191.480162037</text:p>
          </table:table-cell>
          <table:table-cell office:value-type="date" office:date-value="2015-07-06T11:31:25" calcext:value-type="date">
            <text:p>42191.480150463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1:58" calcext:value-type="date">
            <text:p>42191.480532407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23-24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22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1:26" calcext:value-type="date">
            <text:p>42191.480162037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1:58" calcext:value-type="date">
            <text:p>42191.480532407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1:26" calcext:value-type="date">
            <text:p>42191.480162037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1:57" calcext:value-type="date">
            <text:p>42191.4805208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23-24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1:26" calcext:value-type="date">
            <text:p>42191.48016203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1:50" calcext:value-type="date">
            <text:p>42191.48043981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23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1:26" calcext:value-type="date">
            <text:p>42191.48016203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1:50" calcext:value-type="date">
            <text:p>42191.48043981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1:27" calcext:value-type="date">
            <text:p>42191.4801736111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1:49" calcext:value-type="date">
            <text:p>42191.48042824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1:27" calcext:value-type="date">
            <text:p>42191.4801736111</text:p>
          </table:table-cell>
          <table:table-cell office:value-type="date" office:date-value="2015-07-06T11:31:28" calcext:value-type="date">
            <text:p>42191.4801851852</text:p>
          </table:table-cell>
          <table:table-cell office:value-type="date" office:date-value="2015-07-06T11:31:27" calcext:value-type="date">
            <text:p>42191.4801736111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1:52" calcext:value-type="date">
            <text:p>42191.4804629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24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1:28" calcext:value-type="date">
            <text:p>42191.4801851852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1:52" calcext:value-type="date">
            <text:p>42191.4804629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1:29" calcext:value-type="date">
            <text:p>42191.4801967593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1:51" calcext:value-type="date">
            <text:p>42191.48045138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1:29" calcext:value-type="date">
            <text:p>42191.4801967593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2:01" calcext:value-type="date">
            <text:p>42191.480567129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25-26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25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1:29" calcext:value-type="date">
            <text:p>42191.4801967593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2:01" calcext:value-type="date">
            <text:p>42191.480567129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1:30" calcext:value-type="date">
            <text:p>42191.4802083333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2:00" calcext:value-type="date">
            <text:p>42191.480555555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25-26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60" calcext:value-type="float">
            <text:p>60</text:p>
          </table:table-cell>
          <table:table-cell office:value-type="time" office:time-value="PT00H53M00S" calcext:value-type="time">
            <text:p>0.0368055555555556</text:p>
          </table:table-cell>
          <table:table-cell table:number-columns-repeated="3" office:value-type="date" office:date-value="2015-07-06T11:31:31" calcext:value-type="date">
            <text:p>42191.4802199074</text:p>
          </table:table-cell>
          <table:table-cell office:value-type="time" office:time-value="PT00H00M53S" calcext:value-type="time">
            <text:p>0.000613425925925926</text:p>
          </table:table-cell>
          <table:table-cell office:value-type="date" office:date-value="2015-07-06T11:32:24" calcext:value-type="date">
            <text:p>42191.480833333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3</text:p>
          </table:table-cell>
          <table:table-cell office:value-type="string" calcext:value-type="string">
            <text:p>27-2+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26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53M00S" calcext:value-type="time">
            <text:p>0.0368055555555556</text:p>
          </table:table-cell>
          <table:table-cell table:number-columns-repeated="3" office:value-type="date" office:date-value="2015-07-06T11:31:31" calcext:value-type="date">
            <text:p>42191.4802199074</text:p>
          </table:table-cell>
          <table:table-cell office:value-type="time" office:time-value="PT00H00M53S" calcext:value-type="time">
            <text:p>0.000613425925925926</text:p>
          </table:table-cell>
          <table:table-cell office:value-type="date" office:date-value="2015-07-06T11:32:24" calcext:value-type="date">
            <text:p>42191.480833333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60" calcext:value-type="float">
            <text:p>60</text:p>
          </table:table-cell>
          <table:table-cell office:value-type="time" office:time-value="PT00H51M00S" calcext:value-type="time">
            <text:p>0.0354166666666667</text:p>
          </table:table-cell>
          <table:table-cell table:number-columns-repeated="3" office:value-type="date" office:date-value="2015-07-06T11:31:32" calcext:value-type="date">
            <text:p>42191.4802314815</text:p>
          </table:table-cell>
          <table:table-cell office:value-type="time" office:time-value="PT00H00M51S" calcext:value-type="time">
            <text:p>0.000590277777777778</text:p>
          </table:table-cell>
          <table:table-cell office:value-type="date" office:date-value="2015-07-06T11:32:23" calcext:value-type="date">
            <text:p>42191.480821759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3</text:p>
          </table:table-cell>
          <table:table-cell office:value-type="string" calcext:value-type="string">
            <text:p>27-2+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00S" calcext:value-type="time">
            <text:p>0.00486111111111111</text:p>
          </table:table-cell>
          <table:table-cell office:value-type="date" office:date-value="2015-07-06T11:31:33" calcext:value-type="date">
            <text:p>42191.4802430556</text:p>
          </table:table-cell>
          <table:table-cell office:value-type="date" office:date-value="2015-07-06T11:31:35" calcext:value-type="date">
            <text:p>42191.4802662037</text:p>
          </table:table-cell>
          <table:table-cell office:value-type="date" office:date-value="2015-07-06T11:31:33" calcext:value-type="date">
            <text:p>42191.4802430556</text:p>
          </table:table-cell>
          <table:table-cell office:value-type="time" office:time-value="PT00H00M28S" calcext:value-type="time">
            <text:p>0.000324074074074074</text:p>
          </table:table-cell>
          <table:table-cell office:value-type="date" office:date-value="2015-07-06T11:32:03" calcext:value-type="date">
            <text:p>42191.48059027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27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00S" calcext:value-type="time">
            <text:p>0.00486111111111111</text:p>
          </table:table-cell>
          <table:table-cell table:number-columns-repeated="3" office:value-type="date" office:date-value="2015-07-06T11:31:35" calcext:value-type="date">
            <text:p>42191.4802662037</text:p>
          </table:table-cell>
          <table:table-cell office:value-type="time" office:time-value="PT00H00M28S" calcext:value-type="time">
            <text:p>0.000324074074074074</text:p>
          </table:table-cell>
          <table:table-cell office:value-type="date" office:date-value="2015-07-06T11:32:03" calcext:value-type="date">
            <text:p>42191.48059027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6M45S" calcext:value-type="time">
            <text:p>0.0046875</text:p>
          </table:table-cell>
          <table:table-cell table:number-columns-repeated="3" office:value-type="date" office:date-value="2015-07-06T11:31:35" calcext:value-type="date">
            <text:p>42191.4802662037</text:p>
          </table:table-cell>
          <table:table-cell office:value-type="time" office:time-value="PT00H00M27S" calcext:value-type="time">
            <text:p>0.0003125</text:p>
          </table:table-cell>
          <table:table-cell office:value-type="date" office:date-value="2015-07-06T11:32:02" calcext:value-type="date">
            <text:p>42191.48057870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8M45S" calcext:value-type="time">
            <text:p>0.0269097222222222</text:p>
          </table:table-cell>
          <table:table-cell table:number-columns-repeated="3" office:value-type="date" office:date-value="2015-07-06T11:31:35" calcext:value-type="date">
            <text:p>42191.4802662037</text:p>
          </table:table-cell>
          <table:table-cell office:value-type="time" office:time-value="PT00H02M35S" calcext:value-type="time">
            <text:p>0.00179398148148148</text:p>
          </table:table-cell>
          <table:table-cell office:value-type="date" office:date-value="2015-07-06T11:34:10" calcext:value-type="date">
            <text:p>42191.48206018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28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8M45S" calcext:value-type="time">
            <text:p>0.0269097222222222</text:p>
          </table:table-cell>
          <table:table-cell table:number-columns-repeated="3" office:value-type="date" office:date-value="2015-07-06T11:31:35" calcext:value-type="date">
            <text:p>42191.4802662037</text:p>
          </table:table-cell>
          <table:table-cell office:value-type="time" office:time-value="PT00H02M35S" calcext:value-type="time">
            <text:p>0.00179398148148148</text:p>
          </table:table-cell>
          <table:table-cell office:value-type="date" office:date-value="2015-07-06T11:34:10" calcext:value-type="date">
            <text:p>42191.48206018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8M30S" calcext:value-type="time">
            <text:p>0.0267361111111111</text:p>
          </table:table-cell>
          <table:table-cell table:number-columns-repeated="3" office:value-type="date" office:date-value="2015-07-06T11:31:35" calcext:value-type="date">
            <text:p>42191.4802662037</text:p>
          </table:table-cell>
          <table:table-cell office:value-type="time" office:time-value="PT00H02M34S" calcext:value-type="time">
            <text:p>0.00178240740740741</text:p>
          </table:table-cell>
          <table:table-cell office:value-type="date" office:date-value="2015-07-06T11:34:09" calcext:value-type="date">
            <text:p>42191.48204861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31:36" calcext:value-type="date">
            <text:p>42191.4802777778</text:p>
          </table:table-cell>
          <table:table-cell office:value-type="date" office:date-value="2015-07-06T11:31:38" calcext:value-type="date">
            <text:p>42191.4803009259</text:p>
          </table:table-cell>
          <table:table-cell office:value-type="date" office:date-value="2015-07-06T11:31:36" calcext:value-type="date">
            <text:p>42191.4802777778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2:01" calcext:value-type="date">
            <text:p>42191.4805671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29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1:38" calcext:value-type="date">
            <text:p>42191.4803009259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2:01" calcext:value-type="date">
            <text:p>42191.4805671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1:38" calcext:value-type="date">
            <text:p>42191.4803009259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2:00" calcext:value-type="date">
            <text:p>42191.48055555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31:37" calcext:value-type="date">
            <text:p>42191.4802893518</text:p>
          </table:table-cell>
          <table:table-cell office:value-type="date" office:date-value="2015-07-06T11:31:38" calcext:value-type="date">
            <text:p>42191.4803009259</text:p>
          </table:table-cell>
          <table:table-cell office:value-type="date" office:date-value="2015-07-06T11:31:37" calcext:value-type="date">
            <text:p>42191.4802893518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2:01" calcext:value-type="date">
            <text:p>42191.4805671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30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1:38" calcext:value-type="date">
            <text:p>42191.4803009259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2:01" calcext:value-type="date">
            <text:p>42191.4805671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1:38" calcext:value-type="date">
            <text:p>42191.4803009259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2:00" calcext:value-type="date">
            <text:p>42191.48055555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office:value-type="date" office:date-value="2015-07-06T11:31:39" calcext:value-type="date">
            <text:p>42191.4803125</text:p>
          </table:table-cell>
          <table:table-cell office:value-type="date" office:date-value="2015-07-06T11:31:40" calcext:value-type="date">
            <text:p>42191.4803240741</text:p>
          </table:table-cell>
          <table:table-cell office:value-type="date" office:date-value="2015-07-06T11:31:39" calcext:value-type="date">
            <text:p>42191.4803125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32:23" calcext:value-type="date">
            <text:p>42191.480821759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17</text:p>
          </table:table-cell>
          <table:table-cell office:value-type="string" calcext:value-type="string">
            <text:p>32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31.batch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table:number-columns-repeated="3" office:value-type="date" office:date-value="2015-07-06T11:31:40" calcext:value-type="date">
            <text:p>42191.4803240741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32:23" calcext:value-type="date">
            <text:p>42191.480821759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06S" calcext:value-type="time">
            <text:p>0.0111805555555556</text:p>
          </table:table-cell>
          <table:table-cell table:number-columns-repeated="3" office:value-type="date" office:date-value="2015-07-06T11:31:40" calcext:value-type="date">
            <text:p>42191.4803240741</text:p>
          </table:table-cell>
          <table:table-cell office:value-type="time" office:time-value="PT00H00M42S" calcext:value-type="time">
            <text:p>0.000486111111111111</text:p>
          </table:table-cell>
          <table:table-cell office:value-type="date" office:date-value="2015-07-06T11:32:22" calcext:value-type="date">
            <text:p>42191.480810185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17</text:p>
          </table:table-cell>
          <table:table-cell office:value-type="string" calcext:value-type="string">
            <text:p>32]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1:40" calcext:value-type="date">
            <text:p>42191.4803240741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2:42" calcext:value-type="date">
            <text:p>42191.4810416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32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1:40" calcext:value-type="date">
            <text:p>42191.4803240741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2:42" calcext:value-type="date">
            <text:p>42191.4810416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31:40" calcext:value-type="date">
            <text:p>42191.4803240741</text:p>
          </table:table-cell>
          <table:table-cell office:value-type="time" office:time-value="PT00H01M01S" calcext:value-type="time">
            <text:p>0.000706018518518518</text:p>
          </table:table-cell>
          <table:table-cell office:value-type="date" office:date-value="2015-07-06T11:32:41" calcext:value-type="date">
            <text:p>42191.48103009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table:number-columns-repeated="3" office:value-type="date" office:date-value="2015-07-06T11:31:42" calcext:value-type="date">
            <text:p>42191.4803472222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32:25" calcext:value-type="date">
            <text:p>42191.480844907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34-35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33.batch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table:number-columns-repeated="3" office:value-type="date" office:date-value="2015-07-06T11:31:42" calcext:value-type="date">
            <text:p>42191.4803472222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32:25" calcext:value-type="date">
            <text:p>42191.480844907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5M43S" calcext:value-type="time">
            <text:p>0.0109143518518519</text:p>
          </table:table-cell>
          <table:table-cell table:number-columns-repeated="3" office:value-type="date" office:date-value="2015-07-06T11:31:43" calcext:value-type="date">
            <text:p>42191.4803587963</text:p>
          </table:table-cell>
          <table:table-cell office:value-type="time" office:time-value="PT00H00M41S" calcext:value-type="time">
            <text:p>0.000474537037037037</text:p>
          </table:table-cell>
          <table:table-cell office:value-type="date" office:date-value="2015-07-06T11:32:24" calcext:value-type="date">
            <text:p>42191.4808333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34-35]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1:43" calcext:value-type="date">
            <text:p>42191.4803587963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2:07" calcext:value-type="date">
            <text:p>42191.4806365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34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1:43" calcext:value-type="date">
            <text:p>42191.4803587963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2:07" calcext:value-type="date">
            <text:p>42191.4806365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1:44" calcext:value-type="date">
            <text:p>42191.4803703704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2:06" calcext:value-type="date">
            <text:p>42191.4806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1:45" calcext:value-type="date">
            <text:p>42191.4803819444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2:17" calcext:value-type="date">
            <text:p>42191.48075231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8-9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35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1:45" calcext:value-type="date">
            <text:p>42191.4803819444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2:17" calcext:value-type="date">
            <text:p>42191.48075231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1:46" calcext:value-type="date">
            <text:p>42191.4803935185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2:16" calcext:value-type="date">
            <text:p>42191.48074074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8-9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7M38S" calcext:value-type="time">
            <text:p>0.0400231481481482</text:p>
          </table:table-cell>
          <table:table-cell table:number-columns-repeated="3" office:value-type="date" office:date-value="2015-07-06T11:31:46" calcext:value-type="date">
            <text:p>42191.4803935185</text:p>
          </table:table-cell>
          <table:table-cell office:value-type="time" office:time-value="PT00H01M31S" calcext:value-type="time">
            <text:p>0.00105324074074074</text:p>
          </table:table-cell>
          <table:table-cell office:value-type="date" office:date-value="2015-07-06T11:33:17" calcext:value-type="date">
            <text:p>42191.481446759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[10-11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36.batch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7M38S" calcext:value-type="time">
            <text:p>0.0400231481481482</text:p>
          </table:table-cell>
          <table:table-cell table:number-columns-repeated="3" office:value-type="date" office:date-value="2015-07-06T11:31:46" calcext:value-type="date">
            <text:p>42191.4803935185</text:p>
          </table:table-cell>
          <table:table-cell office:value-type="time" office:time-value="PT00H01M31S" calcext:value-type="time">
            <text:p>0.00105324074074074</text:p>
          </table:table-cell>
          <table:table-cell office:value-type="date" office:date-value="2015-07-06T11:33:17" calcext:value-type="date">
            <text:p>42191.481446759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6M22S" calcext:value-type="time">
            <text:p>0.0391435185185185</text:p>
          </table:table-cell>
          <table:table-cell table:number-columns-repeated="3" office:value-type="date" office:date-value="2015-07-06T11:31:47" calcext:value-type="date">
            <text:p>42191.4804050926</text:p>
          </table:table-cell>
          <table:table-cell office:value-type="time" office:time-value="PT00H01M29S" calcext:value-type="time">
            <text:p>0.00103009259259259</text:p>
          </table:table-cell>
          <table:table-cell office:value-type="date" office:date-value="2015-07-06T11:33:16" calcext:value-type="date">
            <text:p>42191.481435185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[10-11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1:48" calcext:value-type="date">
            <text:p>42191.4804166667</text:p>
          </table:table-cell>
          <table:table-cell office:value-type="date" office:date-value="2015-07-06T11:31:50" calcext:value-type="date">
            <text:p>42191.4804398148</text:p>
          </table:table-cell>
          <table:table-cell office:value-type="date" office:date-value="2015-07-06T11:31:48" calcext:value-type="date">
            <text:p>42191.480416666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2:14" calcext:value-type="date">
            <text:p>42191.48071759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37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1:50" calcext:value-type="date">
            <text:p>42191.4804398148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2:14" calcext:value-type="date">
            <text:p>42191.48071759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1:50" calcext:value-type="date">
            <text:p>42191.4804398148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2:13" calcext:value-type="date">
            <text:p>42191.48070601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1:49" calcext:value-type="date">
            <text:p>42191.4804282407</text:p>
          </table:table-cell>
          <table:table-cell office:value-type="date" office:date-value="2015-07-06T11:31:50" calcext:value-type="date">
            <text:p>42191.4804398148</text:p>
          </table:table-cell>
          <table:table-cell office:value-type="date" office:date-value="2015-07-06T11:31:49" calcext:value-type="date">
            <text:p>42191.480428240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2:14" calcext:value-type="date">
            <text:p>42191.48071759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38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1:50" calcext:value-type="date">
            <text:p>42191.4804398148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2:14" calcext:value-type="date">
            <text:p>42191.48071759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1:50" calcext:value-type="date">
            <text:p>42191.4804398148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2:13" calcext:value-type="date">
            <text:p>42191.48070601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15S" calcext:value-type="time">
            <text:p>0.00503472222222222</text:p>
          </table:table-cell>
          <table:table-cell table:number-columns-repeated="3" office:value-type="date" office:date-value="2015-07-06T11:31:50" calcext:value-type="date">
            <text:p>42191.4804398148</text:p>
          </table:table-cell>
          <table:table-cell office:value-type="time" office:time-value="PT00H00M29S" calcext:value-type="time">
            <text:p>0.000335648148148148</text:p>
          </table:table-cell>
          <table:table-cell office:value-type="date" office:date-value="2015-07-06T11:32:19" calcext:value-type="date">
            <text:p>42191.4807754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39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15S" calcext:value-type="time">
            <text:p>0.00503472222222222</text:p>
          </table:table-cell>
          <table:table-cell table:number-columns-repeated="3" office:value-type="date" office:date-value="2015-07-06T11:31:50" calcext:value-type="date">
            <text:p>42191.4804398148</text:p>
          </table:table-cell>
          <table:table-cell office:value-type="time" office:time-value="PT00H00M29S" calcext:value-type="time">
            <text:p>0.000335648148148148</text:p>
          </table:table-cell>
          <table:table-cell office:value-type="date" office:date-value="2015-07-06T11:32:19" calcext:value-type="date">
            <text:p>42191.4807754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00S" calcext:value-type="time">
            <text:p>0.00486111111111111</text:p>
          </table:table-cell>
          <table:table-cell table:number-columns-repeated="3" office:value-type="date" office:date-value="2015-07-06T11:31:50" calcext:value-type="date">
            <text:p>42191.4804398148</text:p>
          </table:table-cell>
          <table:table-cell office:value-type="time" office:time-value="PT00H00M28S" calcext:value-type="time">
            <text:p>0.000324074074074074</text:p>
          </table:table-cell>
          <table:table-cell office:value-type="date" office:date-value="2015-07-06T11:32:18" calcext:value-type="date">
            <text:p>42191.480763888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table:number-columns-repeated="3" office:value-type="date" office:date-value="2015-07-06T11:31:52" calcext:value-type="date">
            <text:p>42191.480462963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32:09" calcext:value-type="date">
            <text:p>42191.48065972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3-16]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40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table:number-columns-repeated="3" office:value-type="date" office:date-value="2015-07-06T11:31:52" calcext:value-type="date">
            <text:p>42191.480462963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32:09" calcext:value-type="date">
            <text:p>42191.48065972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1:53" calcext:value-type="date">
            <text:p>42191.480474537</text:p>
          </table:table-cell>
          <table:table-cell office:value-type="time" office:time-value="PT00H00M15S" calcext:value-type="time">
            <text:p>0.000173611111111111</text:p>
          </table:table-cell>
          <table:table-cell office:value-type="date" office:date-value="2015-07-06T11:32:08" calcext:value-type="date">
            <text:p>42191.480648148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3-16]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1:53" calcext:value-type="date">
            <text:p>42191.480474537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2:25" calcext:value-type="date">
            <text:p>42191.480844907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36-37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41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1:53" calcext:value-type="date">
            <text:p>42191.480474537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2:25" calcext:value-type="date">
            <text:p>42191.480844907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1:54" calcext:value-type="date">
            <text:p>42191.4804861111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2:24" calcext:value-type="date">
            <text:p>42191.4808333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36-37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31:54" calcext:value-type="date">
            <text:p>42191.4804861111</text:p>
          </table:table-cell>
          <table:table-cell office:value-type="date" office:date-value="2015-07-06T11:31:55" calcext:value-type="date">
            <text:p>42191.4804976852</text:p>
          </table:table-cell>
          <table:table-cell office:value-type="date" office:date-value="2015-07-06T11:31:54" calcext:value-type="date">
            <text:p>42191.4804861111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2:18" calcext:value-type="date">
            <text:p>42191.48076388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42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1:55" calcext:value-type="date">
            <text:p>42191.4804976852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2:18" calcext:value-type="date">
            <text:p>42191.48076388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1:55" calcext:value-type="date">
            <text:p>42191.4804976852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2:17" calcext:value-type="date">
            <text:p>42191.48075231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1:56" calcext:value-type="date">
            <text:p>42191.4805092593</text:p>
          </table:table-cell>
          <table:table-cell office:value-type="date" office:date-value="2015-07-06T11:31:58" calcext:value-type="date">
            <text:p>42191.4805324074</text:p>
          </table:table-cell>
          <table:table-cell office:value-type="date" office:date-value="2015-07-06T11:31:56" calcext:value-type="date">
            <text:p>42191.4805092593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2:22" calcext:value-type="date">
            <text:p>42191.4808101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43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1:58" calcext:value-type="date">
            <text:p>42191.4805324074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2:22" calcext:value-type="date">
            <text:p>42191.4808101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1:58" calcext:value-type="date">
            <text:p>42191.4805324074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2:20" calcext:value-type="date">
            <text:p>42191.480787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31:57" calcext:value-type="date">
            <text:p>42191.4805208333</text:p>
          </table:table-cell>
          <table:table-cell office:value-type="date" office:date-value="2015-07-06T11:31:58" calcext:value-type="date">
            <text:p>42191.4805324074</text:p>
          </table:table-cell>
          <table:table-cell office:value-type="date" office:date-value="2015-07-06T11:31:57" calcext:value-type="date">
            <text:p>42191.4805208333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3:00" calcext:value-type="date">
            <text:p>42191.481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44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1:58" calcext:value-type="date">
            <text:p>42191.4805324074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3:00" calcext:value-type="date">
            <text:p>42191.481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31:58" calcext:value-type="date">
            <text:p>42191.4805324074</text:p>
          </table:table-cell>
          <table:table-cell office:value-type="time" office:time-value="PT00H01M01S" calcext:value-type="time">
            <text:p>0.000706018518518518</text:p>
          </table:table-cell>
          <table:table-cell office:value-type="date" office:date-value="2015-07-06T11:32:59" calcext:value-type="date">
            <text:p>42191.48123842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2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1:58" calcext:value-type="date">
            <text:p>42191.4805324074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2:22" calcext:value-type="date">
            <text:p>42191.4808101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45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1:58" calcext:value-type="date">
            <text:p>42191.4805324074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2:22" calcext:value-type="date">
            <text:p>42191.4808101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1:58" calcext:value-type="date">
            <text:p>42191.4805324074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2:21" calcext:value-type="date">
            <text:p>42191.48079861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9M00S" calcext:value-type="time">
            <text:p>0.0270833333333333</text:p>
          </table:table-cell>
          <table:table-cell table:number-columns-repeated="3" office:value-type="date" office:date-value="2015-07-06T11:32:12" calcext:value-type="date">
            <text:p>42191.4806944444</text:p>
          </table:table-cell>
          <table:table-cell office:value-type="time" office:time-value="PT00H02M36S" calcext:value-type="time">
            <text:p>0.00180555555555556</text:p>
          </table:table-cell>
          <table:table-cell office:value-type="date" office:date-value="2015-07-06T11:34:48" calcext:value-type="date">
            <text:p>42191.48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46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9M00S" calcext:value-type="time">
            <text:p>0.0270833333333333</text:p>
          </table:table-cell>
          <table:table-cell table:number-columns-repeated="3" office:value-type="date" office:date-value="2015-07-06T11:32:12" calcext:value-type="date">
            <text:p>42191.4806944444</text:p>
          </table:table-cell>
          <table:table-cell office:value-type="time" office:time-value="PT00H02M36S" calcext:value-type="time">
            <text:p>0.00180555555555556</text:p>
          </table:table-cell>
          <table:table-cell office:value-type="date" office:date-value="2015-07-06T11:34:48" calcext:value-type="date">
            <text:p>42191.48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8M30S" calcext:value-type="time">
            <text:p>0.0267361111111111</text:p>
          </table:table-cell>
          <table:table-cell table:number-columns-repeated="3" office:value-type="date" office:date-value="2015-07-06T11:32:13" calcext:value-type="date">
            <text:p>42191.4807060185</text:p>
          </table:table-cell>
          <table:table-cell office:value-type="time" office:time-value="PT00H02M34S" calcext:value-type="time">
            <text:p>0.00178240740740741</text:p>
          </table:table-cell>
          <table:table-cell office:value-type="date" office:date-value="2015-07-06T11:34:47" calcext:value-type="date">
            <text:p>42191.48248842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00S" calcext:value-type="time">
            <text:p>0.00486111111111111</text:p>
          </table:table-cell>
          <table:table-cell office:value-type="date" office:date-value="2015-07-06T11:32:13" calcext:value-type="date">
            <text:p>42191.4807060185</text:p>
          </table:table-cell>
          <table:table-cell office:value-type="date" office:date-value="2015-07-06T11:32:14" calcext:value-type="date">
            <text:p>42191.4807175926</text:p>
          </table:table-cell>
          <table:table-cell office:value-type="date" office:date-value="2015-07-06T11:32:13" calcext:value-type="date">
            <text:p>42191.4807060185</text:p>
          </table:table-cell>
          <table:table-cell office:value-type="time" office:time-value="PT00H00M28S" calcext:value-type="time">
            <text:p>0.000324074074074074</text:p>
          </table:table-cell>
          <table:table-cell office:value-type="date" office:date-value="2015-07-06T11:32:42" calcext:value-type="date">
            <text:p>42191.4810416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47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00S" calcext:value-type="time">
            <text:p>0.00486111111111111</text:p>
          </table:table-cell>
          <table:table-cell table:number-columns-repeated="3" office:value-type="date" office:date-value="2015-07-06T11:32:14" calcext:value-type="date">
            <text:p>42191.4807175926</text:p>
          </table:table-cell>
          <table:table-cell office:value-type="time" office:time-value="PT00H00M28S" calcext:value-type="time">
            <text:p>0.000324074074074074</text:p>
          </table:table-cell>
          <table:table-cell office:value-type="date" office:date-value="2015-07-06T11:32:42" calcext:value-type="date">
            <text:p>42191.4810416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6M45S" calcext:value-type="time">
            <text:p>0.0046875</text:p>
          </table:table-cell>
          <table:table-cell table:number-columns-repeated="3" office:value-type="date" office:date-value="2015-07-06T11:32:14" calcext:value-type="date">
            <text:p>42191.4807175926</text:p>
          </table:table-cell>
          <table:table-cell office:value-type="time" office:time-value="PT00H00M27S" calcext:value-type="time">
            <text:p>0.0003125</text:p>
          </table:table-cell>
          <table:table-cell office:value-type="date" office:date-value="2015-07-06T11:32:41" calcext:value-type="date">
            <text:p>42191.48103009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2:15" calcext:value-type="date">
            <text:p>42191.4807291667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4:16" calcext:value-type="date">
            <text:p>42191.4821296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48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2:15" calcext:value-type="date">
            <text:p>42191.4807291667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4:16" calcext:value-type="date">
            <text:p>42191.4821296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52S" calcext:value-type="time">
            <text:p>0.0110185185185185</text:p>
          </table:table-cell>
          <table:table-cell table:number-columns-repeated="3" office:value-type="date" office:date-value="2015-07-06T11:32:16" calcext:value-type="date">
            <text:p>42191.4807407407</text:p>
          </table:table-cell>
          <table:table-cell office:value-type="time" office:time-value="PT00H01M59S" calcext:value-type="time">
            <text:p>0.00137731481481481</text:p>
          </table:table-cell>
          <table:table-cell office:value-type="date" office:date-value="2015-07-06T11:34:15" calcext:value-type="date">
            <text:p>42191.48211805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2:16" calcext:value-type="date">
            <text:p>42191.4807407407</text:p>
          </table:table-cell>
          <table:table-cell office:value-type="date" office:date-value="2015-07-06T11:32:17" calcext:value-type="date">
            <text:p>42191.4807523148</text:p>
          </table:table-cell>
          <table:table-cell office:value-type="date" office:date-value="2015-07-06T11:32:16" calcext:value-type="date">
            <text:p>42191.480740740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2:41" calcext:value-type="date">
            <text:p>42191.48103009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49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2:17" calcext:value-type="date">
            <text:p>42191.4807523148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2:41" calcext:value-type="date">
            <text:p>42191.48103009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2:18" calcext:value-type="date">
            <text:p>42191.4807638889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2:40" calcext:value-type="date">
            <text:p>42191.48101851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table:number-columns-repeated="3" office:value-type="date" office:date-value="2015-07-06T11:32:17" calcext:value-type="date">
            <text:p>42191.4807523148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33:00" calcext:value-type="date">
            <text:p>42191.481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4</text:p>
          </table:table-cell>
          <table:table-cell office:value-type="string" calcext:value-type="string">
            <text:p>19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50.batch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table:number-columns-repeated="3" office:value-type="date" office:date-value="2015-07-06T11:32:17" calcext:value-type="date">
            <text:p>42191.4807523148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33:00" calcext:value-type="date">
            <text:p>42191.481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5M43S" calcext:value-type="time">
            <text:p>0.0109143518518519</text:p>
          </table:table-cell>
          <table:table-cell table:number-columns-repeated="3" office:value-type="date" office:date-value="2015-07-06T11:32:18" calcext:value-type="date">
            <text:p>42191.4807638889</text:p>
          </table:table-cell>
          <table:table-cell office:value-type="time" office:time-value="PT00H00M41S" calcext:value-type="time">
            <text:p>0.000474537037037037</text:p>
          </table:table-cell>
          <table:table-cell office:value-type="date" office:date-value="2015-07-06T11:32:59" calcext:value-type="date">
            <text:p>42191.481238425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4</text:p>
          </table:table-cell>
          <table:table-cell office:value-type="string" calcext:value-type="string">
            <text:p>19]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32:20" calcext:value-type="date">
            <text:p>42191.480787037</text:p>
          </table:table-cell>
          <table:table-cell office:value-type="date" office:date-value="2015-07-06T11:32:22" calcext:value-type="date">
            <text:p>42191.4808101852</text:p>
          </table:table-cell>
          <table:table-cell office:value-type="date" office:date-value="2015-07-06T11:32:20" calcext:value-type="date">
            <text:p>42191.480787037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2:45" calcext:value-type="date">
            <text:p>42191.48107638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51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2:22" calcext:value-type="date">
            <text:p>42191.4808101852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2:45" calcext:value-type="date">
            <text:p>42191.48107638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2:22" calcext:value-type="date">
            <text:p>42191.4808101852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2:44" calcext:value-type="date">
            <text:p>42191.48106481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2:22" calcext:value-type="date">
            <text:p>42191.4808101852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2:53" calcext:value-type="date">
            <text:p>42191.48116898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6</text:p>
          </table:table-cell>
          <table:table-cell office:value-type="string" calcext:value-type="string">
            <text:p>8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52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2:22" calcext:value-type="date">
            <text:p>42191.4808101852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2:53" calcext:value-type="date">
            <text:p>42191.48116898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2:22" calcext:value-type="date">
            <text:p>42191.4808101852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2:52" calcext:value-type="date">
            <text:p>42191.481157407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6</text:p>
          </table:table-cell>
          <table:table-cell office:value-type="string" calcext:value-type="string">
            <text:p>8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06S" calcext:value-type="time">
            <text:p>0.0111805555555556</text:p>
          </table:table-cell>
          <table:table-cell table:number-columns-repeated="3" office:value-type="date" office:date-value="2015-07-06T11:32:25" calcext:value-type="date">
            <text:p>42191.4808449074</text:p>
          </table:table-cell>
          <table:table-cell office:value-type="time" office:time-value="PT00H00M42S" calcext:value-type="time">
            <text:p>0.000486111111111111</text:p>
          </table:table-cell>
          <table:table-cell office:value-type="date" office:date-value="2015-07-06T11:33:07" calcext:value-type="date">
            <text:p>42191.481331018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3</text:p>
          </table:table-cell>
          <table:table-cell office:value-type="string" calcext:value-type="string">
            <text:p>19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53.batch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06S" calcext:value-type="time">
            <text:p>0.0111805555555556</text:p>
          </table:table-cell>
          <table:table-cell table:number-columns-repeated="3" office:value-type="date" office:date-value="2015-07-06T11:32:25" calcext:value-type="date">
            <text:p>42191.4808449074</text:p>
          </table:table-cell>
          <table:table-cell office:value-type="time" office:time-value="PT00H00M42S" calcext:value-type="time">
            <text:p>0.000486111111111111</text:p>
          </table:table-cell>
          <table:table-cell office:value-type="date" office:date-value="2015-07-06T11:33:07" calcext:value-type="date">
            <text:p>42191.481331018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5M43S" calcext:value-type="time">
            <text:p>0.0109143518518519</text:p>
          </table:table-cell>
          <table:table-cell table:number-columns-repeated="3" office:value-type="date" office:date-value="2015-07-06T11:32:25" calcext:value-type="date">
            <text:p>42191.4808449074</text:p>
          </table:table-cell>
          <table:table-cell office:value-type="time" office:time-value="PT00H00M41S" calcext:value-type="time">
            <text:p>0.000474537037037037</text:p>
          </table:table-cell>
          <table:table-cell office:value-type="date" office:date-value="2015-07-06T11:33:06" calcext:value-type="date">
            <text:p>42191.48131944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3</text:p>
          </table:table-cell>
          <table:table-cell office:value-type="string" calcext:value-type="string">
            <text:p>19]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office:value-type="date" office:date-value="2015-07-06T11:32:27" calcext:value-type="date">
            <text:p>42191.4808680556</text:p>
          </table:table-cell>
          <table:table-cell office:value-type="date" office:date-value="2015-07-06T11:32:28" calcext:value-type="date">
            <text:p>42191.4808796296</text:p>
          </table:table-cell>
          <table:table-cell office:value-type="date" office:date-value="2015-07-06T11:32:27" calcext:value-type="date">
            <text:p>42191.4808680556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4:29" calcext:value-type="date">
            <text:p>42191.48228009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54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2:28" calcext:value-type="date">
            <text:p>42191.4808796296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4:29" calcext:value-type="date">
            <text:p>42191.48228009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52S" calcext:value-type="time">
            <text:p>0.0110185185185185</text:p>
          </table:table-cell>
          <table:table-cell table:number-columns-repeated="3" office:value-type="date" office:date-value="2015-07-06T11:32:28" calcext:value-type="date">
            <text:p>42191.4808796296</text:p>
          </table:table-cell>
          <table:table-cell office:value-type="time" office:time-value="PT00H01M59S" calcext:value-type="time">
            <text:p>0.00137731481481481</text:p>
          </table:table-cell>
          <table:table-cell office:value-type="date" office:date-value="2015-07-06T11:34:27" calcext:value-type="date">
            <text:p>42191.48225694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office:value-type="date" office:date-value="2015-07-06T11:32:29" calcext:value-type="date">
            <text:p>42191.4808912037</text:p>
          </table:table-cell>
          <table:table-cell office:value-type="date" office:date-value="2015-07-06T11:32:31" calcext:value-type="date">
            <text:p>42191.4809143519</text:p>
          </table:table-cell>
          <table:table-cell office:value-type="date" office:date-value="2015-07-06T11:32:29" calcext:value-type="date">
            <text:p>42191.4808912037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4:32" calcext:value-type="date">
            <text:p>42191.48231481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55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2:31" calcext:value-type="date">
            <text:p>42191.4809143519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4:32" calcext:value-type="date">
            <text:p>42191.48231481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2:31" calcext:value-type="date">
            <text:p>42191.4809143519</text:p>
          </table:table-cell>
          <table:table-cell office:value-type="time" office:time-value="PT00H02M00S" calcext:value-type="time">
            <text:p>0.00138888888888889</text:p>
          </table:table-cell>
          <table:table-cell office:value-type="date" office:date-value="2015-07-06T11:34:31" calcext:value-type="date">
            <text:p>42191.48230324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2:32" calcext:value-type="date">
            <text:p>42191.4809259259</text:p>
          </table:table-cell>
          <table:table-cell office:value-type="date" office:date-value="2015-07-06T11:32:34" calcext:value-type="date">
            <text:p>42191.4809490741</text:p>
          </table:table-cell>
          <table:table-cell office:value-type="date" office:date-value="2015-07-06T11:32:32" calcext:value-type="date">
            <text:p>42191.4809259259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2:58" calcext:value-type="date">
            <text:p>42191.48122685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56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2:34" calcext:value-type="date">
            <text:p>42191.4809490741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2:58" calcext:value-type="date">
            <text:p>42191.48122685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2:35" calcext:value-type="date">
            <text:p>42191.4809606482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2:57" calcext:value-type="date">
            <text:p>42191.48121527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32:35" calcext:value-type="date">
            <text:p>42191.4809606482</text:p>
          </table:table-cell>
          <table:table-cell office:value-type="date" office:date-value="2015-07-06T11:32:37" calcext:value-type="date">
            <text:p>42191.4809837963</text:p>
          </table:table-cell>
          <table:table-cell office:value-type="date" office:date-value="2015-07-06T11:32:35" calcext:value-type="date">
            <text:p>42191.4809606482</text:p>
          </table:table-cell>
          <table:table-cell office:value-type="time" office:time-value="PT00H00M16S" calcext:value-type="time">
            <text:p>0.000185185185185185</text:p>
          </table:table-cell>
          <table:table-cell office:value-type="date" office:date-value="2015-07-06T11:32:53" calcext:value-type="date">
            <text:p>42191.48116898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4-17]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57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2:37" calcext:value-type="date">
            <text:p>42191.4809837963</text:p>
          </table:table-cell>
          <table:table-cell office:value-type="time" office:time-value="PT00H00M16S" calcext:value-type="time">
            <text:p>0.000185185185185185</text:p>
          </table:table-cell>
          <table:table-cell office:value-type="date" office:date-value="2015-07-06T11:32:53" calcext:value-type="date">
            <text:p>42191.48116898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2:37" calcext:value-type="date">
            <text:p>42191.4809837963</text:p>
          </table:table-cell>
          <table:table-cell office:value-type="time" office:time-value="PT00H00M15S" calcext:value-type="time">
            <text:p>0.000173611111111111</text:p>
          </table:table-cell>
          <table:table-cell office:value-type="date" office:date-value="2015-07-06T11:32:52" calcext:value-type="date">
            <text:p>42191.48115740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4-17]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32:37" calcext:value-type="date">
            <text:p>42191.4809837963</text:p>
          </table:table-cell>
          <table:table-cell office:value-type="date" office:date-value="2015-07-06T11:32:40" calcext:value-type="date">
            <text:p>42191.4810185185</text:p>
          </table:table-cell>
          <table:table-cell office:value-type="date" office:date-value="2015-07-06T11:32:37" calcext:value-type="date">
            <text:p>42191.4809837963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3:12" calcext:value-type="date">
            <text:p>42191.481388888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20</text:p>
          </table:table-cell>
          <table:table-cell office:value-type="string" calcext:value-type="string">
            <text:p>22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58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2:40" calcext:value-type="date">
            <text:p>42191.4810185185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3:12" calcext:value-type="date">
            <text:p>42191.481388888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2:40" calcext:value-type="date">
            <text:p>42191.4810185185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3:11" calcext:value-type="date">
            <text:p>42191.48137731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20</text:p>
          </table:table-cell>
          <table:table-cell office:value-type="string" calcext:value-type="string">
            <text:p>22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2:42" calcext:value-type="date">
            <text:p>42191.4810416667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3:05" calcext:value-type="date">
            <text:p>42191.48130787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59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2:42" calcext:value-type="date">
            <text:p>42191.4810416667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3:05" calcext:value-type="date">
            <text:p>42191.48130787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2:42" calcext:value-type="date">
            <text:p>42191.4810416667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3:04" calcext:value-type="date">
            <text:p>42191.48129629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2:57" calcext:value-type="date">
            <text:p>42191.4812152778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3:21" calcext:value-type="date">
            <text:p>42191.48149305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60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2:57" calcext:value-type="date">
            <text:p>42191.4812152778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3:21" calcext:value-type="date">
            <text:p>42191.48149305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2:57" calcext:value-type="date">
            <text:p>42191.4812152778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3:20" calcext:value-type="date">
            <text:p>42191.48148148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32:59" calcext:value-type="date">
            <text:p>42191.4812384259</text:p>
          </table:table-cell>
          <table:table-cell office:value-type="date" office:date-value="2015-07-06T11:33:00" calcext:value-type="date">
            <text:p>42191.48125</text:p>
          </table:table-cell>
          <table:table-cell office:value-type="date" office:date-value="2015-07-06T11:32:59" calcext:value-type="date">
            <text:p>42191.4812384259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3:23" calcext:value-type="date">
            <text:p>42191.4815162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61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3:00" calcext:value-type="date">
            <text:p>42191.48125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3:23" calcext:value-type="date">
            <text:p>42191.4815162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3:00" calcext:value-type="date">
            <text:p>42191.48125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3:22" calcext:value-type="date">
            <text:p>42191.4815046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3:07" calcext:value-type="date">
            <text:p>42191.4813310185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5:08" calcext:value-type="date">
            <text:p>42191.48273148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62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3:07" calcext:value-type="date">
            <text:p>42191.4813310185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5:08" calcext:value-type="date">
            <text:p>42191.48273148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52S" calcext:value-type="time">
            <text:p>0.0110185185185185</text:p>
          </table:table-cell>
          <table:table-cell table:number-columns-repeated="3" office:value-type="date" office:date-value="2015-07-06T11:33:08" calcext:value-type="date">
            <text:p>42191.4813425926</text:p>
          </table:table-cell>
          <table:table-cell office:value-type="time" office:time-value="PT00H01M59S" calcext:value-type="time">
            <text:p>0.00137731481481481</text:p>
          </table:table-cell>
          <table:table-cell office:value-type="date" office:date-value="2015-07-06T11:35:07" calcext:value-type="date">
            <text:p>42191.48271990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33:10" calcext:value-type="date">
            <text:p>42191.4813657407</text:p>
          </table:table-cell>
          <table:table-cell office:value-type="date" office:date-value="2015-07-06T11:33:11" calcext:value-type="date">
            <text:p>42191.4813773148</text:p>
          </table:table-cell>
          <table:table-cell office:value-type="date" office:date-value="2015-07-06T11:33:10" calcext:value-type="date">
            <text:p>42191.4813657407</text:p>
          </table:table-cell>
          <table:table-cell office:value-type="time" office:time-value="PT00H00M16S" calcext:value-type="time">
            <text:p>0.000185185185185185</text:p>
          </table:table-cell>
          <table:table-cell office:value-type="date" office:date-value="2015-07-06T11:33:27" calcext:value-type="date">
            <text:p>42191.48156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3-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63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3:11" calcext:value-type="date">
            <text:p>42191.4813773148</text:p>
          </table:table-cell>
          <table:table-cell office:value-type="time" office:time-value="PT00H00M16S" calcext:value-type="time">
            <text:p>0.000185185185185185</text:p>
          </table:table-cell>
          <table:table-cell office:value-type="date" office:date-value="2015-07-06T11:33:27" calcext:value-type="date">
            <text:p>42191.48156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3:11" calcext:value-type="date">
            <text:p>42191.4813773148</text:p>
          </table:table-cell>
          <table:table-cell office:value-type="time" office:time-value="PT00H00M15S" calcext:value-type="time">
            <text:p>0.000173611111111111</text:p>
          </table:table-cell>
          <table:table-cell office:value-type="date" office:date-value="2015-07-06T11:33:26" calcext:value-type="date">
            <text:p>42191.48155092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3-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120" calcext:value-type="float">
            <text:p>120</text:p>
          </table:table-cell>
          <table:table-cell office:value-type="time" office:time-value="PT00H54M00S" calcext:value-type="time">
            <text:p>0.0375</text:p>
          </table:table-cell>
          <table:table-cell office:value-type="date" office:date-value="2015-07-06T11:33:12" calcext:value-type="date">
            <text:p>42191.4813888889</text:p>
          </table:table-cell>
          <table:table-cell office:value-type="date" office:date-value="2015-07-06T11:33:13" calcext:value-type="date">
            <text:p>42191.481400463</text:p>
          </table:table-cell>
          <table:table-cell office:value-type="date" office:date-value="2015-07-06T11:33:12" calcext:value-type="date">
            <text:p>42191.4813888889</text:p>
          </table:table-cell>
          <table:table-cell office:value-type="time" office:time-value="PT00H00M27S" calcext:value-type="time">
            <text:p>0.0003125</text:p>
          </table:table-cell>
          <table:table-cell office:value-type="date" office:date-value="2015-07-06T11:33:40" calcext:value-type="date">
            <text:p>42191.48171296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[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64.batch</text:p>
          </table:table-cell>
          <table:table-cell office:value-type="float" office:value="120" calcext:value-type="float">
            <text:p>120</text:p>
          </table:table-cell>
          <table:table-cell office:value-type="time" office:time-value="PT00H54M00S" calcext:value-type="time">
            <text:p>0.0375</text:p>
          </table:table-cell>
          <table:table-cell table:number-columns-repeated="3" office:value-type="date" office:date-value="2015-07-06T11:33:13" calcext:value-type="date">
            <text:p>42191.481400463</text:p>
          </table:table-cell>
          <table:table-cell office:value-type="time" office:time-value="PT00H00M27S" calcext:value-type="time">
            <text:p>0.0003125</text:p>
          </table:table-cell>
          <table:table-cell office:value-type="date" office:date-value="2015-07-06T11:33:40" calcext:value-type="date">
            <text:p>42191.48171296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120" calcext:value-type="float">
            <text:p>120</text:p>
          </table:table-cell>
          <table:table-cell office:value-type="time" office:time-value="PT00H52M00S" calcext:value-type="time">
            <text:p>0.0361111111111111</text:p>
          </table:table-cell>
          <table:table-cell table:number-columns-repeated="3" office:value-type="date" office:date-value="2015-07-06T11:33:13" calcext:value-type="date">
            <text:p>42191.481400463</text:p>
          </table:table-cell>
          <table:table-cell office:value-type="time" office:time-value="PT00H00M26S" calcext:value-type="time">
            <text:p>0.000300925925925926</text:p>
          </table:table-cell>
          <table:table-cell office:value-type="date" office:date-value="2015-07-06T11:33:39" calcext:value-type="date">
            <text:p>42191.481701388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[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33:16" calcext:value-type="date">
            <text:p>42191.4814351852</text:p>
          </table:table-cell>
          <table:table-cell office:value-type="date" office:date-value="2015-07-06T11:33:17" calcext:value-type="date">
            <text:p>42191.4814467593</text:p>
          </table:table-cell>
          <table:table-cell office:value-type="date" office:date-value="2015-07-06T11:33:16" calcext:value-type="date">
            <text:p>42191.4814351852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3:40" calcext:value-type="date">
            <text:p>42191.4817129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65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3:17" calcext:value-type="date">
            <text:p>42191.4814467593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3:40" calcext:value-type="date">
            <text:p>42191.4817129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3:17" calcext:value-type="date">
            <text:p>42191.4814467593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3:39" calcext:value-type="date">
            <text:p>42191.48170138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3:18" calcext:value-type="date">
            <text:p>42191.4814583333</text:p>
          </table:table-cell>
          <table:table-cell office:value-type="date" office:date-value="2015-07-06T11:33:20" calcext:value-type="date">
            <text:p>42191.4814814815</text:p>
          </table:table-cell>
          <table:table-cell office:value-type="date" office:date-value="2015-07-06T11:33:18" calcext:value-type="date">
            <text:p>42191.4814583333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3:44" calcext:value-type="date">
            <text:p>42191.4817592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66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3:20" calcext:value-type="date">
            <text:p>42191.4814814815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3:44" calcext:value-type="date">
            <text:p>42191.4817592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3:20" calcext:value-type="date">
            <text:p>42191.4814814815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3:43" calcext:value-type="date">
            <text:p>42191.4817476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3:20" calcext:value-type="date">
            <text:p>42191.4814814815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5:21" calcext:value-type="date">
            <text:p>42191.48288194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67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3:20" calcext:value-type="date">
            <text:p>42191.4814814815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5:21" calcext:value-type="date">
            <text:p>42191.48288194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52S" calcext:value-type="time">
            <text:p>0.0110185185185185</text:p>
          </table:table-cell>
          <table:table-cell table:number-columns-repeated="3" office:value-type="date" office:date-value="2015-07-06T11:33:21" calcext:value-type="date">
            <text:p>42191.4814930556</text:p>
          </table:table-cell>
          <table:table-cell office:value-type="time" office:time-value="PT00H01M59S" calcext:value-type="time">
            <text:p>0.00137731481481481</text:p>
          </table:table-cell>
          <table:table-cell office:value-type="date" office:date-value="2015-07-06T11:35:20" calcext:value-type="date">
            <text:p>42191.48287037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6M30S" calcext:value-type="time">
            <text:p>0.0392361111111111</text:p>
          </table:table-cell>
          <table:table-cell table:number-columns-repeated="3" office:value-type="date" office:date-value="2015-07-06T11:33:24" calcext:value-type="date">
            <text:p>42191.4815277778</text:p>
          </table:table-cell>
          <table:table-cell office:value-type="time" office:time-value="PT00H01M53S" calcext:value-type="time">
            <text:p>0.00130787037037037</text:p>
          </table:table-cell>
          <table:table-cell office:value-type="date" office:date-value="2015-07-06T11:35:17" calcext:value-type="date">
            <text:p>42191.48283564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0-11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68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6M30S" calcext:value-type="time">
            <text:p>0.0392361111111111</text:p>
          </table:table-cell>
          <table:table-cell table:number-columns-repeated="3" office:value-type="date" office:date-value="2015-07-06T11:33:24" calcext:value-type="date">
            <text:p>42191.4815277778</text:p>
          </table:table-cell>
          <table:table-cell office:value-type="time" office:time-value="PT00H01M53S" calcext:value-type="time">
            <text:p>0.00130787037037037</text:p>
          </table:table-cell>
          <table:table-cell office:value-type="date" office:date-value="2015-07-06T11:35:17" calcext:value-type="date">
            <text:p>42191.48283564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5M30S" calcext:value-type="time">
            <text:p>0.0385416666666667</text:p>
          </table:table-cell>
          <table:table-cell table:number-columns-repeated="3" office:value-type="date" office:date-value="2015-07-06T11:33:25" calcext:value-type="date">
            <text:p>42191.4815393519</text:p>
          </table:table-cell>
          <table:table-cell office:value-type="time" office:time-value="PT00H01M51S" calcext:value-type="time">
            <text:p>0.00128472222222222</text:p>
          </table:table-cell>
          <table:table-cell office:value-type="date" office:date-value="2015-07-06T11:35:16" calcext:value-type="date">
            <text:p>42191.48282407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0-11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00S" calcext:value-type="time">
            <text:p>0.00486111111111111</text:p>
          </table:table-cell>
          <table:table-cell office:value-type="date" office:date-value="2015-07-06T11:33:29" calcext:value-type="date">
            <text:p>42191.4815856482</text:p>
          </table:table-cell>
          <table:table-cell office:value-type="date" office:date-value="2015-07-06T11:33:30" calcext:value-type="date">
            <text:p>42191.4815972222</text:p>
          </table:table-cell>
          <table:table-cell office:value-type="date" office:date-value="2015-07-06T11:33:29" calcext:value-type="date">
            <text:p>42191.4815856482</text:p>
          </table:table-cell>
          <table:table-cell office:value-type="time" office:time-value="PT00H00M28S" calcext:value-type="time">
            <text:p>0.000324074074074074</text:p>
          </table:table-cell>
          <table:table-cell office:value-type="date" office:date-value="2015-07-06T11:33:58" calcext:value-type="date">
            <text:p>42191.48192129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69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00S" calcext:value-type="time">
            <text:p>0.00486111111111111</text:p>
          </table:table-cell>
          <table:table-cell table:number-columns-repeated="3" office:value-type="date" office:date-value="2015-07-06T11:33:30" calcext:value-type="date">
            <text:p>42191.4815972222</text:p>
          </table:table-cell>
          <table:table-cell office:value-type="time" office:time-value="PT00H00M28S" calcext:value-type="time">
            <text:p>0.000324074074074074</text:p>
          </table:table-cell>
          <table:table-cell office:value-type="date" office:date-value="2015-07-06T11:33:58" calcext:value-type="date">
            <text:p>42191.48192129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6M45S" calcext:value-type="time">
            <text:p>0.0046875</text:p>
          </table:table-cell>
          <table:table-cell table:number-columns-repeated="3" office:value-type="date" office:date-value="2015-07-06T11:33:30" calcext:value-type="date">
            <text:p>42191.4815972222</text:p>
          </table:table-cell>
          <table:table-cell office:value-type="time" office:time-value="PT00H00M27S" calcext:value-type="time">
            <text:p>0.0003125</text:p>
          </table:table-cell>
          <table:table-cell office:value-type="date" office:date-value="2015-07-06T11:33:57" calcext:value-type="date">
            <text:p>42191.48190972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3:40" calcext:value-type="date">
            <text:p>42191.481712963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4:11" calcext:value-type="date">
            <text:p>42191.482071759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4</text:p>
          </table:table-cell>
          <table:table-cell office:value-type="string" calcext:value-type="string">
            <text:p>6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70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3:40" calcext:value-type="date">
            <text:p>42191.481712963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4:11" calcext:value-type="date">
            <text:p>42191.482071759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3:40" calcext:value-type="date">
            <text:p>42191.481712963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4:10" calcext:value-type="date">
            <text:p>42191.48206018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4</text:p>
          </table:table-cell>
          <table:table-cell office:value-type="string" calcext:value-type="string">
            <text:p>6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8M45S" calcext:value-type="time">
            <text:p>0.0269097222222222</text:p>
          </table:table-cell>
          <table:table-cell table:number-columns-repeated="3" office:value-type="date" office:date-value="2015-07-06T11:33:43" calcext:value-type="date">
            <text:p>42191.4817476852</text:p>
          </table:table-cell>
          <table:table-cell office:value-type="time" office:time-value="PT00H02M35S" calcext:value-type="time">
            <text:p>0.00179398148148148</text:p>
          </table:table-cell>
          <table:table-cell office:value-type="date" office:date-value="2015-07-06T11:36:18" calcext:value-type="date">
            <text:p>42191.4835416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71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8M45S" calcext:value-type="time">
            <text:p>0.0269097222222222</text:p>
          </table:table-cell>
          <table:table-cell table:number-columns-repeated="3" office:value-type="date" office:date-value="2015-07-06T11:33:43" calcext:value-type="date">
            <text:p>42191.4817476852</text:p>
          </table:table-cell>
          <table:table-cell office:value-type="time" office:time-value="PT00H02M35S" calcext:value-type="time">
            <text:p>0.00179398148148148</text:p>
          </table:table-cell>
          <table:table-cell office:value-type="date" office:date-value="2015-07-06T11:36:18" calcext:value-type="date">
            <text:p>42191.4835416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8M30S" calcext:value-type="time">
            <text:p>0.0267361111111111</text:p>
          </table:table-cell>
          <table:table-cell table:number-columns-repeated="3" office:value-type="date" office:date-value="2015-07-06T11:33:43" calcext:value-type="date">
            <text:p>42191.4817476852</text:p>
          </table:table-cell>
          <table:table-cell office:value-type="time" office:time-value="PT00H02M34S" calcext:value-type="time">
            <text:p>0.00178240740740741</text:p>
          </table:table-cell>
          <table:table-cell office:value-type="date" office:date-value="2015-07-06T11:36:17" calcext:value-type="date">
            <text:p>42191.48353009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15S" calcext:value-type="time">
            <text:p>0.00503472222222222</text:p>
          </table:table-cell>
          <table:table-cell office:value-type="date" office:date-value="2015-07-06T11:33:45" calcext:value-type="date">
            <text:p>42191.4817708333</text:p>
          </table:table-cell>
          <table:table-cell office:value-type="date" office:date-value="2015-07-06T11:33:46" calcext:value-type="date">
            <text:p>42191.4817824074</text:p>
          </table:table-cell>
          <table:table-cell office:value-type="date" office:date-value="2015-07-06T11:33:45" calcext:value-type="date">
            <text:p>42191.4817708333</text:p>
          </table:table-cell>
          <table:table-cell office:value-type="time" office:time-value="PT00H00M29S" calcext:value-type="time">
            <text:p>0.000335648148148148</text:p>
          </table:table-cell>
          <table:table-cell office:value-type="date" office:date-value="2015-07-06T11:34:15" calcext:value-type="date">
            <text:p>42191.48211805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72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15S" calcext:value-type="time">
            <text:p>0.00503472222222222</text:p>
          </table:table-cell>
          <table:table-cell table:number-columns-repeated="3" office:value-type="date" office:date-value="2015-07-06T11:33:46" calcext:value-type="date">
            <text:p>42191.4817824074</text:p>
          </table:table-cell>
          <table:table-cell office:value-type="time" office:time-value="PT00H00M29S" calcext:value-type="time">
            <text:p>0.000335648148148148</text:p>
          </table:table-cell>
          <table:table-cell office:value-type="date" office:date-value="2015-07-06T11:34:15" calcext:value-type="date">
            <text:p>42191.48211805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00S" calcext:value-type="time">
            <text:p>0.00486111111111111</text:p>
          </table:table-cell>
          <table:table-cell table:number-columns-repeated="3" office:value-type="date" office:date-value="2015-07-06T11:33:46" calcext:value-type="date">
            <text:p>42191.4817824074</text:p>
          </table:table-cell>
          <table:table-cell office:value-type="time" office:time-value="PT00H00M28S" calcext:value-type="time">
            <text:p>0.000324074074074074</text:p>
          </table:table-cell>
          <table:table-cell office:value-type="date" office:date-value="2015-07-06T11:34:14" calcext:value-type="date">
            <text:p>42191.48210648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3:49" calcext:value-type="date">
            <text:p>42191.4818171296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4:21" calcext:value-type="date">
            <text:p>42191.48218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5</text:p>
          </table:table-cell>
          <table:table-cell office:value-type="string" calcext:value-type="string">
            <text:p>12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73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3:49" calcext:value-type="date">
            <text:p>42191.4818171296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4:21" calcext:value-type="date">
            <text:p>42191.48218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3:50" calcext:value-type="date">
            <text:p>42191.4818287037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4:20" calcext:value-type="date">
            <text:p>42191.48217592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5</text:p>
          </table:table-cell>
          <table:table-cell office:value-type="string" calcext:value-type="string">
            <text:p>12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3:52" calcext:value-type="date">
            <text:p>42191.4818518519</text:p>
          </table:table-cell>
          <table:table-cell office:value-type="date" office:date-value="2015-07-06T11:33:53" calcext:value-type="date">
            <text:p>42191.4818634259</text:p>
          </table:table-cell>
          <table:table-cell office:value-type="date" office:date-value="2015-07-06T11:33:52" calcext:value-type="date">
            <text:p>42191.4818518519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4:17" calcext:value-type="date">
            <text:p>42191.4821412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74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3:53" calcext:value-type="date">
            <text:p>42191.4818634259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4:17" calcext:value-type="date">
            <text:p>42191.4821412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3:54" calcext:value-type="date">
            <text:p>42191.481875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4:16" calcext:value-type="date">
            <text:p>42191.4821296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6M30S" calcext:value-type="time">
            <text:p>0.0392361111111111</text:p>
          </table:table-cell>
          <table:table-cell table:number-columns-repeated="3" office:value-type="date" office:date-value="2015-07-06T11:34:02" calcext:value-type="date">
            <text:p>42191.4819675926</text:p>
          </table:table-cell>
          <table:table-cell office:value-type="time" office:time-value="PT00H01M53S" calcext:value-type="time">
            <text:p>0.00130787037037037</text:p>
          </table:table-cell>
          <table:table-cell office:value-type="date" office:date-value="2015-07-06T11:35:55" calcext:value-type="date">
            <text:p>42191.4832754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3</text:p>
          </table:table-cell>
          <table:table-cell office:value-type="string" calcext:value-type="string">
            <text:p>14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75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6M30S" calcext:value-type="time">
            <text:p>0.0392361111111111</text:p>
          </table:table-cell>
          <table:table-cell table:number-columns-repeated="3" office:value-type="date" office:date-value="2015-07-06T11:34:02" calcext:value-type="date">
            <text:p>42191.4819675926</text:p>
          </table:table-cell>
          <table:table-cell office:value-type="time" office:time-value="PT00H01M53S" calcext:value-type="time">
            <text:p>0.00130787037037037</text:p>
          </table:table-cell>
          <table:table-cell office:value-type="date" office:date-value="2015-07-06T11:35:55" calcext:value-type="date">
            <text:p>42191.4832754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5M30S" calcext:value-type="time">
            <text:p>0.0385416666666667</text:p>
          </table:table-cell>
          <table:table-cell table:number-columns-repeated="3" office:value-type="date" office:date-value="2015-07-06T11:34:03" calcext:value-type="date">
            <text:p>42191.4819791667</text:p>
          </table:table-cell>
          <table:table-cell office:value-type="time" office:time-value="PT00H01M51S" calcext:value-type="time">
            <text:p>0.00128472222222222</text:p>
          </table:table-cell>
          <table:table-cell office:value-type="date" office:date-value="2015-07-06T11:35:54" calcext:value-type="date">
            <text:p>42191.483263888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3</text:p>
          </table:table-cell>
          <table:table-cell office:value-type="string" calcext:value-type="string">
            <text:p>14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4:05" calcext:value-type="date">
            <text:p>42191.4820023148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4:36" calcext:value-type="date">
            <text:p>42191.4823611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5-16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76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4:05" calcext:value-type="date">
            <text:p>42191.4820023148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4:36" calcext:value-type="date">
            <text:p>42191.4823611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4:05" calcext:value-type="date">
            <text:p>42191.4820023148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4:35" calcext:value-type="date">
            <text:p>42191.4823495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5-16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4:09" calcext:value-type="date">
            <text:p>42191.4820486111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4:33" calcext:value-type="date">
            <text:p>42191.48232638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77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4:09" calcext:value-type="date">
            <text:p>42191.4820486111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4:33" calcext:value-type="date">
            <text:p>42191.48232638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4:09" calcext:value-type="date">
            <text:p>42191.4820486111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4:32" calcext:value-type="date">
            <text:p>42191.48231481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4:15" calcext:value-type="date">
            <text:p>42191.4821180556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4:38" calcext:value-type="date">
            <text:p>42191.4823842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78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4:15" calcext:value-type="date">
            <text:p>42191.4821180556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4:38" calcext:value-type="date">
            <text:p>42191.4823842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4:15" calcext:value-type="date">
            <text:p>42191.4821180556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4:37" calcext:value-type="date">
            <text:p>42191.4823726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60" calcext:value-type="float">
            <text:p>60</text:p>
          </table:table-cell>
          <table:table-cell office:value-type="time" office:time-value="PT00H53M00S" calcext:value-type="time">
            <text:p>0.0368055555555556</text:p>
          </table:table-cell>
          <table:table-cell table:number-columns-repeated="3" office:value-type="date" office:date-value="2015-07-06T11:34:18" calcext:value-type="date">
            <text:p>42191.4821527778</text:p>
          </table:table-cell>
          <table:table-cell office:value-type="time" office:time-value="PT00H00M53S" calcext:value-type="time">
            <text:p>0.000613425925925926</text:p>
          </table:table-cell>
          <table:table-cell office:value-type="date" office:date-value="2015-07-06T11:35:11" calcext:value-type="date">
            <text:p>42191.48276620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3079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53M00S" calcext:value-type="time">
            <text:p>0.0368055555555556</text:p>
          </table:table-cell>
          <table:table-cell table:number-columns-repeated="3" office:value-type="date" office:date-value="2015-07-06T11:34:18" calcext:value-type="date">
            <text:p>42191.4821527778</text:p>
          </table:table-cell>
          <table:table-cell office:value-type="time" office:time-value="PT00H00M53S" calcext:value-type="time">
            <text:p>0.000613425925925926</text:p>
          </table:table-cell>
          <table:table-cell office:value-type="date" office:date-value="2015-07-06T11:35:11" calcext:value-type="date">
            <text:p>42191.48276620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60" calcext:value-type="float">
            <text:p>60</text:p>
          </table:table-cell>
          <table:table-cell office:value-type="time" office:time-value="PT00H51M00S" calcext:value-type="time">
            <text:p>0.0354166666666667</text:p>
          </table:table-cell>
          <table:table-cell table:number-columns-repeated="3" office:value-type="date" office:date-value="2015-07-06T11:34:19" calcext:value-type="date">
            <text:p>42191.4821643519</text:p>
          </table:table-cell>
          <table:table-cell office:value-type="time" office:time-value="PT00H00M51S" calcext:value-type="time">
            <text:p>0.000590277777777778</text:p>
          </table:table-cell>
          <table:table-cell office:value-type="date" office:date-value="2015-07-06T11:35:10" calcext:value-type="date">
            <text:p>42191.482754629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4:20" calcext:value-type="date">
            <text:p>42191.4821759259</text:p>
          </table:table-cell>
          <table:table-cell office:value-type="date" office:date-value="2015-07-06T11:34:21" calcext:value-type="date">
            <text:p>42191.4821875</text:p>
          </table:table-cell>
          <table:table-cell office:value-type="date" office:date-value="2015-07-06T11:34:20" calcext:value-type="date">
            <text:p>42191.4821759259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4:45" calcext:value-type="date">
            <text:p>42191.48246527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80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4:21" calcext:value-type="date">
            <text:p>42191.4821875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4:45" calcext:value-type="date">
            <text:p>42191.48246527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4:21" calcext:value-type="date">
            <text:p>42191.4821875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4:44" calcext:value-type="date">
            <text:p>42191.4824537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6M30S" calcext:value-type="time">
            <text:p>0.0392361111111111</text:p>
          </table:table-cell>
          <table:table-cell office:value-type="date" office:date-value="2015-07-06T11:34:22" calcext:value-type="date">
            <text:p>42191.4821990741</text:p>
          </table:table-cell>
          <table:table-cell office:value-type="date" office:date-value="2015-07-06T11:34:24" calcext:value-type="date">
            <text:p>42191.4822222222</text:p>
          </table:table-cell>
          <table:table-cell office:value-type="date" office:date-value="2015-07-06T11:34:22" calcext:value-type="date">
            <text:p>42191.4821990741</text:p>
          </table:table-cell>
          <table:table-cell office:value-type="time" office:time-value="PT00H01M53S" calcext:value-type="time">
            <text:p>0.00130787037037037</text:p>
          </table:table-cell>
          <table:table-cell office:value-type="date" office:date-value="2015-07-06T11:36:17" calcext:value-type="date">
            <text:p>42191.48353009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5</text:p>
          </table:table-cell>
          <table:table-cell office:value-type="string" calcext:value-type="string">
            <text:p>12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81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6M30S" calcext:value-type="time">
            <text:p>0.0392361111111111</text:p>
          </table:table-cell>
          <table:table-cell table:number-columns-repeated="3" office:value-type="date" office:date-value="2015-07-06T11:34:24" calcext:value-type="date">
            <text:p>42191.4822222222</text:p>
          </table:table-cell>
          <table:table-cell office:value-type="time" office:time-value="PT00H01M53S" calcext:value-type="time">
            <text:p>0.00130787037037037</text:p>
          </table:table-cell>
          <table:table-cell office:value-type="date" office:date-value="2015-07-06T11:36:17" calcext:value-type="date">
            <text:p>42191.48353009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5M30S" calcext:value-type="time">
            <text:p>0.0385416666666667</text:p>
          </table:table-cell>
          <table:table-cell table:number-columns-repeated="3" office:value-type="date" office:date-value="2015-07-06T11:34:25" calcext:value-type="date">
            <text:p>42191.4822337963</text:p>
          </table:table-cell>
          <table:table-cell office:value-type="time" office:time-value="PT00H01M51S" calcext:value-type="time">
            <text:p>0.00128472222222222</text:p>
          </table:table-cell>
          <table:table-cell office:value-type="date" office:date-value="2015-07-06T11:36:16" calcext:value-type="date">
            <text:p>42191.483518518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5</text:p>
          </table:table-cell>
          <table:table-cell office:value-type="string" calcext:value-type="string">
            <text:p>12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34:26" calcext:value-type="date">
            <text:p>42191.4822453704</text:p>
          </table:table-cell>
          <table:table-cell office:value-type="date" office:date-value="2015-07-06T11:34:27" calcext:value-type="date">
            <text:p>42191.4822569444</text:p>
          </table:table-cell>
          <table:table-cell office:value-type="date" office:date-value="2015-07-06T11:34:26" calcext:value-type="date">
            <text:p>42191.4822453704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4:58" calcext:value-type="date">
            <text:p>42191.48261574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8-19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82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4:27" calcext:value-type="date">
            <text:p>42191.4822569444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4:58" calcext:value-type="date">
            <text:p>42191.48261574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4:27" calcext:value-type="date">
            <text:p>42191.4822569444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4:57" calcext:value-type="date">
            <text:p>42191.4826041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8-19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34:28" calcext:value-type="date">
            <text:p>42191.4822685185</text:p>
          </table:table-cell>
          <table:table-cell office:value-type="date" office:date-value="2015-07-06T11:34:29" calcext:value-type="date">
            <text:p>42191.4822800926</text:p>
          </table:table-cell>
          <table:table-cell office:value-type="date" office:date-value="2015-07-06T11:34:28" calcext:value-type="date">
            <text:p>42191.4822685185</text:p>
          </table:table-cell>
          <table:table-cell office:value-type="time" office:time-value="PT00H02M00S" calcext:value-type="time">
            <text:p>0.00138888888888889</text:p>
          </table:table-cell>
          <table:table-cell office:value-type="date" office:date-value="2015-07-06T11:36:29" calcext:value-type="date">
            <text:p>42191.48366898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83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4:29" calcext:value-type="date">
            <text:p>42191.4822800926</text:p>
          </table:table-cell>
          <table:table-cell office:value-type="time" office:time-value="PT00H02M00S" calcext:value-type="time">
            <text:p>0.00138888888888889</text:p>
          </table:table-cell>
          <table:table-cell office:value-type="date" office:date-value="2015-07-06T11:36:29" calcext:value-type="date">
            <text:p>42191.48366898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52S" calcext:value-type="time">
            <text:p>0.0110185185185185</text:p>
          </table:table-cell>
          <table:table-cell table:number-columns-repeated="3" office:value-type="date" office:date-value="2015-07-06T11:34:29" calcext:value-type="date">
            <text:p>42191.4822800926</text:p>
          </table:table-cell>
          <table:table-cell office:value-type="time" office:time-value="PT00H01M59S" calcext:value-type="time">
            <text:p>0.00137731481481481</text:p>
          </table:table-cell>
          <table:table-cell office:value-type="date" office:date-value="2015-07-06T11:36:28" calcext:value-type="date">
            <text:p>42191.48365740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4:33" calcext:value-type="date">
            <text:p>42191.4823263889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4:56" calcext:value-type="date">
            <text:p>42191.48259259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84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4:33" calcext:value-type="date">
            <text:p>42191.4823263889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4:56" calcext:value-type="date">
            <text:p>42191.48259259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4:33" calcext:value-type="date">
            <text:p>42191.4823263889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4:55" calcext:value-type="date">
            <text:p>42191.48258101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4:46" calcext:value-type="date">
            <text:p>42191.4824768519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5:17" calcext:value-type="date">
            <text:p>42191.48283564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9</text:p>
          </table:table-cell>
          <table:table-cell office:value-type="string" calcext:value-type="string">
            <text:p>15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85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4:46" calcext:value-type="date">
            <text:p>42191.4824768519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5:17" calcext:value-type="date">
            <text:p>42191.48283564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4:46" calcext:value-type="date">
            <text:p>42191.4824768519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5:16" calcext:value-type="date">
            <text:p>42191.48282407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9</text:p>
          </table:table-cell>
          <table:table-cell office:value-type="string" calcext:value-type="string">
            <text:p>15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4:49" calcext:value-type="date">
            <text:p>42191.4825115741</text:p>
          </table:table-cell>
          <table:table-cell office:value-type="date" office:date-value="2015-07-06T11:34:50" calcext:value-type="date">
            <text:p>42191.4825231481</text:p>
          </table:table-cell>
          <table:table-cell office:value-type="date" office:date-value="2015-07-06T11:34:49" calcext:value-type="date">
            <text:p>42191.4825115741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5:14" calcext:value-type="date">
            <text:p>42191.48280092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86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4:50" calcext:value-type="date">
            <text:p>42191.4825231481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5:14" calcext:value-type="date">
            <text:p>42191.48280092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4:50" calcext:value-type="date">
            <text:p>42191.4825231481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5:13" calcext:value-type="date">
            <text:p>42191.48278935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4:54" calcext:value-type="date">
            <text:p>42191.4825694444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5:18" calcext:value-type="date">
            <text:p>42191.48284722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87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4:54" calcext:value-type="date">
            <text:p>42191.4825694444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5:18" calcext:value-type="date">
            <text:p>42191.48284722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4:55" calcext:value-type="date">
            <text:p>42191.4825810185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5:17" calcext:value-type="date">
            <text:p>42191.48283564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table:number-columns-repeated="3" office:value-type="date" office:date-value="2015-07-06T11:34:56" calcext:value-type="date">
            <text:p>42191.4825925926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35:39" calcext:value-type="date">
            <text:p>42191.483090277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2</text:p>
          </table:table-cell>
          <table:table-cell office:value-type="string" calcext:value-type="string">
            <text:p>13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88.batch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table:number-columns-repeated="3" office:value-type="date" office:date-value="2015-07-06T11:34:56" calcext:value-type="date">
            <text:p>42191.4825925926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35:39" calcext:value-type="date">
            <text:p>42191.483090277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5M43S" calcext:value-type="time">
            <text:p>0.0109143518518519</text:p>
          </table:table-cell>
          <table:table-cell table:number-columns-repeated="3" office:value-type="date" office:date-value="2015-07-06T11:34:57" calcext:value-type="date">
            <text:p>42191.4826041667</text:p>
          </table:table-cell>
          <table:table-cell office:value-type="time" office:time-value="PT00H00M41S" calcext:value-type="time">
            <text:p>0.000474537037037037</text:p>
          </table:table-cell>
          <table:table-cell office:value-type="date" office:date-value="2015-07-06T11:35:38" calcext:value-type="date">
            <text:p>42191.48307870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2</text:p>
          </table:table-cell>
          <table:table-cell office:value-type="string" calcext:value-type="string">
            <text:p>13]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5:04" calcext:value-type="date">
            <text:p>42191.4826851852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5:28" calcext:value-type="date">
            <text:p>42191.4829629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89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5:04" calcext:value-type="date">
            <text:p>42191.4826851852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5:28" calcext:value-type="date">
            <text:p>42191.4829629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5:05" calcext:value-type="date">
            <text:p>42191.4826967593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5:27" calcext:value-type="date">
            <text:p>42191.48295138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5:10" calcext:value-type="date">
            <text:p>42191.4827546296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5:41" calcext:value-type="date">
            <text:p>42191.48311342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8-19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90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5:10" calcext:value-type="date">
            <text:p>42191.4827546296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5:41" calcext:value-type="date">
            <text:p>42191.48311342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5:10" calcext:value-type="date">
            <text:p>42191.4827546296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5:40" calcext:value-type="date">
            <text:p>42191.48310185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8-19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5:13" calcext:value-type="date">
            <text:p>42191.4827893519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5:45" calcext:value-type="date">
            <text:p>42191.48315972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4</text:p>
          </table:table-cell>
          <table:table-cell office:value-type="string" calcext:value-type="string">
            <text:p>6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91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5:13" calcext:value-type="date">
            <text:p>42191.4827893519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5:45" calcext:value-type="date">
            <text:p>42191.48315972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5:13" calcext:value-type="date">
            <text:p>42191.4827893519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5:44" calcext:value-type="date">
            <text:p>42191.48314814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4</text:p>
          </table:table-cell>
          <table:table-cell office:value-type="string" calcext:value-type="string">
            <text:p>6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7M38S" calcext:value-type="time">
            <text:p>0.0400231481481482</text:p>
          </table:table-cell>
          <table:table-cell table:number-columns-repeated="3" office:value-type="date" office:date-value="2015-07-06T11:35:16" calcext:value-type="date">
            <text:p>42191.4828240741</text:p>
          </table:table-cell>
          <table:table-cell office:value-type="time" office:time-value="PT00H01M31S" calcext:value-type="time">
            <text:p>0.00105324074074074</text:p>
          </table:table-cell>
          <table:table-cell office:value-type="date" office:date-value="2015-07-06T11:36:47" calcext:value-type="date">
            <text:p>42191.483877314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[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]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2.batch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7M38S" calcext:value-type="time">
            <text:p>0.0400231481481482</text:p>
          </table:table-cell>
          <table:table-cell table:number-columns-repeated="3" office:value-type="date" office:date-value="2015-07-06T11:35:16" calcext:value-type="date">
            <text:p>42191.4828240741</text:p>
          </table:table-cell>
          <table:table-cell office:value-type="time" office:time-value="PT00H01M31S" calcext:value-type="time">
            <text:p>0.00105324074074074</text:p>
          </table:table-cell>
          <table:table-cell office:value-type="date" office:date-value="2015-07-06T11:36:47" calcext:value-type="date">
            <text:p>42191.483877314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7M00S" calcext:value-type="time">
            <text:p>0.0395833333333333</text:p>
          </table:table-cell>
          <table:table-cell table:number-columns-repeated="3" office:value-type="date" office:date-value="2015-07-06T11:35:16" calcext:value-type="date">
            <text:p>42191.4828240741</text:p>
          </table:table-cell>
          <table:table-cell office:value-type="time" office:time-value="PT00H01M30S" calcext:value-type="time">
            <text:p>0.00104166666666667</text:p>
          </table:table-cell>
          <table:table-cell office:value-type="date" office:date-value="2015-07-06T11:36:46" calcext:value-type="date">
            <text:p>42191.483865740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[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]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5:22" calcext:value-type="date">
            <text:p>42191.4828935185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5:54" calcext:value-type="date">
            <text:p>42191.483263888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7</text:p>
          </table:table-cell>
          <table:table-cell office:value-type="string" calcext:value-type="string">
            <text:p>9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93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5:22" calcext:value-type="date">
            <text:p>42191.4828935185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5:54" calcext:value-type="date">
            <text:p>42191.483263888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5:23" calcext:value-type="date">
            <text:p>42191.4829050926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5:53" calcext:value-type="date">
            <text:p>42191.48325231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7</text:p>
          </table:table-cell>
          <table:table-cell office:value-type="string" calcext:value-type="string">
            <text:p>9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35:24" calcext:value-type="date">
            <text:p>42191.4829166667</text:p>
          </table:table-cell>
          <table:table-cell office:value-type="date" office:date-value="2015-07-06T11:35:25" calcext:value-type="date">
            <text:p>42191.4829282407</text:p>
          </table:table-cell>
          <table:table-cell office:value-type="date" office:date-value="2015-07-06T11:35:24" calcext:value-type="date">
            <text:p>42191.4829166667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5:57" calcext:value-type="date">
            <text:p>42191.4832986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0-11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94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5:25" calcext:value-type="date">
            <text:p>42191.4829282407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5:57" calcext:value-type="date">
            <text:p>42191.4832986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5:26" calcext:value-type="date">
            <text:p>42191.4829398148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5:56" calcext:value-type="date">
            <text:p>42191.4832870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0-11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5:28" calcext:value-type="date">
            <text:p>42191.482962963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7:29" calcext:value-type="date">
            <text:p>42191.48436342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95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5:28" calcext:value-type="date">
            <text:p>42191.482962963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7:29" calcext:value-type="date">
            <text:p>42191.48436342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5:28" calcext:value-type="date">
            <text:p>42191.482962963</text:p>
          </table:table-cell>
          <table:table-cell office:value-type="time" office:time-value="PT00H02M00S" calcext:value-type="time">
            <text:p>0.00138888888888889</text:p>
          </table:table-cell>
          <table:table-cell office:value-type="date" office:date-value="2015-07-06T11:37:28" calcext:value-type="date">
            <text:p>42191.48435185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5:31" calcext:value-type="date">
            <text:p>42191.4829976852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5:55" calcext:value-type="date">
            <text:p>42191.4832754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96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5:31" calcext:value-type="date">
            <text:p>42191.4829976852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5:55" calcext:value-type="date">
            <text:p>42191.4832754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5:31" calcext:value-type="date">
            <text:p>42191.4829976852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5:54" calcext:value-type="date">
            <text:p>42191.48326388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5:35" calcext:value-type="date">
            <text:p>42191.4830439815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5:59" calcext:value-type="date">
            <text:p>42191.4833217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97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5:35" calcext:value-type="date">
            <text:p>42191.4830439815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5:59" calcext:value-type="date">
            <text:p>42191.4833217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5:36" calcext:value-type="date">
            <text:p>42191.4830555556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5:58" calcext:value-type="date">
            <text:p>42191.4833101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office:value-type="date" office:date-value="2015-07-06T11:35:49" calcext:value-type="date">
            <text:p>42191.4832060185</text:p>
          </table:table-cell>
          <table:table-cell office:value-type="date" office:date-value="2015-07-06T11:35:50" calcext:value-type="date">
            <text:p>42191.4832175926</text:p>
          </table:table-cell>
          <table:table-cell office:value-type="date" office:date-value="2015-07-06T11:35:49" calcext:value-type="date">
            <text:p>42191.4832060185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7:51" calcext:value-type="date">
            <text:p>42191.48461805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98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5:50" calcext:value-type="date">
            <text:p>42191.4832175926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7:51" calcext:value-type="date">
            <text:p>42191.48461805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52S" calcext:value-type="time">
            <text:p>0.0110185185185185</text:p>
          </table:table-cell>
          <table:table-cell table:number-columns-repeated="3" office:value-type="date" office:date-value="2015-07-06T11:35:51" calcext:value-type="date">
            <text:p>42191.4832291667</text:p>
          </table:table-cell>
          <table:table-cell office:value-type="time" office:time-value="PT00H01M59S" calcext:value-type="time">
            <text:p>0.00137731481481481</text:p>
          </table:table-cell>
          <table:table-cell office:value-type="date" office:date-value="2015-07-06T11:37:50" calcext:value-type="date">
            <text:p>42191.48460648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120" calcext:value-type="float">
            <text:p>120</text:p>
          </table:table-cell>
          <table:table-cell office:value-type="time" office:time-value="PT01H32M00S" calcext:value-type="time">
            <text:p>0.0638888888888889</text:p>
          </table:table-cell>
          <table:table-cell table:number-columns-repeated="3" office:value-type="date" office:date-value="2015-07-06T11:35:53" calcext:value-type="date">
            <text:p>42191.4832523148</text:p>
          </table:table-cell>
          <table:table-cell office:value-type="time" office:time-value="PT00H00M46S" calcext:value-type="time">
            <text:p>0.000532407407407407</text:p>
          </table:table-cell>
          <table:table-cell office:value-type="date" office:date-value="2015-07-06T11:36:39" calcext:value-type="date">
            <text:p>42191.483784722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[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9.batch</text:p>
          </table:table-cell>
          <table:table-cell office:value-type="float" office:value="120" calcext:value-type="float">
            <text:p>120</text:p>
          </table:table-cell>
          <table:table-cell office:value-type="time" office:time-value="PT01H32M00S" calcext:value-type="time">
            <text:p>0.0638888888888889</text:p>
          </table:table-cell>
          <table:table-cell table:number-columns-repeated="3" office:value-type="date" office:date-value="2015-07-06T11:35:53" calcext:value-type="date">
            <text:p>42191.4832523148</text:p>
          </table:table-cell>
          <table:table-cell office:value-type="time" office:time-value="PT00H00M46S" calcext:value-type="time">
            <text:p>0.000532407407407407</text:p>
          </table:table-cell>
          <table:table-cell office:value-type="date" office:date-value="2015-07-06T11:36:39" calcext:value-type="date">
            <text:p>42191.483784722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120" calcext:value-type="float">
            <text:p>120</text:p>
          </table:table-cell>
          <table:table-cell office:value-type="time" office:time-value="PT01H30M00S" calcext:value-type="time">
            <text:p>0.0625</text:p>
          </table:table-cell>
          <table:table-cell table:number-columns-repeated="3" office:value-type="date" office:date-value="2015-07-06T11:35:53" calcext:value-type="date">
            <text:p>42191.4832523148</text:p>
          </table:table-cell>
          <table:table-cell office:value-type="time" office:time-value="PT00H00M45S" calcext:value-type="time">
            <text:p>0.000520833333333333</text:p>
          </table:table-cell>
          <table:table-cell office:value-type="date" office:date-value="2015-07-06T11:36:38" calcext:value-type="date">
            <text:p>42191.483773148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[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5:56" calcext:value-type="date">
            <text:p>42191.483287037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7:57" calcext:value-type="date">
            <text:p>42191.48468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00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5:56" calcext:value-type="date">
            <text:p>42191.483287037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7:57" calcext:value-type="date">
            <text:p>42191.48468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5:56" calcext:value-type="date">
            <text:p>42191.483287037</text:p>
          </table:table-cell>
          <table:table-cell office:value-type="time" office:time-value="PT00H02M00S" calcext:value-type="time">
            <text:p>0.00138888888888889</text:p>
          </table:table-cell>
          <table:table-cell office:value-type="date" office:date-value="2015-07-06T11:37:56" calcext:value-type="date">
            <text:p>42191.48467592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35:58" calcext:value-type="date">
            <text:p>42191.4833101852</text:p>
          </table:table-cell>
          <table:table-cell office:value-type="date" office:date-value="2015-07-06T11:35:59" calcext:value-type="date">
            <text:p>42191.4833217593</text:p>
          </table:table-cell>
          <table:table-cell office:value-type="date" office:date-value="2015-07-06T11:35:58" calcext:value-type="date">
            <text:p>42191.4833101852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7:01" calcext:value-type="date">
            <text:p>42191.48403935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01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5:59" calcext:value-type="date">
            <text:p>42191.4833217593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7:01" calcext:value-type="date">
            <text:p>42191.48403935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35:59" calcext:value-type="date">
            <text:p>42191.4833217593</text:p>
          </table:table-cell>
          <table:table-cell office:value-type="time" office:time-value="PT00H01M01S" calcext:value-type="time">
            <text:p>0.000706018518518518</text:p>
          </table:table-cell>
          <table:table-cell office:value-type="date" office:date-value="2015-07-06T11:37:00" calcext:value-type="date">
            <text:p>42191.48402777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6:02" calcext:value-type="date">
            <text:p>42191.4833564815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6:26" calcext:value-type="date">
            <text:p>42191.4836342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02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6:02" calcext:value-type="date">
            <text:p>42191.4833564815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6:26" calcext:value-type="date">
            <text:p>42191.4836342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6:03" calcext:value-type="date">
            <text:p>42191.4833680556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6:25" calcext:value-type="date">
            <text:p>42191.4836226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6:06" calcext:value-type="date">
            <text:p>42191.4834027778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6:38" calcext:value-type="date">
            <text:p>42191.483773148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7</text:p>
          </table:table-cell>
          <table:table-cell office:value-type="string" calcext:value-type="string">
            <text:p>9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03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6:06" calcext:value-type="date">
            <text:p>42191.4834027778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6:38" calcext:value-type="date">
            <text:p>42191.483773148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6:07" calcext:value-type="date">
            <text:p>42191.4834143519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6:37" calcext:value-type="date">
            <text:p>42191.48376157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7</text:p>
          </table:table-cell>
          <table:table-cell office:value-type="string" calcext:value-type="string">
            <text:p>9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6M30S" calcext:value-type="time">
            <text:p>0.0392361111111111</text:p>
          </table:table-cell>
          <table:table-cell office:value-type="date" office:date-value="2015-07-06T11:36:09" calcext:value-type="date">
            <text:p>42191.4834375</text:p>
          </table:table-cell>
          <table:table-cell office:value-type="date" office:date-value="2015-07-06T11:36:10" calcext:value-type="date">
            <text:p>42191.4834490741</text:p>
          </table:table-cell>
          <table:table-cell office:value-type="date" office:date-value="2015-07-06T11:36:09" calcext:value-type="date">
            <text:p>42191.4834375</text:p>
          </table:table-cell>
          <table:table-cell office:value-type="time" office:time-value="PT00H01M53S" calcext:value-type="time">
            <text:p>0.00130787037037037</text:p>
          </table:table-cell>
          <table:table-cell office:value-type="date" office:date-value="2015-07-06T11:38:03" calcext:value-type="date">
            <text:p>42191.48475694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0-11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04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6M30S" calcext:value-type="time">
            <text:p>0.0392361111111111</text:p>
          </table:table-cell>
          <table:table-cell table:number-columns-repeated="3" office:value-type="date" office:date-value="2015-07-06T11:36:10" calcext:value-type="date">
            <text:p>42191.4834490741</text:p>
          </table:table-cell>
          <table:table-cell office:value-type="time" office:time-value="PT00H01M53S" calcext:value-type="time">
            <text:p>0.00130787037037037</text:p>
          </table:table-cell>
          <table:table-cell office:value-type="date" office:date-value="2015-07-06T11:38:03" calcext:value-type="date">
            <text:p>42191.48475694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6M00S" calcext:value-type="time">
            <text:p>0.0388888888888889</text:p>
          </table:table-cell>
          <table:table-cell table:number-columns-repeated="3" office:value-type="date" office:date-value="2015-07-06T11:36:10" calcext:value-type="date">
            <text:p>42191.4834490741</text:p>
          </table:table-cell>
          <table:table-cell office:value-type="time" office:time-value="PT00H01M52S" calcext:value-type="time">
            <text:p>0.0012962962962963</text:p>
          </table:table-cell>
          <table:table-cell office:value-type="date" office:date-value="2015-07-06T11:38:02" calcext:value-type="date">
            <text:p>42191.484745370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0-11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15S" calcext:value-type="time">
            <text:p>0.00503472222222222</text:p>
          </table:table-cell>
          <table:table-cell table:number-columns-repeated="3" office:value-type="date" office:date-value="2015-07-06T11:36:13" calcext:value-type="date">
            <text:p>42191.4834837963</text:p>
          </table:table-cell>
          <table:table-cell office:value-type="time" office:time-value="PT00H00M29S" calcext:value-type="time">
            <text:p>0.000335648148148148</text:p>
          </table:table-cell>
          <table:table-cell office:value-type="date" office:date-value="2015-07-06T11:36:42" calcext:value-type="date">
            <text:p>42191.48381944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05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15S" calcext:value-type="time">
            <text:p>0.00503472222222222</text:p>
          </table:table-cell>
          <table:table-cell table:number-columns-repeated="3" office:value-type="date" office:date-value="2015-07-06T11:36:13" calcext:value-type="date">
            <text:p>42191.4834837963</text:p>
          </table:table-cell>
          <table:table-cell office:value-type="time" office:time-value="PT00H00M29S" calcext:value-type="time">
            <text:p>0.000335648148148148</text:p>
          </table:table-cell>
          <table:table-cell office:value-type="date" office:date-value="2015-07-06T11:36:42" calcext:value-type="date">
            <text:p>42191.48381944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00S" calcext:value-type="time">
            <text:p>0.00486111111111111</text:p>
          </table:table-cell>
          <table:table-cell table:number-columns-repeated="3" office:value-type="date" office:date-value="2015-07-06T11:36:13" calcext:value-type="date">
            <text:p>42191.4834837963</text:p>
          </table:table-cell>
          <table:table-cell office:value-type="time" office:time-value="PT00H00M28S" calcext:value-type="time">
            <text:p>0.000324074074074074</text:p>
          </table:table-cell>
          <table:table-cell office:value-type="date" office:date-value="2015-07-06T11:36:41" calcext:value-type="date">
            <text:p>42191.48380787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9M00S" calcext:value-type="time">
            <text:p>0.0270833333333333</text:p>
          </table:table-cell>
          <table:table-cell table:number-columns-repeated="3" office:value-type="date" office:date-value="2015-07-06T11:36:20" calcext:value-type="date">
            <text:p>42191.4835648148</text:p>
          </table:table-cell>
          <table:table-cell office:value-type="time" office:time-value="PT00H02M36S" calcext:value-type="time">
            <text:p>0.00180555555555556</text:p>
          </table:table-cell>
          <table:table-cell office:value-type="date" office:date-value="2015-07-06T11:38:56" calcext:value-type="date">
            <text:p>42191.48537037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06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9M00S" calcext:value-type="time">
            <text:p>0.0270833333333333</text:p>
          </table:table-cell>
          <table:table-cell table:number-columns-repeated="3" office:value-type="date" office:date-value="2015-07-06T11:36:20" calcext:value-type="date">
            <text:p>42191.4835648148</text:p>
          </table:table-cell>
          <table:table-cell office:value-type="time" office:time-value="PT00H02M36S" calcext:value-type="time">
            <text:p>0.00180555555555556</text:p>
          </table:table-cell>
          <table:table-cell office:value-type="date" office:date-value="2015-07-06T11:38:56" calcext:value-type="date">
            <text:p>42191.48537037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8M30S" calcext:value-type="time">
            <text:p>0.0267361111111111</text:p>
          </table:table-cell>
          <table:table-cell table:number-columns-repeated="3" office:value-type="date" office:date-value="2015-07-06T11:36:21" calcext:value-type="date">
            <text:p>42191.4835763889</text:p>
          </table:table-cell>
          <table:table-cell office:value-type="time" office:time-value="PT00H02M34S" calcext:value-type="time">
            <text:p>0.00178240740740741</text:p>
          </table:table-cell>
          <table:table-cell office:value-type="date" office:date-value="2015-07-06T11:38:55" calcext:value-type="date">
            <text:p>42191.48535879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6:29" calcext:value-type="date">
            <text:p>42191.4836689815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6:53" calcext:value-type="date">
            <text:p>42191.4839467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07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6:29" calcext:value-type="date">
            <text:p>42191.4836689815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6:53" calcext:value-type="date">
            <text:p>42191.4839467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6:30" calcext:value-type="date">
            <text:p>42191.4836805556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6:52" calcext:value-type="date">
            <text:p>42191.4839351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6:32" calcext:value-type="date">
            <text:p>42191.483703703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6:56" calcext:value-type="date">
            <text:p>42191.48398148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08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6:32" calcext:value-type="date">
            <text:p>42191.483703703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6:56" calcext:value-type="date">
            <text:p>42191.48398148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6:33" calcext:value-type="date">
            <text:p>42191.4837152778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6:55" calcext:value-type="date">
            <text:p>42191.48396990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36:35" calcext:value-type="date">
            <text:p>42191.4837384259</text:p>
          </table:table-cell>
          <table:table-cell office:value-type="date" office:date-value="2015-07-06T11:36:36" calcext:value-type="date">
            <text:p>42191.48375</text:p>
          </table:table-cell>
          <table:table-cell office:value-type="date" office:date-value="2015-07-06T11:36:35" calcext:value-type="date">
            <text:p>42191.4837384259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7:08" calcext:value-type="date">
            <text:p>42191.484120370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5</text:p>
          </table:table-cell>
          <table:table-cell office:value-type="string" calcext:value-type="string">
            <text:p>12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09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6:36" calcext:value-type="date">
            <text:p>42191.48375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7:08" calcext:value-type="date">
            <text:p>42191.484120370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6:36" calcext:value-type="date">
            <text:p>42191.48375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7:07" calcext:value-type="date">
            <text:p>42191.48410879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5</text:p>
          </table:table-cell>
          <table:table-cell office:value-type="string" calcext:value-type="string">
            <text:p>12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6M30S" calcext:value-type="time">
            <text:p>0.0392361111111111</text:p>
          </table:table-cell>
          <table:table-cell table:number-columns-repeated="3" office:value-type="date" office:date-value="2015-07-06T11:36:40" calcext:value-type="date">
            <text:p>42191.4837962963</text:p>
          </table:table-cell>
          <table:table-cell office:value-type="time" office:time-value="PT00H01M53S" calcext:value-type="time">
            <text:p>0.00130787037037037</text:p>
          </table:table-cell>
          <table:table-cell office:value-type="date" office:date-value="2015-07-06T11:38:33" calcext:value-type="date">
            <text:p>42191.4851041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4</text:p>
          </table:table-cell>
          <table:table-cell office:value-type="string" calcext:value-type="string">
            <text:p>6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10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6M30S" calcext:value-type="time">
            <text:p>0.0392361111111111</text:p>
          </table:table-cell>
          <table:table-cell table:number-columns-repeated="3" office:value-type="date" office:date-value="2015-07-06T11:36:40" calcext:value-type="date">
            <text:p>42191.4837962963</text:p>
          </table:table-cell>
          <table:table-cell office:value-type="time" office:time-value="PT00H01M53S" calcext:value-type="time">
            <text:p>0.00130787037037037</text:p>
          </table:table-cell>
          <table:table-cell office:value-type="date" office:date-value="2015-07-06T11:38:33" calcext:value-type="date">
            <text:p>42191.4851041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6M00S" calcext:value-type="time">
            <text:p>0.0388888888888889</text:p>
          </table:table-cell>
          <table:table-cell table:number-columns-repeated="3" office:value-type="date" office:date-value="2015-07-06T11:36:40" calcext:value-type="date">
            <text:p>42191.4837962963</text:p>
          </table:table-cell>
          <table:table-cell office:value-type="time" office:time-value="PT00H01M52S" calcext:value-type="time">
            <text:p>0.0012962962962963</text:p>
          </table:table-cell>
          <table:table-cell office:value-type="date" office:date-value="2015-07-06T11:38:32" calcext:value-type="date">
            <text:p>42191.48509259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4</text:p>
          </table:table-cell>
          <table:table-cell office:value-type="string" calcext:value-type="string">
            <text:p>6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6:44" calcext:value-type="date">
            <text:p>42191.4838425926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7:08" calcext:value-type="date">
            <text:p>42191.48412037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11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6:44" calcext:value-type="date">
            <text:p>42191.4838425926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7:08" calcext:value-type="date">
            <text:p>42191.48412037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6:44" calcext:value-type="date">
            <text:p>42191.4838425926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7:07" calcext:value-type="date">
            <text:p>42191.48410879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6:47" calcext:value-type="date">
            <text:p>42191.4838773148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7:49" calcext:value-type="date">
            <text:p>42191.48459490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12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6:47" calcext:value-type="date">
            <text:p>42191.4838773148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7:49" calcext:value-type="date">
            <text:p>42191.48459490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36:47" calcext:value-type="date">
            <text:p>42191.4838773148</text:p>
          </table:table-cell>
          <table:table-cell office:value-type="time" office:time-value="PT00H01M01S" calcext:value-type="time">
            <text:p>0.000706018518518518</text:p>
          </table:table-cell>
          <table:table-cell office:value-type="date" office:date-value="2015-07-06T11:37:48" calcext:value-type="date">
            <text:p>42191.4845833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table:number-columns-repeated="3" office:value-type="date" office:date-value="2015-07-06T11:36:51" calcext:value-type="date">
            <text:p>42191.4839236111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37:08" calcext:value-type="date">
            <text:p>42191.484120370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7-9</text:p>
          </table:table-cell>
          <table:table-cell office:value-type="string" calcext:value-type="string">
            <text:p>13]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13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table:number-columns-repeated="3" office:value-type="date" office:date-value="2015-07-06T11:36:51" calcext:value-type="date">
            <text:p>42191.4839236111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37:08" calcext:value-type="date">
            <text:p>42191.484120370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6:52" calcext:value-type="date">
            <text:p>42191.4839351852</text:p>
          </table:table-cell>
          <table:table-cell office:value-type="time" office:time-value="PT00H00M15S" calcext:value-type="time">
            <text:p>0.000173611111111111</text:p>
          </table:table-cell>
          <table:table-cell office:value-type="date" office:date-value="2015-07-06T11:37:07" calcext:value-type="date">
            <text:p>42191.48410879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7-9</text:p>
          </table:table-cell>
          <table:table-cell office:value-type="string" calcext:value-type="string">
            <text:p>13]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6:54" calcext:value-type="date">
            <text:p>42191.4839583333</text:p>
          </table:table-cell>
          <table:table-cell office:value-type="date" office:date-value="2015-07-06T11:36:55" calcext:value-type="date">
            <text:p>42191.4839699074</text:p>
          </table:table-cell>
          <table:table-cell office:value-type="date" office:date-value="2015-07-06T11:36:54" calcext:value-type="date">
            <text:p>42191.4839583333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7:19" calcext:value-type="date">
            <text:p>42191.4842476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14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6:55" calcext:value-type="date">
            <text:p>42191.4839699074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7:19" calcext:value-type="date">
            <text:p>42191.4842476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6:55" calcext:value-type="date">
            <text:p>42191.4839699074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7:18" calcext:value-type="date">
            <text:p>42191.48423611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36:57" calcext:value-type="date">
            <text:p>42191.4839930556</text:p>
          </table:table-cell>
          <table:table-cell office:value-type="date" office:date-value="2015-07-06T11:36:58" calcext:value-type="date">
            <text:p>42191.4840046296</text:p>
          </table:table-cell>
          <table:table-cell office:value-type="date" office:date-value="2015-07-06T11:36:57" calcext:value-type="date">
            <text:p>42191.4839930556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7:30" calcext:value-type="date">
            <text:p>42191.4843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4</text:p>
          </table:table-cell>
          <table:table-cell office:value-type="string" calcext:value-type="string">
            <text:p>16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15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6:58" calcext:value-type="date">
            <text:p>42191.4840046296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7:30" calcext:value-type="date">
            <text:p>42191.4843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6:58" calcext:value-type="date">
            <text:p>42191.4840046296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7:29" calcext:value-type="date">
            <text:p>42191.48436342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4</text:p>
          </table:table-cell>
          <table:table-cell office:value-type="string" calcext:value-type="string">
            <text:p>16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37:00" calcext:value-type="date">
            <text:p>42191.4840277778</text:p>
          </table:table-cell>
          <table:table-cell office:value-type="date" office:date-value="2015-07-06T11:37:01" calcext:value-type="date">
            <text:p>42191.4840393519</text:p>
          </table:table-cell>
          <table:table-cell office:value-type="date" office:date-value="2015-07-06T11:37:00" calcext:value-type="date">
            <text:p>42191.4840277778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7:33" calcext:value-type="date">
            <text:p>42191.48440972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3</text:p>
          </table:table-cell>
          <table:table-cell office:value-type="string" calcext:value-type="string">
            <text:p>17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16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7:01" calcext:value-type="date">
            <text:p>42191.4840393519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7:33" calcext:value-type="date">
            <text:p>42191.48440972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7:01" calcext:value-type="date">
            <text:p>42191.4840393519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7:32" calcext:value-type="date">
            <text:p>42191.484398148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3</text:p>
          </table:table-cell>
          <table:table-cell office:value-type="string" calcext:value-type="string">
            <text:p>17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7:04" calcext:value-type="date">
            <text:p>42191.4840740741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7:36" calcext:value-type="date">
            <text:p>42191.48444444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8-19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17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7:04" calcext:value-type="date">
            <text:p>42191.4840740741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7:36" calcext:value-type="date">
            <text:p>42191.48444444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7:05" calcext:value-type="date">
            <text:p>42191.4840856481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7:35" calcext:value-type="date">
            <text:p>42191.484432870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8-19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37:07" calcext:value-type="date">
            <text:p>42191.4841087963</text:p>
          </table:table-cell>
          <table:table-cell office:value-type="date" office:date-value="2015-07-06T11:37:08" calcext:value-type="date">
            <text:p>42191.4841203704</text:p>
          </table:table-cell>
          <table:table-cell office:value-type="date" office:date-value="2015-07-06T11:37:07" calcext:value-type="date">
            <text:p>42191.4841087963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7:31" calcext:value-type="date">
            <text:p>42191.4843865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18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7:08" calcext:value-type="date">
            <text:p>42191.4841203704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7:31" calcext:value-type="date">
            <text:p>42191.4843865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7:08" calcext:value-type="date">
            <text:p>42191.4841203704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7:30" calcext:value-type="date">
            <text:p>42191.4843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7:19" calcext:value-type="date">
            <text:p>42191.4842476852</text:p>
          </table:table-cell>
          <table:table-cell office:value-type="date" office:date-value="2015-07-06T11:37:20" calcext:value-type="date">
            <text:p>42191.4842592593</text:p>
          </table:table-cell>
          <table:table-cell office:value-type="date" office:date-value="2015-07-06T11:37:19" calcext:value-type="date">
            <text:p>42191.4842476852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7:44" calcext:value-type="date">
            <text:p>42191.484537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19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7:20" calcext:value-type="date">
            <text:p>42191.4842592593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7:44" calcext:value-type="date">
            <text:p>42191.484537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7:20" calcext:value-type="date">
            <text:p>42191.4842592593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7:43" calcext:value-type="date">
            <text:p>42191.4845254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7:25" calcext:value-type="date">
            <text:p>42191.4843171296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7:57" calcext:value-type="date">
            <text:p>42191.48468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5</text:p>
          </table:table-cell>
          <table:table-cell office:value-type="string" calcext:value-type="string">
            <text:p>7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20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7:25" calcext:value-type="date">
            <text:p>42191.4843171296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7:57" calcext:value-type="date">
            <text:p>42191.48468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7:26" calcext:value-type="date">
            <text:p>42191.4843287037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7:56" calcext:value-type="date">
            <text:p>42191.48467592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5</text:p>
          </table:table-cell>
          <table:table-cell office:value-type="string" calcext:value-type="string">
            <text:p>7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7:29" calcext:value-type="date">
            <text:p>42191.4843634259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7:53" calcext:value-type="date">
            <text:p>42191.4846412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21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7:29" calcext:value-type="date">
            <text:p>42191.4843634259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7:53" calcext:value-type="date">
            <text:p>42191.4846412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7:30" calcext:value-type="date">
            <text:p>42191.484375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7:52" calcext:value-type="date">
            <text:p>42191.4846296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37:35" calcext:value-type="date">
            <text:p>42191.4844328704</text:p>
          </table:table-cell>
          <table:table-cell office:value-type="date" office:date-value="2015-07-06T11:37:36" calcext:value-type="date">
            <text:p>42191.4844444444</text:p>
          </table:table-cell>
          <table:table-cell office:value-type="date" office:date-value="2015-07-06T11:37:35" calcext:value-type="date">
            <text:p>42191.4844328704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7:59" calcext:value-type="date">
            <text:p>42191.48471064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22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7:36" calcext:value-type="date">
            <text:p>42191.4844444444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7:59" calcext:value-type="date">
            <text:p>42191.48471064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7:36" calcext:value-type="date">
            <text:p>42191.4844444444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7:58" calcext:value-type="date">
            <text:p>42191.4846990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37:38" calcext:value-type="date">
            <text:p>42191.4844675926</text:p>
          </table:table-cell>
          <table:table-cell office:value-type="date" office:date-value="2015-07-06T11:37:39" calcext:value-type="date">
            <text:p>42191.4844791667</text:p>
          </table:table-cell>
          <table:table-cell office:value-type="date" office:date-value="2015-07-06T11:37:38" calcext:value-type="date">
            <text:p>42191.4844675926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8:41" calcext:value-type="date">
            <text:p>42191.48519675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23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7:39" calcext:value-type="date">
            <text:p>42191.4844791667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8:41" calcext:value-type="date">
            <text:p>42191.48519675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37:39" calcext:value-type="date">
            <text:p>42191.4844791667</text:p>
          </table:table-cell>
          <table:table-cell office:value-type="time" office:time-value="PT00H01M01S" calcext:value-type="time">
            <text:p>0.000706018518518518</text:p>
          </table:table-cell>
          <table:table-cell office:value-type="date" office:date-value="2015-07-06T11:38:40" calcext:value-type="date">
            <text:p>42191.48518518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7:43" calcext:value-type="date">
            <text:p>42191.484525463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8:15" calcext:value-type="date">
            <text:p>42191.4848958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9</text:p>
          </table:table-cell>
          <table:table-cell office:value-type="string" calcext:value-type="string">
            <text:p>12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24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7:43" calcext:value-type="date">
            <text:p>42191.484525463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8:15" calcext:value-type="date">
            <text:p>42191.4848958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7:43" calcext:value-type="date">
            <text:p>42191.484525463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8:14" calcext:value-type="date">
            <text:p>42191.484884259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9</text:p>
          </table:table-cell>
          <table:table-cell office:value-type="string" calcext:value-type="string">
            <text:p>12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7:47" calcext:value-type="date">
            <text:p>42191.4845717593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8:49" calcext:value-type="date">
            <text:p>42191.48528935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25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7:47" calcext:value-type="date">
            <text:p>42191.4845717593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8:49" calcext:value-type="date">
            <text:p>42191.48528935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7:48" calcext:value-type="date">
            <text:p>42191.4845833333</text:p>
          </table:table-cell>
          <table:table-cell office:value-type="time" office:time-value="PT00H01M00S" calcext:value-type="time">
            <text:p>0.000694444444444444</text:p>
          </table:table-cell>
          <table:table-cell office:value-type="date" office:date-value="2015-07-06T11:38:48" calcext:value-type="date">
            <text:p>42191.48527777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7:49" calcext:value-type="date">
            <text:p>42191.4845949074</text:p>
          </table:table-cell>
          <table:table-cell office:value-type="date" office:date-value="2015-07-06T11:37:50" calcext:value-type="date">
            <text:p>42191.4846064815</text:p>
          </table:table-cell>
          <table:table-cell office:value-type="date" office:date-value="2015-07-06T11:37:49" calcext:value-type="date">
            <text:p>42191.4845949074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8:14" calcext:value-type="date">
            <text:p>42191.4848842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26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7:50" calcext:value-type="date">
            <text:p>42191.4846064815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8:14" calcext:value-type="date">
            <text:p>42191.4848842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7:51" calcext:value-type="date">
            <text:p>42191.4846180556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8:13" calcext:value-type="date">
            <text:p>42191.4848726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7:53" calcext:value-type="date">
            <text:p>42191.4846412037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9:54" calcext:value-type="date">
            <text:p>42191.48604166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27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7:53" calcext:value-type="date">
            <text:p>42191.4846412037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9:54" calcext:value-type="date">
            <text:p>42191.48604166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7:53" calcext:value-type="date">
            <text:p>42191.4846412037</text:p>
          </table:table-cell>
          <table:table-cell office:value-type="time" office:time-value="PT00H02M00S" calcext:value-type="time">
            <text:p>0.00138888888888889</text:p>
          </table:table-cell>
          <table:table-cell office:value-type="date" office:date-value="2015-07-06T11:39:53" calcext:value-type="date">
            <text:p>42191.48603009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office:value-type="date" office:date-value="2015-07-06T11:37:55" calcext:value-type="date">
            <text:p>42191.4846643519</text:p>
          </table:table-cell>
          <table:table-cell office:value-type="date" office:date-value="2015-07-06T11:37:57" calcext:value-type="date">
            <text:p>42191.4846875</text:p>
          </table:table-cell>
          <table:table-cell office:value-type="date" office:date-value="2015-07-06T11:37:55" calcext:value-type="date">
            <text:p>42191.4846643519</text:p>
          </table:table-cell>
          <table:table-cell office:value-type="time" office:time-value="PT00H01M01S" calcext:value-type="time">
            <text:p>0.000706018518518518</text:p>
          </table:table-cell>
          <table:table-cell office:value-type="date" office:date-value="2015-07-06T11:38:58" calcext:value-type="date">
            <text:p>42191.48539351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28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37:57" calcext:value-type="date">
            <text:p>42191.4846875</text:p>
          </table:table-cell>
          <table:table-cell office:value-type="time" office:time-value="PT00H01M01S" calcext:value-type="time">
            <text:p>0.000706018518518518</text:p>
          </table:table-cell>
          <table:table-cell office:value-type="date" office:date-value="2015-07-06T11:38:58" calcext:value-type="date">
            <text:p>42191.48539351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7:57" calcext:value-type="date">
            <text:p>42191.4846875</text:p>
          </table:table-cell>
          <table:table-cell office:value-type="time" office:time-value="PT00H01M00S" calcext:value-type="time">
            <text:p>0.000694444444444444</text:p>
          </table:table-cell>
          <table:table-cell office:value-type="date" office:date-value="2015-07-06T11:38:57" calcext:value-type="date">
            <text:p>42191.48538194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office:value-type="date" office:date-value="2015-07-06T11:38:00" calcext:value-type="date">
            <text:p>42191.4847222222</text:p>
          </table:table-cell>
          <table:table-cell office:value-type="date" office:date-value="2015-07-06T11:38:01" calcext:value-type="date">
            <text:p>42191.4847337963</text:p>
          </table:table-cell>
          <table:table-cell office:value-type="date" office:date-value="2015-07-06T11:38:00" calcext:value-type="date">
            <text:p>42191.4847222222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0:02" calcext:value-type="date">
            <text:p>42191.4861342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29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8:01" calcext:value-type="date">
            <text:p>42191.4847337963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0:02" calcext:value-type="date">
            <text:p>42191.4861342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8:01" calcext:value-type="date">
            <text:p>42191.4847337963</text:p>
          </table:table-cell>
          <table:table-cell office:value-type="time" office:time-value="PT00H02M00S" calcext:value-type="time">
            <text:p>0.00138888888888889</text:p>
          </table:table-cell>
          <table:table-cell office:value-type="date" office:date-value="2015-07-06T11:40:01" calcext:value-type="date">
            <text:p>42191.4861226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38:03" calcext:value-type="date">
            <text:p>42191.4847569444</text:p>
          </table:table-cell>
          <table:table-cell office:value-type="date" office:date-value="2015-07-06T11:38:04" calcext:value-type="date">
            <text:p>42191.4847685185</text:p>
          </table:table-cell>
          <table:table-cell office:value-type="date" office:date-value="2015-07-06T11:38:03" calcext:value-type="date">
            <text:p>42191.4847569444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8:36" calcext:value-type="date">
            <text:p>42191.485138888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5</text:p>
          </table:table-cell>
          <table:table-cell office:value-type="string" calcext:value-type="string">
            <text:p>7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30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8:04" calcext:value-type="date">
            <text:p>42191.4847685185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8:36" calcext:value-type="date">
            <text:p>42191.485138888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8:05" calcext:value-type="date">
            <text:p>42191.4847800926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8:35" calcext:value-type="date">
            <text:p>42191.48512731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5</text:p>
          </table:table-cell>
          <table:table-cell office:value-type="string" calcext:value-type="string">
            <text:p>7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8:09" calcext:value-type="date">
            <text:p>42191.4848263889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8:41" calcext:value-type="date">
            <text:p>42191.485196759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0-11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31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8:09" calcext:value-type="date">
            <text:p>42191.4848263889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8:41" calcext:value-type="date">
            <text:p>42191.485196759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8:10" calcext:value-type="date">
            <text:p>42191.484837963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8:40" calcext:value-type="date">
            <text:p>42191.48518518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0-11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38:11" calcext:value-type="date">
            <text:p>42191.484849537</text:p>
          </table:table-cell>
          <table:table-cell office:value-type="date" office:date-value="2015-07-06T11:38:12" calcext:value-type="date">
            <text:p>42191.4848611111</text:p>
          </table:table-cell>
          <table:table-cell office:value-type="date" office:date-value="2015-07-06T11:38:11" calcext:value-type="date">
            <text:p>42191.484849537</text:p>
          </table:table-cell>
          <table:table-cell office:value-type="time" office:time-value="PT00H00M16S" calcext:value-type="time">
            <text:p>0.000185185185185185</text:p>
          </table:table-cell>
          <table:table-cell office:value-type="date" office:date-value="2015-07-06T11:38:28" calcext:value-type="date">
            <text:p>42191.48504629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4-17]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32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8:12" calcext:value-type="date">
            <text:p>42191.4848611111</text:p>
          </table:table-cell>
          <table:table-cell office:value-type="time" office:time-value="PT00H00M16S" calcext:value-type="time">
            <text:p>0.000185185185185185</text:p>
          </table:table-cell>
          <table:table-cell office:value-type="date" office:date-value="2015-07-06T11:38:28" calcext:value-type="date">
            <text:p>42191.48504629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8:12" calcext:value-type="date">
            <text:p>42191.4848611111</text:p>
          </table:table-cell>
          <table:table-cell office:value-type="time" office:time-value="PT00H00M15S" calcext:value-type="time">
            <text:p>0.000173611111111111</text:p>
          </table:table-cell>
          <table:table-cell office:value-type="date" office:date-value="2015-07-06T11:38:27" calcext:value-type="date">
            <text:p>42191.48503472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4-17]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8:15" calcext:value-type="date">
            <text:p>42191.4848958333</text:p>
          </table:table-cell>
          <table:table-cell office:value-type="date" office:date-value="2015-07-06T11:38:16" calcext:value-type="date">
            <text:p>42191.4849074074</text:p>
          </table:table-cell>
          <table:table-cell office:value-type="date" office:date-value="2015-07-06T11:38:15" calcext:value-type="date">
            <text:p>42191.4848958333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8:40" calcext:value-type="date">
            <text:p>42191.4851851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33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8:16" calcext:value-type="date">
            <text:p>42191.4849074074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8:40" calcext:value-type="date">
            <text:p>42191.4851851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8:16" calcext:value-type="date">
            <text:p>42191.4849074074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8:39" calcext:value-type="date">
            <text:p>42191.48517361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8:20" calcext:value-type="date">
            <text:p>42191.4849537037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0:21" calcext:value-type="date">
            <text:p>42191.48635416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34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8:20" calcext:value-type="date">
            <text:p>42191.4849537037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0:21" calcext:value-type="date">
            <text:p>42191.48635416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8:20" calcext:value-type="date">
            <text:p>42191.4849537037</text:p>
          </table:table-cell>
          <table:table-cell office:value-type="time" office:time-value="PT00H02M00S" calcext:value-type="time">
            <text:p>0.00138888888888889</text:p>
          </table:table-cell>
          <table:table-cell office:value-type="date" office:date-value="2015-07-06T11:40:20" calcext:value-type="date">
            <text:p>42191.48634259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8:27" calcext:value-type="date">
            <text:p>42191.4850347222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9:29" calcext:value-type="date">
            <text:p>42191.48575231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35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8:27" calcext:value-type="date">
            <text:p>42191.4850347222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9:29" calcext:value-type="date">
            <text:p>42191.48575231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8:28" calcext:value-type="date">
            <text:p>42191.4850462963</text:p>
          </table:table-cell>
          <table:table-cell office:value-type="time" office:time-value="PT00H01M00S" calcext:value-type="time">
            <text:p>0.000694444444444444</text:p>
          </table:table-cell>
          <table:table-cell office:value-type="date" office:date-value="2015-07-06T11:39:28" calcext:value-type="date">
            <text:p>42191.48574074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8:30" calcext:value-type="date">
            <text:p>42191.4850694444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0:31" calcext:value-type="date">
            <text:p>42191.48646990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36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8:30" calcext:value-type="date">
            <text:p>42191.4850694444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0:31" calcext:value-type="date">
            <text:p>42191.48646990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52S" calcext:value-type="time">
            <text:p>0.0110185185185185</text:p>
          </table:table-cell>
          <table:table-cell table:number-columns-repeated="3" office:value-type="date" office:date-value="2015-07-06T11:38:31" calcext:value-type="date">
            <text:p>42191.4850810185</text:p>
          </table:table-cell>
          <table:table-cell office:value-type="time" office:time-value="PT00H01M59S" calcext:value-type="time">
            <text:p>0.00137731481481481</text:p>
          </table:table-cell>
          <table:table-cell office:value-type="date" office:date-value="2015-07-06T11:40:30" calcext:value-type="date">
            <text:p>42191.48645833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8M45S" calcext:value-type="time">
            <text:p>0.0269097222222222</text:p>
          </table:table-cell>
          <table:table-cell office:value-type="date" office:date-value="2015-07-06T11:38:33" calcext:value-type="date">
            <text:p>42191.4851041667</text:p>
          </table:table-cell>
          <table:table-cell office:value-type="date" office:date-value="2015-07-06T11:38:34" calcext:value-type="date">
            <text:p>42191.4851157407</text:p>
          </table:table-cell>
          <table:table-cell office:value-type="date" office:date-value="2015-07-06T11:38:33" calcext:value-type="date">
            <text:p>42191.4851041667</text:p>
          </table:table-cell>
          <table:table-cell office:value-type="time" office:time-value="PT00H02M35S" calcext:value-type="time">
            <text:p>0.00179398148148148</text:p>
          </table:table-cell>
          <table:table-cell office:value-type="date" office:date-value="2015-07-06T11:41:09" calcext:value-type="date">
            <text:p>42191.48690972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37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8M45S" calcext:value-type="time">
            <text:p>0.0269097222222222</text:p>
          </table:table-cell>
          <table:table-cell table:number-columns-repeated="3" office:value-type="date" office:date-value="2015-07-06T11:38:34" calcext:value-type="date">
            <text:p>42191.4851157407</text:p>
          </table:table-cell>
          <table:table-cell office:value-type="time" office:time-value="PT00H02M35S" calcext:value-type="time">
            <text:p>0.00179398148148148</text:p>
          </table:table-cell>
          <table:table-cell office:value-type="date" office:date-value="2015-07-06T11:41:09" calcext:value-type="date">
            <text:p>42191.48690972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8M30S" calcext:value-type="time">
            <text:p>0.0267361111111111</text:p>
          </table:table-cell>
          <table:table-cell table:number-columns-repeated="3" office:value-type="date" office:date-value="2015-07-06T11:38:34" calcext:value-type="date">
            <text:p>42191.4851157407</text:p>
          </table:table-cell>
          <table:table-cell office:value-type="time" office:time-value="PT00H02M34S" calcext:value-type="time">
            <text:p>0.00178240740740741</text:p>
          </table:table-cell>
          <table:table-cell office:value-type="date" office:date-value="2015-07-06T11:41:08" calcext:value-type="date">
            <text:p>42191.486898148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38:37" calcext:value-type="date">
            <text:p>42191.485150463</text:p>
          </table:table-cell>
          <table:table-cell office:value-type="date" office:date-value="2015-07-06T11:38:38" calcext:value-type="date">
            <text:p>42191.485162037</text:p>
          </table:table-cell>
          <table:table-cell office:value-type="date" office:date-value="2015-07-06T11:38:37" calcext:value-type="date">
            <text:p>42191.485150463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9:40" calcext:value-type="date">
            <text:p>42191.48587962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38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8:38" calcext:value-type="date">
            <text:p>42191.485162037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9:40" calcext:value-type="date">
            <text:p>42191.48587962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38:38" calcext:value-type="date">
            <text:p>42191.485162037</text:p>
          </table:table-cell>
          <table:table-cell office:value-type="time" office:time-value="PT00H01M01S" calcext:value-type="time">
            <text:p>0.000706018518518518</text:p>
          </table:table-cell>
          <table:table-cell office:value-type="date" office:date-value="2015-07-06T11:39:39" calcext:value-type="date">
            <text:p>42191.48586805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8:41" calcext:value-type="date">
            <text:p>42191.4851967593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9:13" calcext:value-type="date">
            <text:p>42191.485567129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6-7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39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8:41" calcext:value-type="date">
            <text:p>42191.4851967593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9:13" calcext:value-type="date">
            <text:p>42191.485567129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8:41" calcext:value-type="date">
            <text:p>42191.4851967593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9:12" calcext:value-type="date">
            <text:p>42191.485555555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6-7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8:43" calcext:value-type="date">
            <text:p>42191.4852199074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0:44" calcext:value-type="date">
            <text:p>42191.48662037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0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8:43" calcext:value-type="date">
            <text:p>42191.4852199074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0:44" calcext:value-type="date">
            <text:p>42191.48662037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52S" calcext:value-type="time">
            <text:p>0.0110185185185185</text:p>
          </table:table-cell>
          <table:table-cell table:number-columns-repeated="3" office:value-type="date" office:date-value="2015-07-06T11:38:44" calcext:value-type="date">
            <text:p>42191.4852314815</text:p>
          </table:table-cell>
          <table:table-cell office:value-type="time" office:time-value="PT00H01M59S" calcext:value-type="time">
            <text:p>0.00137731481481481</text:p>
          </table:table-cell>
          <table:table-cell office:value-type="date" office:date-value="2015-07-06T11:40:43" calcext:value-type="date">
            <text:p>42191.48660879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8:47" calcext:value-type="date">
            <text:p>42191.485266203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9:11" calcext:value-type="date">
            <text:p>42191.48554398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1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8:47" calcext:value-type="date">
            <text:p>42191.485266203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9:11" calcext:value-type="date">
            <text:p>42191.48554398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8:48" calcext:value-type="date">
            <text:p>42191.4852777778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9:10" calcext:value-type="date">
            <text:p>42191.48553240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38:49" calcext:value-type="date">
            <text:p>42191.4852893519</text:p>
          </table:table-cell>
          <table:table-cell office:value-type="date" office:date-value="2015-07-06T11:38:50" calcext:value-type="date">
            <text:p>42191.4853009259</text:p>
          </table:table-cell>
          <table:table-cell office:value-type="date" office:date-value="2015-07-06T11:38:49" calcext:value-type="date">
            <text:p>42191.4852893519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9:22" calcext:value-type="date">
            <text:p>42191.48567129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8</text:p>
          </table:table-cell>
          <table:table-cell office:value-type="string" calcext:value-type="string">
            <text:p>10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42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8:50" calcext:value-type="date">
            <text:p>42191.4853009259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9:22" calcext:value-type="date">
            <text:p>42191.48567129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8:51" calcext:value-type="date">
            <text:p>42191.4853125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9:21" calcext:value-type="date">
            <text:p>42191.48565972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8</text:p>
          </table:table-cell>
          <table:table-cell office:value-type="string" calcext:value-type="string">
            <text:p>10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38:52" calcext:value-type="date">
            <text:p>42191.4853240741</text:p>
          </table:table-cell>
          <table:table-cell office:value-type="date" office:date-value="2015-07-06T11:38:53" calcext:value-type="date">
            <text:p>42191.4853356482</text:p>
          </table:table-cell>
          <table:table-cell office:value-type="date" office:date-value="2015-07-06T11:38:52" calcext:value-type="date">
            <text:p>42191.4853240741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9:16" calcext:value-type="date">
            <text:p>42191.48560185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3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8:53" calcext:value-type="date">
            <text:p>42191.4853356482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9:16" calcext:value-type="date">
            <text:p>42191.48560185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8:53" calcext:value-type="date">
            <text:p>42191.4853356482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9:15" calcext:value-type="date">
            <text:p>42191.48559027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8:55" calcext:value-type="date">
            <text:p>42191.4853587963</text:p>
          </table:table-cell>
          <table:table-cell office:value-type="date" office:date-value="2015-07-06T11:38:56" calcext:value-type="date">
            <text:p>42191.4853703704</text:p>
          </table:table-cell>
          <table:table-cell office:value-type="date" office:date-value="2015-07-06T11:38:55" calcext:value-type="date">
            <text:p>42191.4853587963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9:20" calcext:value-type="date">
            <text:p>42191.48564814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4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8:56" calcext:value-type="date">
            <text:p>42191.4853703704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9:20" calcext:value-type="date">
            <text:p>42191.48564814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8:56" calcext:value-type="date">
            <text:p>42191.4853703704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9:19" calcext:value-type="date">
            <text:p>42191.4856365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office:value-type="date" office:date-value="2015-07-06T11:38:57" calcext:value-type="date">
            <text:p>42191.4853819445</text:p>
          </table:table-cell>
          <table:table-cell office:value-type="date" office:date-value="2015-07-06T11:38:58" calcext:value-type="date">
            <text:p>42191.4853935185</text:p>
          </table:table-cell>
          <table:table-cell office:value-type="date" office:date-value="2015-07-06T11:38:57" calcext:value-type="date">
            <text:p>42191.4853819445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39:41" calcext:value-type="date">
            <text:p>42191.48589120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0-1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5.batch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table:number-columns-repeated="3" office:value-type="date" office:date-value="2015-07-06T11:38:58" calcext:value-type="date">
            <text:p>42191.4853935185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39:41" calcext:value-type="date">
            <text:p>42191.48589120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5M43S" calcext:value-type="time">
            <text:p>0.0109143518518519</text:p>
          </table:table-cell>
          <table:table-cell table:number-columns-repeated="3" office:value-type="date" office:date-value="2015-07-06T11:38:59" calcext:value-type="date">
            <text:p>42191.4854050926</text:p>
          </table:table-cell>
          <table:table-cell office:value-type="time" office:time-value="PT00H00M41S" calcext:value-type="time">
            <text:p>0.000474537037037037</text:p>
          </table:table-cell>
          <table:table-cell office:value-type="date" office:date-value="2015-07-06T11:39:40" calcext:value-type="date">
            <text:p>42191.48587962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0-1]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9M00S" calcext:value-type="time">
            <text:p>0.0270833333333333</text:p>
          </table:table-cell>
          <table:table-cell table:number-columns-repeated="3" office:value-type="date" office:date-value="2015-07-06T11:39:02" calcext:value-type="date">
            <text:p>42191.4854398148</text:p>
          </table:table-cell>
          <table:table-cell office:value-type="time" office:time-value="PT00H02M36S" calcext:value-type="time">
            <text:p>0.00180555555555556</text:p>
          </table:table-cell>
          <table:table-cell office:value-type="date" office:date-value="2015-07-06T11:41:38" calcext:value-type="date">
            <text:p>42191.48724537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6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9M00S" calcext:value-type="time">
            <text:p>0.0270833333333333</text:p>
          </table:table-cell>
          <table:table-cell table:number-columns-repeated="3" office:value-type="date" office:date-value="2015-07-06T11:39:02" calcext:value-type="date">
            <text:p>42191.4854398148</text:p>
          </table:table-cell>
          <table:table-cell office:value-type="time" office:time-value="PT00H02M36S" calcext:value-type="time">
            <text:p>0.00180555555555556</text:p>
          </table:table-cell>
          <table:table-cell office:value-type="date" office:date-value="2015-07-06T11:41:38" calcext:value-type="date">
            <text:p>42191.48724537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8M30S" calcext:value-type="time">
            <text:p>0.0267361111111111</text:p>
          </table:table-cell>
          <table:table-cell table:number-columns-repeated="3" office:value-type="date" office:date-value="2015-07-06T11:39:03" calcext:value-type="date">
            <text:p>42191.4854513889</text:p>
          </table:table-cell>
          <table:table-cell office:value-type="time" office:time-value="PT00H02M34S" calcext:value-type="time">
            <text:p>0.00178240740740741</text:p>
          </table:table-cell>
          <table:table-cell office:value-type="date" office:date-value="2015-07-06T11:41:37" calcext:value-type="date">
            <text:p>42191.48723379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9:20" calcext:value-type="date">
            <text:p>42191.4856481482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1:21" calcext:value-type="date">
            <text:p>42191.48704861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7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9:20" calcext:value-type="date">
            <text:p>42191.4856481482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1:21" calcext:value-type="date">
            <text:p>42191.48704861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52S" calcext:value-type="time">
            <text:p>0.0110185185185185</text:p>
          </table:table-cell>
          <table:table-cell table:number-columns-repeated="3" office:value-type="date" office:date-value="2015-07-06T11:39:21" calcext:value-type="date">
            <text:p>42191.4856597222</text:p>
          </table:table-cell>
          <table:table-cell office:value-type="time" office:time-value="PT00H01M59S" calcext:value-type="time">
            <text:p>0.00137731481481481</text:p>
          </table:table-cell>
          <table:table-cell office:value-type="date" office:date-value="2015-07-06T11:41:20" calcext:value-type="date">
            <text:p>42191.487037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39:23" calcext:value-type="date">
            <text:p>42191.4856828704</text:p>
          </table:table-cell>
          <table:table-cell office:value-type="date" office:date-value="2015-07-06T11:39:24" calcext:value-type="date">
            <text:p>42191.4856944445</text:p>
          </table:table-cell>
          <table:table-cell office:value-type="date" office:date-value="2015-07-06T11:39:23" calcext:value-type="date">
            <text:p>42191.4856828704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9:47" calcext:value-type="date">
            <text:p>42191.48596064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8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9:24" calcext:value-type="date">
            <text:p>42191.4856944445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9:47" calcext:value-type="date">
            <text:p>42191.48596064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9:24" calcext:value-type="date">
            <text:p>42191.4856944445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9:46" calcext:value-type="date">
            <text:p>42191.4859490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office:value-type="date" office:date-value="2015-07-06T11:39:25" calcext:value-type="date">
            <text:p>42191.4857060185</text:p>
          </table:table-cell>
          <table:table-cell office:value-type="date" office:date-value="2015-07-06T11:39:27" calcext:value-type="date">
            <text:p>42191.4857291667</text:p>
          </table:table-cell>
          <table:table-cell office:value-type="date" office:date-value="2015-07-06T11:39:25" calcext:value-type="date">
            <text:p>42191.4857060185</text:p>
          </table:table-cell>
          <table:table-cell office:value-type="time" office:time-value="PT00H01M01S" calcext:value-type="time">
            <text:p>0.000706018518518518</text:p>
          </table:table-cell>
          <table:table-cell office:value-type="date" office:date-value="2015-07-06T11:40:28" calcext:value-type="date">
            <text:p>42191.48643518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9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39:27" calcext:value-type="date">
            <text:p>42191.4857291667</text:p>
          </table:table-cell>
          <table:table-cell office:value-type="time" office:time-value="PT00H01M01S" calcext:value-type="time">
            <text:p>0.000706018518518518</text:p>
          </table:table-cell>
          <table:table-cell office:value-type="date" office:date-value="2015-07-06T11:40:28" calcext:value-type="date">
            <text:p>42191.48643518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9:27" calcext:value-type="date">
            <text:p>42191.4857291667</text:p>
          </table:table-cell>
          <table:table-cell office:value-type="time" office:time-value="PT00H01M00S" calcext:value-type="time">
            <text:p>0.000694444444444444</text:p>
          </table:table-cell>
          <table:table-cell office:value-type="date" office:date-value="2015-07-06T11:40:27" calcext:value-type="date">
            <text:p>42191.48642361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39:28" calcext:value-type="date">
            <text:p>42191.4857407407</text:p>
          </table:table-cell>
          <table:table-cell office:value-type="date" office:date-value="2015-07-06T11:39:29" calcext:value-type="date">
            <text:p>42191.4857523148</text:p>
          </table:table-cell>
          <table:table-cell office:value-type="date" office:date-value="2015-07-06T11:39:28" calcext:value-type="date">
            <text:p>42191.4857407407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40:01" calcext:value-type="date">
            <text:p>42191.48612268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7-8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50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9:29" calcext:value-type="date">
            <text:p>42191.4857523148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40:01" calcext:value-type="date">
            <text:p>42191.48612268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9:29" calcext:value-type="date">
            <text:p>42191.4857523148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40:00" calcext:value-type="date">
            <text:p>42191.4861111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7-8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9:29" calcext:value-type="date">
            <text:p>42191.4857523148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40:31" calcext:value-type="date">
            <text:p>42191.48646990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51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9:29" calcext:value-type="date">
            <text:p>42191.4857523148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40:31" calcext:value-type="date">
            <text:p>42191.48646990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39:29" calcext:value-type="date">
            <text:p>42191.4857523148</text:p>
          </table:table-cell>
          <table:table-cell office:value-type="time" office:time-value="PT00H01M01S" calcext:value-type="time">
            <text:p>0.000706018518518518</text:p>
          </table:table-cell>
          <table:table-cell office:value-type="date" office:date-value="2015-07-06T11:40:30" calcext:value-type="date">
            <text:p>42191.4864583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office:value-type="date" office:date-value="2015-07-06T11:39:32" calcext:value-type="date">
            <text:p>42191.485787037</text:p>
          </table:table-cell>
          <table:table-cell office:value-type="date" office:date-value="2015-07-06T11:39:33" calcext:value-type="date">
            <text:p>42191.4857986111</text:p>
          </table:table-cell>
          <table:table-cell office:value-type="date" office:date-value="2015-07-06T11:39:32" calcext:value-type="date">
            <text:p>42191.485787037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1:34" calcext:value-type="date">
            <text:p>42191.4871990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52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9:33" calcext:value-type="date">
            <text:p>42191.4857986111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1:34" calcext:value-type="date">
            <text:p>42191.4871990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9:33" calcext:value-type="date">
            <text:p>42191.4857986111</text:p>
          </table:table-cell>
          <table:table-cell office:value-type="time" office:time-value="PT00H02M00S" calcext:value-type="time">
            <text:p>0.00138888888888889</text:p>
          </table:table-cell>
          <table:table-cell office:value-type="date" office:date-value="2015-07-06T11:41:33" calcext:value-type="date">
            <text:p>42191.48718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9:34" calcext:value-type="date">
            <text:p>42191.4858101852</text:p>
          </table:table-cell>
          <table:table-cell office:value-type="date" office:date-value="2015-07-06T11:39:36" calcext:value-type="date">
            <text:p>42191.4858333333</text:p>
          </table:table-cell>
          <table:table-cell office:value-type="date" office:date-value="2015-07-06T11:39:34" calcext:value-type="date">
            <text:p>42191.4858101852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0:00" calcext:value-type="date">
            <text:p>42191.48611111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53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9:36" calcext:value-type="date">
            <text:p>42191.4858333333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0:00" calcext:value-type="date">
            <text:p>42191.48611111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9:37" calcext:value-type="date">
            <text:p>42191.4858449074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9:59" calcext:value-type="date">
            <text:p>42191.4860995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39:37" calcext:value-type="date">
            <text:p>42191.4858449074</text:p>
          </table:table-cell>
          <table:table-cell office:value-type="date" office:date-value="2015-07-06T11:39:39" calcext:value-type="date">
            <text:p>42191.4858680556</text:p>
          </table:table-cell>
          <table:table-cell office:value-type="date" office:date-value="2015-07-06T11:39:37" calcext:value-type="date">
            <text:p>42191.4858449074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0:02" calcext:value-type="date">
            <text:p>42191.4861342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54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9:39" calcext:value-type="date">
            <text:p>42191.4858680556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0:02" calcext:value-type="date">
            <text:p>42191.4861342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9:39" calcext:value-type="date">
            <text:p>42191.4858680556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0:01" calcext:value-type="date">
            <text:p>42191.4861226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9:40" calcext:value-type="date">
            <text:p>42191.4858796296</text:p>
          </table:table-cell>
          <table:table-cell office:value-type="date" office:date-value="2015-07-06T11:39:41" calcext:value-type="date">
            <text:p>42191.4858912037</text:p>
          </table:table-cell>
          <table:table-cell office:value-type="date" office:date-value="2015-07-06T11:39:40" calcext:value-type="date">
            <text:p>42191.4858796296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0:05" calcext:value-type="date">
            <text:p>42191.48616898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55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9:41" calcext:value-type="date">
            <text:p>42191.485891203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0:05" calcext:value-type="date">
            <text:p>42191.48616898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9:41" calcext:value-type="date">
            <text:p>42191.4858912037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0:04" calcext:value-type="date">
            <text:p>42191.48615740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table:number-columns-repeated="3" office:value-type="date" office:date-value="2015-07-06T11:39:43" calcext:value-type="date">
            <text:p>42191.4859143519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40:00" calcext:value-type="date">
            <text:p>42191.48611111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56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table:number-columns-repeated="3" office:value-type="date" office:date-value="2015-07-06T11:39:43" calcext:value-type="date">
            <text:p>42191.4859143519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40:00" calcext:value-type="date">
            <text:p>42191.48611111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9:44" calcext:value-type="date">
            <text:p>42191.4859259259</text:p>
          </table:table-cell>
          <table:table-cell office:value-type="time" office:time-value="PT00H00M15S" calcext:value-type="time">
            <text:p>0.000173611111111111</text:p>
          </table:table-cell>
          <table:table-cell office:value-type="date" office:date-value="2015-07-06T11:39:59" calcext:value-type="date">
            <text:p>42191.4860995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39:58" calcext:value-type="date">
            <text:p>42191.486087963</text:p>
          </table:table-cell>
          <table:table-cell office:value-type="date" office:date-value="2015-07-06T11:39:59" calcext:value-type="date">
            <text:p>42191.486099537</text:p>
          </table:table-cell>
          <table:table-cell office:value-type="date" office:date-value="2015-07-06T11:39:58" calcext:value-type="date">
            <text:p>42191.486087963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40:30" calcext:value-type="date">
            <text:p>42191.4864583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6-17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57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9:59" calcext:value-type="date">
            <text:p>42191.486099537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40:30" calcext:value-type="date">
            <text:p>42191.4864583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9:59" calcext:value-type="date">
            <text:p>42191.486099537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40:29" calcext:value-type="date">
            <text:p>42191.486446759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6-17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office:value-type="date" office:date-value="2015-07-06T11:40:01" calcext:value-type="date">
            <text:p>42191.4861226852</text:p>
          </table:table-cell>
          <table:table-cell office:value-type="date" office:date-value="2015-07-06T11:40:02" calcext:value-type="date">
            <text:p>42191.4861342593</text:p>
          </table:table-cell>
          <table:table-cell office:value-type="date" office:date-value="2015-07-06T11:40:01" calcext:value-type="date">
            <text:p>42191.4861226852</text:p>
          </table:table-cell>
          <table:table-cell office:value-type="time" office:time-value="PT00H01M01S" calcext:value-type="time">
            <text:p>0.000706018518518518</text:p>
          </table:table-cell>
          <table:table-cell office:value-type="date" office:date-value="2015-07-06T11:41:03" calcext:value-type="date">
            <text:p>42191.48684027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58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40:02" calcext:value-type="date">
            <text:p>42191.4861342593</text:p>
          </table:table-cell>
          <table:table-cell office:value-type="time" office:time-value="PT00H01M01S" calcext:value-type="time">
            <text:p>0.000706018518518518</text:p>
          </table:table-cell>
          <table:table-cell office:value-type="date" office:date-value="2015-07-06T11:41:03" calcext:value-type="date">
            <text:p>42191.48684027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0:02" calcext:value-type="date">
            <text:p>42191.4861342593</text:p>
          </table:table-cell>
          <table:table-cell office:value-type="time" office:time-value="PT00H01M00S" calcext:value-type="time">
            <text:p>0.000694444444444444</text:p>
          </table:table-cell>
          <table:table-cell office:value-type="date" office:date-value="2015-07-06T11:41:02" calcext:value-type="date">
            <text:p>42191.48682870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40:03" calcext:value-type="date">
            <text:p>42191.4861458333</text:p>
          </table:table-cell>
          <table:table-cell office:value-type="date" office:date-value="2015-07-06T11:40:05" calcext:value-type="date">
            <text:p>42191.4861689815</text:p>
          </table:table-cell>
          <table:table-cell office:value-type="date" office:date-value="2015-07-06T11:40:03" calcext:value-type="date">
            <text:p>42191.4861458333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0:28" calcext:value-type="date">
            <text:p>42191.4864351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59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40:05" calcext:value-type="date">
            <text:p>42191.4861689815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0:28" calcext:value-type="date">
            <text:p>42191.4864351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40:05" calcext:value-type="date">
            <text:p>42191.4861689815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0:27" calcext:value-type="date">
            <text:p>42191.48642361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office:value-type="date" office:date-value="2015-07-06T11:40:06" calcext:value-type="date">
            <text:p>42191.4861805556</text:p>
          </table:table-cell>
          <table:table-cell office:value-type="date" office:date-value="2015-07-06T11:40:08" calcext:value-type="date">
            <text:p>42191.4862037037</text:p>
          </table:table-cell>
          <table:table-cell office:value-type="date" office:date-value="2015-07-06T11:40:06" calcext:value-type="date">
            <text:p>42191.4861805556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40:25" calcext:value-type="date">
            <text:p>42191.4864004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-+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0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table:number-columns-repeated="3" office:value-type="date" office:date-value="2015-07-06T11:40:08" calcext:value-type="date">
            <text:p>42191.4862037037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40:25" calcext:value-type="date">
            <text:p>42191.4864004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40:08" calcext:value-type="date">
            <text:p>42191.4862037037</text:p>
          </table:table-cell>
          <table:table-cell office:value-type="time" office:time-value="PT00H00M16S" calcext:value-type="time">
            <text:p>0.000185185185185185</text:p>
          </table:table-cell>
          <table:table-cell office:value-type="date" office:date-value="2015-07-06T11:40:24" calcext:value-type="date">
            <text:p>42191.486388888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-+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6M30S" calcext:value-type="time">
            <text:p>0.0392361111111111</text:p>
          </table:table-cell>
          <table:table-cell office:value-type="date" office:date-value="2015-07-06T11:40:09" calcext:value-type="date">
            <text:p>42191.4862152778</text:p>
          </table:table-cell>
          <table:table-cell office:value-type="date" office:date-value="2015-07-06T11:40:11" calcext:value-type="date">
            <text:p>42191.4862384259</text:p>
          </table:table-cell>
          <table:table-cell office:value-type="date" office:date-value="2015-07-06T11:40:09" calcext:value-type="date">
            <text:p>42191.4862152778</text:p>
          </table:table-cell>
          <table:table-cell office:value-type="time" office:time-value="PT00H01M53S" calcext:value-type="time">
            <text:p>0.00130787037037037</text:p>
          </table:table-cell>
          <table:table-cell office:value-type="date" office:date-value="2015-07-06T11:42:04" calcext:value-type="date">
            <text:p>42191.48754629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1</text:p>
          </table:table-cell>
          <table:table-cell office:value-type="string" calcext:value-type="string">
            <text:p>14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61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6M30S" calcext:value-type="time">
            <text:p>0.0392361111111111</text:p>
          </table:table-cell>
          <table:table-cell table:number-columns-repeated="3" office:value-type="date" office:date-value="2015-07-06T11:40:11" calcext:value-type="date">
            <text:p>42191.4862384259</text:p>
          </table:table-cell>
          <table:table-cell office:value-type="time" office:time-value="PT00H01M53S" calcext:value-type="time">
            <text:p>0.00130787037037037</text:p>
          </table:table-cell>
          <table:table-cell office:value-type="date" office:date-value="2015-07-06T11:42:04" calcext:value-type="date">
            <text:p>42191.48754629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5M30S" calcext:value-type="time">
            <text:p>0.0385416666666667</text:p>
          </table:table-cell>
          <table:table-cell table:number-columns-repeated="3" office:value-type="date" office:date-value="2015-07-06T11:40:12" calcext:value-type="date">
            <text:p>42191.48625</text:p>
          </table:table-cell>
          <table:table-cell office:value-type="time" office:time-value="PT00H01M51S" calcext:value-type="time">
            <text:p>0.00128472222222222</text:p>
          </table:table-cell>
          <table:table-cell office:value-type="date" office:date-value="2015-07-06T11:42:03" calcext:value-type="date">
            <text:p>42191.48753472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1</text:p>
          </table:table-cell>
          <table:table-cell office:value-type="string" calcext:value-type="string">
            <text:p>14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06S" calcext:value-type="time">
            <text:p>0.0111805555555556</text:p>
          </table:table-cell>
          <table:table-cell office:value-type="date" office:date-value="2015-07-06T11:40:12" calcext:value-type="date">
            <text:p>42191.48625</text:p>
          </table:table-cell>
          <table:table-cell office:value-type="date" office:date-value="2015-07-06T11:40:14" calcext:value-type="date">
            <text:p>42191.4862731482</text:p>
          </table:table-cell>
          <table:table-cell office:value-type="date" office:date-value="2015-07-06T11:40:12" calcext:value-type="date">
            <text:p>42191.48625</text:p>
          </table:table-cell>
          <table:table-cell office:value-type="time" office:time-value="PT00H00M42S" calcext:value-type="time">
            <text:p>0.000486111111111111</text:p>
          </table:table-cell>
          <table:table-cell office:value-type="date" office:date-value="2015-07-06T11:40:56" calcext:value-type="date">
            <text:p>42191.486759259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3</text:p>
          </table:table-cell>
          <table:table-cell office:value-type="string" calcext:value-type="string">
            <text:p>15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62.batch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06S" calcext:value-type="time">
            <text:p>0.0111805555555556</text:p>
          </table:table-cell>
          <table:table-cell table:number-columns-repeated="3" office:value-type="date" office:date-value="2015-07-06T11:40:14" calcext:value-type="date">
            <text:p>42191.4862731482</text:p>
          </table:table-cell>
          <table:table-cell office:value-type="time" office:time-value="PT00H00M42S" calcext:value-type="time">
            <text:p>0.000486111111111111</text:p>
          </table:table-cell>
          <table:table-cell office:value-type="date" office:date-value="2015-07-06T11:40:56" calcext:value-type="date">
            <text:p>42191.486759259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5M43S" calcext:value-type="time">
            <text:p>0.0109143518518519</text:p>
          </table:table-cell>
          <table:table-cell table:number-columns-repeated="3" office:value-type="date" office:date-value="2015-07-06T11:40:14" calcext:value-type="date">
            <text:p>42191.4862731482</text:p>
          </table:table-cell>
          <table:table-cell office:value-type="time" office:time-value="PT00H00M41S" calcext:value-type="time">
            <text:p>0.000474537037037037</text:p>
          </table:table-cell>
          <table:table-cell office:value-type="date" office:date-value="2015-07-06T11:40:55" calcext:value-type="date">
            <text:p>42191.486747685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3</text:p>
          </table:table-cell>
          <table:table-cell office:value-type="string" calcext:value-type="string">
            <text:p>15]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office:value-type="date" office:date-value="2015-07-06T11:40:15" calcext:value-type="date">
            <text:p>42191.4862847222</text:p>
          </table:table-cell>
          <table:table-cell office:value-type="date" office:date-value="2015-07-06T11:40:17" calcext:value-type="date">
            <text:p>42191.4863078704</text:p>
          </table:table-cell>
          <table:table-cell office:value-type="date" office:date-value="2015-07-06T11:40:15" calcext:value-type="date">
            <text:p>42191.4862847222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41:00" calcext:value-type="date">
            <text:p>42191.486805555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10</text:p>
          </table:table-cell>
          <table:table-cell office:value-type="string" calcext:value-type="string">
            <text:p>18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63.batch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table:number-columns-repeated="3" office:value-type="date" office:date-value="2015-07-06T11:40:17" calcext:value-type="date">
            <text:p>42191.4863078704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41:00" calcext:value-type="date">
            <text:p>42191.486805555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5M43S" calcext:value-type="time">
            <text:p>0.0109143518518519</text:p>
          </table:table-cell>
          <table:table-cell table:number-columns-repeated="3" office:value-type="date" office:date-value="2015-07-06T11:40:18" calcext:value-type="date">
            <text:p>42191.4863194445</text:p>
          </table:table-cell>
          <table:table-cell office:value-type="time" office:time-value="PT00H00M41S" calcext:value-type="time">
            <text:p>0.000474537037037037</text:p>
          </table:table-cell>
          <table:table-cell office:value-type="date" office:date-value="2015-07-06T11:40:59" calcext:value-type="date">
            <text:p>42191.48679398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10</text:p>
          </table:table-cell>
          <table:table-cell office:value-type="string" calcext:value-type="string">
            <text:p>18]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120" calcext:value-type="float">
            <text:p>120</text:p>
          </table:table-cell>
          <table:table-cell office:value-type="time" office:time-value="PT01H34M00S" calcext:value-type="time">
            <text:p>0.0652777777777778</text:p>
          </table:table-cell>
          <table:table-cell office:value-type="date" office:date-value="2015-07-06T11:40:18" calcext:value-type="date">
            <text:p>42191.4863194445</text:p>
          </table:table-cell>
          <table:table-cell office:value-type="date" office:date-value="2015-07-06T11:40:20" calcext:value-type="date">
            <text:p>42191.4863425926</text:p>
          </table:table-cell>
          <table:table-cell office:value-type="date" office:date-value="2015-07-06T11:40:18" calcext:value-type="date">
            <text:p>42191.4863194445</text:p>
          </table:table-cell>
          <table:table-cell office:value-type="time" office:time-value="PT00H00M47S" calcext:value-type="time">
            <text:p>0.000543981481481481</text:p>
          </table:table-cell>
          <table:table-cell office:value-type="date" office:date-value="2015-07-06T11:41:07" calcext:value-type="date">
            <text:p>42191.486886574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[19-26]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64.batch</text:p>
          </table:table-cell>
          <table:table-cell office:value-type="float" office:value="120" calcext:value-type="float">
            <text:p>120</text:p>
          </table:table-cell>
          <table:table-cell office:value-type="time" office:time-value="PT01H34M00S" calcext:value-type="time">
            <text:p>0.0652777777777778</text:p>
          </table:table-cell>
          <table:table-cell table:number-columns-repeated="3" office:value-type="date" office:date-value="2015-07-06T11:40:20" calcext:value-type="date">
            <text:p>42191.4863425926</text:p>
          </table:table-cell>
          <table:table-cell office:value-type="time" office:time-value="PT00H00M47S" calcext:value-type="time">
            <text:p>0.000543981481481481</text:p>
          </table:table-cell>
          <table:table-cell office:value-type="date" office:date-value="2015-07-06T11:41:07" calcext:value-type="date">
            <text:p>42191.486886574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120" calcext:value-type="float">
            <text:p>120</text:p>
          </table:table-cell>
          <table:table-cell office:value-type="time" office:time-value="PT01H32M00S" calcext:value-type="time">
            <text:p>0.0638888888888889</text:p>
          </table:table-cell>
          <table:table-cell table:number-columns-repeated="3" office:value-type="date" office:date-value="2015-07-06T11:40:20" calcext:value-type="date">
            <text:p>42191.4863425926</text:p>
          </table:table-cell>
          <table:table-cell office:value-type="time" office:time-value="PT00H00M46S" calcext:value-type="time">
            <text:p>0.000532407407407407</text:p>
          </table:table-cell>
          <table:table-cell office:value-type="date" office:date-value="2015-07-06T11:41:06" calcext:value-type="date">
            <text:p>42191.48687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[19-26]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15S" calcext:value-type="time">
            <text:p>0.00503472222222222</text:p>
          </table:table-cell>
          <table:table-cell table:number-columns-repeated="3" office:value-type="date" office:date-value="2015-07-06T11:40:27" calcext:value-type="date">
            <text:p>42191.4864236111</text:p>
          </table:table-cell>
          <table:table-cell office:value-type="time" office:time-value="PT00H00M29S" calcext:value-type="time">
            <text:p>0.000335648148148148</text:p>
          </table:table-cell>
          <table:table-cell office:value-type="date" office:date-value="2015-07-06T11:40:56" calcext:value-type="date">
            <text:p>42191.48675925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65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15S" calcext:value-type="time">
            <text:p>0.00503472222222222</text:p>
          </table:table-cell>
          <table:table-cell table:number-columns-repeated="3" office:value-type="date" office:date-value="2015-07-06T11:40:27" calcext:value-type="date">
            <text:p>42191.4864236111</text:p>
          </table:table-cell>
          <table:table-cell office:value-type="time" office:time-value="PT00H00M29S" calcext:value-type="time">
            <text:p>0.000335648148148148</text:p>
          </table:table-cell>
          <table:table-cell office:value-type="date" office:date-value="2015-07-06T11:40:56" calcext:value-type="date">
            <text:p>42191.48675925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00S" calcext:value-type="time">
            <text:p>0.00486111111111111</text:p>
          </table:table-cell>
          <table:table-cell table:number-columns-repeated="3" office:value-type="date" office:date-value="2015-07-06T11:40:27" calcext:value-type="date">
            <text:p>42191.4864236111</text:p>
          </table:table-cell>
          <table:table-cell office:value-type="time" office:time-value="PT00H00M28S" calcext:value-type="time">
            <text:p>0.000324074074074074</text:p>
          </table:table-cell>
          <table:table-cell office:value-type="date" office:date-value="2015-07-06T11:40:55" calcext:value-type="date">
            <text:p>42191.48674768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40:42" calcext:value-type="date">
            <text:p>42191.4865972222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41:14" calcext:value-type="date">
            <text:p>42191.48696759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5-6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66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40:42" calcext:value-type="date">
            <text:p>42191.4865972222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41:14" calcext:value-type="date">
            <text:p>42191.48696759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0:43" calcext:value-type="date">
            <text:p>42191.4866087963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41:13" calcext:value-type="date">
            <text:p>42191.486956018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5-6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15S" calcext:value-type="time">
            <text:p>0.00503472222222222</text:p>
          </table:table-cell>
          <table:table-cell office:value-type="date" office:date-value="2015-07-06T11:40:44" calcext:value-type="date">
            <text:p>42191.4866203704</text:p>
          </table:table-cell>
          <table:table-cell office:value-type="date" office:date-value="2015-07-06T11:40:45" calcext:value-type="date">
            <text:p>42191.4866319444</text:p>
          </table:table-cell>
          <table:table-cell office:value-type="date" office:date-value="2015-07-06T11:40:44" calcext:value-type="date">
            <text:p>42191.4866203704</text:p>
          </table:table-cell>
          <table:table-cell office:value-type="time" office:time-value="PT00H00M29S" calcext:value-type="time">
            <text:p>0.000335648148148148</text:p>
          </table:table-cell>
          <table:table-cell office:value-type="date" office:date-value="2015-07-06T11:41:14" calcext:value-type="date">
            <text:p>42191.48696759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67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15S" calcext:value-type="time">
            <text:p>0.00503472222222222</text:p>
          </table:table-cell>
          <table:table-cell table:number-columns-repeated="3" office:value-type="date" office:date-value="2015-07-06T11:40:45" calcext:value-type="date">
            <text:p>42191.4866319444</text:p>
          </table:table-cell>
          <table:table-cell office:value-type="time" office:time-value="PT00H00M29S" calcext:value-type="time">
            <text:p>0.000335648148148148</text:p>
          </table:table-cell>
          <table:table-cell office:value-type="date" office:date-value="2015-07-06T11:41:14" calcext:value-type="date">
            <text:p>42191.48696759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6M45S" calcext:value-type="time">
            <text:p>0.0046875</text:p>
          </table:table-cell>
          <table:table-cell table:number-columns-repeated="3" office:value-type="date" office:date-value="2015-07-06T11:40:46" calcext:value-type="date">
            <text:p>42191.4866435185</text:p>
          </table:table-cell>
          <table:table-cell office:value-type="time" office:time-value="PT00H00M27S" calcext:value-type="time">
            <text:p>0.0003125</text:p>
          </table:table-cell>
          <table:table-cell office:value-type="date" office:date-value="2015-07-06T11:41:13" calcext:value-type="date">
            <text:p>42191.48695601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40:47" calcext:value-type="date">
            <text:p>42191.4866550926</text:p>
          </table:table-cell>
          <table:table-cell office:value-type="date" office:date-value="2015-07-06T11:40:50" calcext:value-type="date">
            <text:p>42191.4866898148</text:p>
          </table:table-cell>
          <table:table-cell office:value-type="date" office:date-value="2015-07-06T11:40:47" calcext:value-type="date">
            <text:p>42191.4866550926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41:21" calcext:value-type="date">
            <text:p>42191.4870486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7-8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68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40:50" calcext:value-type="date">
            <text:p>42191.4866898148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41:21" calcext:value-type="date">
            <text:p>42191.4870486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0:50" calcext:value-type="date">
            <text:p>42191.4866898148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41:20" calcext:value-type="date">
            <text:p>42191.4870370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7-8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40:50" calcext:value-type="date">
            <text:p>42191.4866898148</text:p>
          </table:table-cell>
          <table:table-cell office:value-type="date" office:date-value="2015-07-06T11:40:53" calcext:value-type="date">
            <text:p>42191.486724537</text:p>
          </table:table-cell>
          <table:table-cell office:value-type="date" office:date-value="2015-07-06T11:40:50" calcext:value-type="date">
            <text:p>42191.4866898148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1:17" calcext:value-type="date">
            <text:p>42191.48700231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69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0:53" calcext:value-type="date">
            <text:p>42191.48672453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1:17" calcext:value-type="date">
            <text:p>42191.48700231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40:53" calcext:value-type="date">
            <text:p>42191.486724537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1:16" calcext:value-type="date">
            <text:p>42191.48699074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office:value-type="date" office:date-value="2015-07-06T11:40:52" calcext:value-type="date">
            <text:p>42191.486712963</text:p>
          </table:table-cell>
          <table:table-cell office:value-type="date" office:date-value="2015-07-06T11:40:53" calcext:value-type="date">
            <text:p>42191.486724537</text:p>
          </table:table-cell>
          <table:table-cell office:value-type="date" office:date-value="2015-07-06T11:40:52" calcext:value-type="date">
            <text:p>42191.486712963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41:10" calcext:value-type="date">
            <text:p>42191.48692129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9</text:p>
          </table:table-cell>
          <table:table-cell office:value-type="string" calcext:value-type="string">
            <text:p>16-1+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70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table:number-columns-repeated="3" office:value-type="date" office:date-value="2015-07-06T11:40:53" calcext:value-type="date">
            <text:p>42191.486724537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41:10" calcext:value-type="date">
            <text:p>42191.48692129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0:54" calcext:value-type="date">
            <text:p>42191.4867361111</text:p>
          </table:table-cell>
          <table:table-cell office:value-type="time" office:time-value="PT00H00M15S" calcext:value-type="time">
            <text:p>0.000173611111111111</text:p>
          </table:table-cell>
          <table:table-cell office:value-type="date" office:date-value="2015-07-06T11:41:09" calcext:value-type="date">
            <text:p>42191.48690972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9</text:p>
          </table:table-cell>
          <table:table-cell office:value-type="string" calcext:value-type="string">
            <text:p>16-1+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41:00" calcext:value-type="date">
            <text:p>42191.4868055556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3:01" calcext:value-type="date">
            <text:p>42191.48820601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71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41:00" calcext:value-type="date">
            <text:p>42191.4868055556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3:01" calcext:value-type="date">
            <text:p>42191.48820601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52S" calcext:value-type="time">
            <text:p>0.0110185185185185</text:p>
          </table:table-cell>
          <table:table-cell table:number-columns-repeated="3" office:value-type="date" office:date-value="2015-07-06T11:41:01" calcext:value-type="date">
            <text:p>42191.4868171296</text:p>
          </table:table-cell>
          <table:table-cell office:value-type="time" office:time-value="PT00H01M59S" calcext:value-type="time">
            <text:p>0.00137731481481481</text:p>
          </table:table-cell>
          <table:table-cell office:value-type="date" office:date-value="2015-07-06T11:43:00" calcext:value-type="date">
            <text:p>42191.48819444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1:04" calcext:value-type="date">
            <text:p>42191.4868518519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1:28" calcext:value-type="date">
            <text:p>42191.4871296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72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1:04" calcext:value-type="date">
            <text:p>42191.4868518519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1:28" calcext:value-type="date">
            <text:p>42191.4871296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41:05" calcext:value-type="date">
            <text:p>42191.4868634259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1:27" calcext:value-type="date">
            <text:p>42191.48711805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41:06" calcext:value-type="date">
            <text:p>42191.486875</text:p>
          </table:table-cell>
          <table:table-cell office:value-type="date" office:date-value="2015-07-06T11:41:07" calcext:value-type="date">
            <text:p>42191.4868865741</text:p>
          </table:table-cell>
          <table:table-cell office:value-type="date" office:date-value="2015-07-06T11:41:06" calcext:value-type="date">
            <text:p>42191.486875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1:30" calcext:value-type="date">
            <text:p>42191.48715277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73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41:07" calcext:value-type="date">
            <text:p>42191.4868865741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1:30" calcext:value-type="date">
            <text:p>42191.48715277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41:07" calcext:value-type="date">
            <text:p>42191.4868865741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1:29" calcext:value-type="date">
            <text:p>42191.4871412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7M38S" calcext:value-type="time">
            <text:p>0.0400231481481482</text:p>
          </table:table-cell>
          <table:table-cell table:number-columns-repeated="3" office:value-type="date" office:date-value="2015-07-06T11:41:09" calcext:value-type="date">
            <text:p>42191.4869097222</text:p>
          </table:table-cell>
          <table:table-cell office:value-type="time" office:time-value="PT00H01M31S" calcext:value-type="time">
            <text:p>0.00105324074074074</text:p>
          </table:table-cell>
          <table:table-cell office:value-type="date" office:date-value="2015-07-06T11:42:40" calcext:value-type="date">
            <text:p>42191.48796296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[0-1</text:p>
          </table:table-cell>
          <table:table-cell office:value-type="string" calcext:value-type="string">
            <text:p>3]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74.batch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7M38S" calcext:value-type="time">
            <text:p>0.0400231481481482</text:p>
          </table:table-cell>
          <table:table-cell table:number-columns-repeated="3" office:value-type="date" office:date-value="2015-07-06T11:41:09" calcext:value-type="date">
            <text:p>42191.4869097222</text:p>
          </table:table-cell>
          <table:table-cell office:value-type="time" office:time-value="PT00H01M31S" calcext:value-type="time">
            <text:p>0.00105324074074074</text:p>
          </table:table-cell>
          <table:table-cell office:value-type="date" office:date-value="2015-07-06T11:42:40" calcext:value-type="date">
            <text:p>42191.48796296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6M22S" calcext:value-type="time">
            <text:p>0.0391435185185185</text:p>
          </table:table-cell>
          <table:table-cell table:number-columns-repeated="3" office:value-type="date" office:date-value="2015-07-06T11:41:10" calcext:value-type="date">
            <text:p>42191.4869212963</text:p>
          </table:table-cell>
          <table:table-cell office:value-type="time" office:time-value="PT00H01M29S" calcext:value-type="time">
            <text:p>0.00103009259259259</text:p>
          </table:table-cell>
          <table:table-cell office:value-type="date" office:date-value="2015-07-06T11:42:39" calcext:value-type="date">
            <text:p>42191.487951388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[0-1</text:p>
          </table:table-cell>
          <table:table-cell office:value-type="string" calcext:value-type="string">
            <text:p>3]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41:11" calcext:value-type="date">
            <text:p>42191.4869328704</text:p>
          </table:table-cell>
          <table:table-cell office:value-type="date" office:date-value="2015-07-06T11:41:13" calcext:value-type="date">
            <text:p>42191.4869560185</text:p>
          </table:table-cell>
          <table:table-cell office:value-type="date" office:date-value="2015-07-06T11:41:11" calcext:value-type="date">
            <text:p>42191.4869328704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1:37" calcext:value-type="date">
            <text:p>42191.48723379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75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1:13" calcext:value-type="date">
            <text:p>42191.4869560185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1:37" calcext:value-type="date">
            <text:p>42191.48723379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41:13" calcext:value-type="date">
            <text:p>42191.4869560185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1:36" calcext:value-type="date">
            <text:p>42191.48722222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7M38S" calcext:value-type="time">
            <text:p>0.0400231481481482</text:p>
          </table:table-cell>
          <table:table-cell table:number-columns-repeated="3" office:value-type="date" office:date-value="2015-07-06T11:41:25" calcext:value-type="date">
            <text:p>42191.4870949074</text:p>
          </table:table-cell>
          <table:table-cell office:value-type="time" office:time-value="PT00H01M31S" calcext:value-type="time">
            <text:p>0.00105324074074074</text:p>
          </table:table-cell>
          <table:table-cell office:value-type="date" office:date-value="2015-07-06T11:42:56" calcext:value-type="date">
            <text:p>42191.488148148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[2</text:p>
          </table:table-cell>
          <table:table-cell office:value-type="string" calcext:value-type="string">
            <text:p>4-5]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76.batch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7M38S" calcext:value-type="time">
            <text:p>0.0400231481481482</text:p>
          </table:table-cell>
          <table:table-cell table:number-columns-repeated="3" office:value-type="date" office:date-value="2015-07-06T11:41:25" calcext:value-type="date">
            <text:p>42191.4870949074</text:p>
          </table:table-cell>
          <table:table-cell office:value-type="time" office:time-value="PT00H01M31S" calcext:value-type="time">
            <text:p>0.00105324074074074</text:p>
          </table:table-cell>
          <table:table-cell office:value-type="date" office:date-value="2015-07-06T11:42:56" calcext:value-type="date">
            <text:p>42191.488148148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6M22S" calcext:value-type="time">
            <text:p>0.0391435185185185</text:p>
          </table:table-cell>
          <table:table-cell table:number-columns-repeated="3" office:value-type="date" office:date-value="2015-07-06T11:41:26" calcext:value-type="date">
            <text:p>42191.4871064815</text:p>
          </table:table-cell>
          <table:table-cell office:value-type="time" office:time-value="PT00H01M29S" calcext:value-type="time">
            <text:p>0.00103009259259259</text:p>
          </table:table-cell>
          <table:table-cell office:value-type="date" office:date-value="2015-07-06T11:42:55" calcext:value-type="date">
            <text:p>42191.488136574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[2</text:p>
          </table:table-cell>
          <table:table-cell office:value-type="string" calcext:value-type="string">
            <text:p>4-5]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120" calcext:value-type="float">
            <text:p>120</text:p>
          </table:table-cell>
          <table:table-cell office:value-type="time" office:time-value="PT01H34M00S" calcext:value-type="time">
            <text:p>0.0652777777777778</text:p>
          </table:table-cell>
          <table:table-cell office:value-type="date" office:date-value="2015-07-06T11:41:27" calcext:value-type="date">
            <text:p>42191.4871180556</text:p>
          </table:table-cell>
          <table:table-cell office:value-type="date" office:date-value="2015-07-06T11:41:28" calcext:value-type="date">
            <text:p>42191.4871296296</text:p>
          </table:table-cell>
          <table:table-cell office:value-type="date" office:date-value="2015-07-06T11:41:27" calcext:value-type="date">
            <text:p>42191.4871180556</text:p>
          </table:table-cell>
          <table:table-cell office:value-type="time" office:time-value="PT00H00M47S" calcext:value-type="time">
            <text:p>0.000543981481481481</text:p>
          </table:table-cell>
          <table:table-cell office:value-type="date" office:date-value="2015-07-06T11:42:15" calcext:value-type="date">
            <text:p>42191.48767361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[6-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77.batch</text:p>
          </table:table-cell>
          <table:table-cell office:value-type="float" office:value="120" calcext:value-type="float">
            <text:p>120</text:p>
          </table:table-cell>
          <table:table-cell office:value-type="time" office:time-value="PT01H34M00S" calcext:value-type="time">
            <text:p>0.0652777777777778</text:p>
          </table:table-cell>
          <table:table-cell table:number-columns-repeated="3" office:value-type="date" office:date-value="2015-07-06T11:41:28" calcext:value-type="date">
            <text:p>42191.4871296296</text:p>
          </table:table-cell>
          <table:table-cell office:value-type="time" office:time-value="PT00H00M47S" calcext:value-type="time">
            <text:p>0.000543981481481481</text:p>
          </table:table-cell>
          <table:table-cell office:value-type="date" office:date-value="2015-07-06T11:42:15" calcext:value-type="date">
            <text:p>42191.48767361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120" calcext:value-type="float">
            <text:p>120</text:p>
          </table:table-cell>
          <table:table-cell office:value-type="time" office:time-value="PT01H32M00S" calcext:value-type="time">
            <text:p>0.0638888888888889</text:p>
          </table:table-cell>
          <table:table-cell table:number-columns-repeated="3" office:value-type="date" office:date-value="2015-07-06T11:41:28" calcext:value-type="date">
            <text:p>42191.4871296296</text:p>
          </table:table-cell>
          <table:table-cell office:value-type="time" office:time-value="PT00H00M46S" calcext:value-type="time">
            <text:p>0.000532407407407407</text:p>
          </table:table-cell>
          <table:table-cell office:value-type="date" office:date-value="2015-07-06T11:42:14" calcext:value-type="date">
            <text:p>42191.48766203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[6-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1:35" calcext:value-type="date">
            <text:p>42191.4872106481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1:59" calcext:value-type="date">
            <text:p>42191.48748842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78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1:35" calcext:value-type="date">
            <text:p>42191.4872106481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1:59" calcext:value-type="date">
            <text:p>42191.48748842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41:36" calcext:value-type="date">
            <text:p>42191.4872222222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1:58" calcext:value-type="date">
            <text:p>42191.48747685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41:38" calcext:value-type="date">
            <text:p>42191.4872453704</text:p>
          </table:table-cell>
          <table:table-cell office:value-type="date" office:date-value="2015-07-06T11:41:39" calcext:value-type="date">
            <text:p>42191.4872569444</text:p>
          </table:table-cell>
          <table:table-cell office:value-type="date" office:date-value="2015-07-06T11:41:38" calcext:value-type="date">
            <text:p>42191.4872453704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2:02" calcext:value-type="date">
            <text:p>42191.48752314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79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41:39" calcext:value-type="date">
            <text:p>42191.4872569444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2:02" calcext:value-type="date">
            <text:p>42191.48752314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41:39" calcext:value-type="date">
            <text:p>42191.4872569444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2:01" calcext:value-type="date">
            <text:p>42191.4875115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41:52" calcext:value-type="date">
            <text:p>42191.4874074074</text:p>
          </table:table-cell>
          <table:table-cell office:value-type="date" office:date-value="2015-07-06T11:41:53" calcext:value-type="date">
            <text:p>42191.4874189815</text:p>
          </table:table-cell>
          <table:table-cell office:value-type="date" office:date-value="2015-07-06T11:41:52" calcext:value-type="date">
            <text:p>42191.4874074074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42:55" calcext:value-type="date">
            <text:p>42191.48813657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80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41:53" calcext:value-type="date">
            <text:p>42191.4874189815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42:55" calcext:value-type="date">
            <text:p>42191.48813657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41:53" calcext:value-type="date">
            <text:p>42191.4874189815</text:p>
          </table:table-cell>
          <table:table-cell office:value-type="time" office:time-value="PT00H01M01S" calcext:value-type="time">
            <text:p>0.000706018518518518</text:p>
          </table:table-cell>
          <table:table-cell office:value-type="date" office:date-value="2015-07-06T11:42:54" calcext:value-type="date">
            <text:p>42191.4881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41:54" calcext:value-type="date">
            <text:p>42191.4874305556</text:p>
          </table:table-cell>
          <table:table-cell office:value-type="date" office:date-value="2015-07-06T11:41:56" calcext:value-type="date">
            <text:p>42191.4874537037</text:p>
          </table:table-cell>
          <table:table-cell office:value-type="date" office:date-value="2015-07-06T11:41:54" calcext:value-type="date">
            <text:p>42191.4874305556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2:20" calcext:value-type="date">
            <text:p>42191.48773148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81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1:56" calcext:value-type="date">
            <text:p>42191.487453703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2:20" calcext:value-type="date">
            <text:p>42191.48773148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41:57" calcext:value-type="date">
            <text:p>42191.4874652778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2:19" calcext:value-type="date">
            <text:p>42191.48771990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41:58" calcext:value-type="date">
            <text:p>42191.4874768518</text:p>
          </table:table-cell>
          <table:table-cell office:value-type="date" office:date-value="2015-07-06T11:41:59" calcext:value-type="date">
            <text:p>42191.4874884259</text:p>
          </table:table-cell>
          <table:table-cell office:value-type="date" office:date-value="2015-07-06T11:41:58" calcext:value-type="date">
            <text:p>42191.4874768518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2:23" calcext:value-type="date">
            <text:p>42191.4877662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82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1:59" calcext:value-type="date">
            <text:p>42191.4874884259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2:23" calcext:value-type="date">
            <text:p>42191.4877662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42:00" calcext:value-type="date">
            <text:p>42191.4875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2:22" calcext:value-type="date">
            <text:p>42191.4877546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7M38S" calcext:value-type="time">
            <text:p>0.0400231481481482</text:p>
          </table:table-cell>
          <table:table-cell office:value-type="date" office:date-value="2015-07-06T11:42:00" calcext:value-type="date">
            <text:p>42191.4875</text:p>
          </table:table-cell>
          <table:table-cell office:value-type="date" office:date-value="2015-07-06T11:42:02" calcext:value-type="date">
            <text:p>42191.4875231481</text:p>
          </table:table-cell>
          <table:table-cell office:value-type="date" office:date-value="2015-07-06T11:42:00" calcext:value-type="date">
            <text:p>42191.4875</text:p>
          </table:table-cell>
          <table:table-cell office:value-type="time" office:time-value="PT00H01M31S" calcext:value-type="time">
            <text:p>0.00105324074074074</text:p>
          </table:table-cell>
          <table:table-cell office:value-type="date" office:date-value="2015-07-06T11:43:33" calcext:value-type="date">
            <text:p>42191.488576388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[17-1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83.batch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7M38S" calcext:value-type="time">
            <text:p>0.0400231481481482</text:p>
          </table:table-cell>
          <table:table-cell table:number-columns-repeated="3" office:value-type="date" office:date-value="2015-07-06T11:42:02" calcext:value-type="date">
            <text:p>42191.4875231481</text:p>
          </table:table-cell>
          <table:table-cell office:value-type="time" office:time-value="PT00H01M31S" calcext:value-type="time">
            <text:p>0.00105324074074074</text:p>
          </table:table-cell>
          <table:table-cell office:value-type="date" office:date-value="2015-07-06T11:43:33" calcext:value-type="date">
            <text:p>42191.488576388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6M22S" calcext:value-type="time">
            <text:p>0.0391435185185185</text:p>
          </table:table-cell>
          <table:table-cell table:number-columns-repeated="3" office:value-type="date" office:date-value="2015-07-06T11:42:03" calcext:value-type="date">
            <text:p>42191.4875347222</text:p>
          </table:table-cell>
          <table:table-cell office:value-type="time" office:time-value="PT00H01M29S" calcext:value-type="time">
            <text:p>0.00103009259259259</text:p>
          </table:table-cell>
          <table:table-cell office:value-type="date" office:date-value="2015-07-06T11:43:32" calcext:value-type="date">
            <text:p>42191.488564814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[17-1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60" calcext:value-type="float">
            <text:p>60</text:p>
          </table:table-cell>
          <table:table-cell office:value-type="time" office:time-value="PT00H53M00S" calcext:value-type="time">
            <text:p>0.0368055555555556</text:p>
          </table:table-cell>
          <table:table-cell office:value-type="date" office:date-value="2015-07-06T11:42:03" calcext:value-type="date">
            <text:p>42191.4875347222</text:p>
          </table:table-cell>
          <table:table-cell office:value-type="date" office:date-value="2015-07-06T11:42:04" calcext:value-type="date">
            <text:p>42191.4875462963</text:p>
          </table:table-cell>
          <table:table-cell office:value-type="date" office:date-value="2015-07-06T11:42:03" calcext:value-type="date">
            <text:p>42191.4875347222</text:p>
          </table:table-cell>
          <table:table-cell office:value-type="time" office:time-value="PT00H00M53S" calcext:value-type="time">
            <text:p>0.000613425925925926</text:p>
          </table:table-cell>
          <table:table-cell office:value-type="date" office:date-value="2015-07-06T11:42:57" calcext:value-type="date">
            <text:p>42191.48815972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4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53M00S" calcext:value-type="time">
            <text:p>0.0368055555555556</text:p>
          </table:table-cell>
          <table:table-cell table:number-columns-repeated="3" office:value-type="date" office:date-value="2015-07-06T11:42:04" calcext:value-type="date">
            <text:p>42191.4875462963</text:p>
          </table:table-cell>
          <table:table-cell office:value-type="time" office:time-value="PT00H00M53S" calcext:value-type="time">
            <text:p>0.000613425925925926</text:p>
          </table:table-cell>
          <table:table-cell office:value-type="date" office:date-value="2015-07-06T11:42:57" calcext:value-type="date">
            <text:p>42191.48815972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60" calcext:value-type="float">
            <text:p>60</text:p>
          </table:table-cell>
          <table:table-cell office:value-type="time" office:time-value="PT00H52M00S" calcext:value-type="time">
            <text:p>0.0361111111111111</text:p>
          </table:table-cell>
          <table:table-cell table:number-columns-repeated="3" office:value-type="date" office:date-value="2015-07-06T11:42:04" calcext:value-type="date">
            <text:p>42191.4875462963</text:p>
          </table:table-cell>
          <table:table-cell office:value-type="time" office:time-value="PT00H00M52S" calcext:value-type="time">
            <text:p>0.000601851851851852</text:p>
          </table:table-cell>
          <table:table-cell office:value-type="date" office:date-value="2015-07-06T11:42:56" calcext:value-type="date">
            <text:p>42191.488148148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office:value-type="date" office:date-value="2015-07-06T11:42:09" calcext:value-type="date">
            <text:p>42191.4876041667</text:p>
          </table:table-cell>
          <table:table-cell office:value-type="date" office:date-value="2015-07-06T11:42:10" calcext:value-type="date">
            <text:p>42191.4876157407</text:p>
          </table:table-cell>
          <table:table-cell office:value-type="date" office:date-value="2015-07-06T11:42:09" calcext:value-type="date">
            <text:p>42191.4876041667</text:p>
          </table:table-cell>
          <table:table-cell office:value-type="time" office:time-value="PT00H01M01S" calcext:value-type="time">
            <text:p>0.000706018518518518</text:p>
          </table:table-cell>
          <table:table-cell office:value-type="date" office:date-value="2015-07-06T11:43:11" calcext:value-type="date">
            <text:p>42191.48832175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85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42:10" calcext:value-type="date">
            <text:p>42191.4876157407</text:p>
          </table:table-cell>
          <table:table-cell office:value-type="time" office:time-value="PT00H01M01S" calcext:value-type="time">
            <text:p>0.000706018518518518</text:p>
          </table:table-cell>
          <table:table-cell office:value-type="date" office:date-value="2015-07-06T11:43:11" calcext:value-type="date">
            <text:p>42191.48832175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2:10" calcext:value-type="date">
            <text:p>42191.4876157407</text:p>
          </table:table-cell>
          <table:table-cell office:value-type="time" office:time-value="PT00H01M00S" calcext:value-type="time">
            <text:p>0.000694444444444444</text:p>
          </table:table-cell>
          <table:table-cell office:value-type="date" office:date-value="2015-07-06T11:43:10" calcext:value-type="date">
            <text:p>42191.48831018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2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42:12" calcext:value-type="date">
            <text:p>42191.4876388889</text:p>
          </table:table-cell>
          <table:table-cell office:value-type="date" office:date-value="2015-07-06T11:42:13" calcext:value-type="date">
            <text:p>42191.487650463</text:p>
          </table:table-cell>
          <table:table-cell office:value-type="date" office:date-value="2015-07-06T11:42:12" calcext:value-type="date">
            <text:p>42191.4876388889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2:37" calcext:value-type="date">
            <text:p>42191.48792824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86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2:13" calcext:value-type="date">
            <text:p>42191.487650463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2:37" calcext:value-type="date">
            <text:p>42191.48792824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42:13" calcext:value-type="date">
            <text:p>42191.487650463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2:35" calcext:value-type="date">
            <text:p>42191.48790509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42:15" calcext:value-type="date">
            <text:p>42191.4876736111</text:p>
          </table:table-cell>
          <table:table-cell office:value-type="date" office:date-value="2015-07-06T11:42:16" calcext:value-type="date">
            <text:p>42191.4876851852</text:p>
          </table:table-cell>
          <table:table-cell office:value-type="date" office:date-value="2015-07-06T11:42:15" calcext:value-type="date">
            <text:p>42191.4876736111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42:48" calcext:value-type="date">
            <text:p>42191.488055555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6-7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87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42:16" calcext:value-type="date">
            <text:p>42191.4876851852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42:48" calcext:value-type="date">
            <text:p>42191.488055555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42:16" calcext:value-type="date">
            <text:p>42191.4876851852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42:47" calcext:value-type="date">
            <text:p>42191.48804398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6-7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42:20" calcext:value-type="date">
            <text:p>42191.4877314815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43:22" calcext:value-type="date">
            <text:p>42191.48844907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88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42:20" calcext:value-type="date">
            <text:p>42191.4877314815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43:22" calcext:value-type="date">
            <text:p>42191.48844907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2:21" calcext:value-type="date">
            <text:p>42191.4877430556</text:p>
          </table:table-cell>
          <table:table-cell office:value-type="time" office:time-value="PT00H01M00S" calcext:value-type="time">
            <text:p>0.000694444444444444</text:p>
          </table:table-cell>
          <table:table-cell office:value-type="date" office:date-value="2015-07-06T11:43:21" calcext:value-type="date">
            <text:p>42191.48843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9M00S" calcext:value-type="time">
            <text:p>0.0270833333333333</text:p>
          </table:table-cell>
          <table:table-cell table:number-columns-repeated="3" office:value-type="date" office:date-value="2015-07-06T11:42:24" calcext:value-type="date">
            <text:p>42191.4877777778</text:p>
          </table:table-cell>
          <table:table-cell office:value-type="time" office:time-value="PT00H02M36S" calcext:value-type="time">
            <text:p>0.00180555555555556</text:p>
          </table:table-cell>
          <table:table-cell office:value-type="date" office:date-value="2015-07-06T11:45:00" calcext:value-type="date">
            <text:p>42191.4895833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89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9M00S" calcext:value-type="time">
            <text:p>0.0270833333333333</text:p>
          </table:table-cell>
          <table:table-cell table:number-columns-repeated="3" office:value-type="date" office:date-value="2015-07-06T11:42:24" calcext:value-type="date">
            <text:p>42191.4877777778</text:p>
          </table:table-cell>
          <table:table-cell office:value-type="time" office:time-value="PT00H02M36S" calcext:value-type="time">
            <text:p>0.00180555555555556</text:p>
          </table:table-cell>
          <table:table-cell office:value-type="date" office:date-value="2015-07-06T11:45:00" calcext:value-type="date">
            <text:p>42191.4895833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8M30S" calcext:value-type="time">
            <text:p>0.0267361111111111</text:p>
          </table:table-cell>
          <table:table-cell table:number-columns-repeated="3" office:value-type="date" office:date-value="2015-07-06T11:42:25" calcext:value-type="date">
            <text:p>42191.4877893519</text:p>
          </table:table-cell>
          <table:table-cell office:value-type="time" office:time-value="PT00H02M34S" calcext:value-type="time">
            <text:p>0.00178240740740741</text:p>
          </table:table-cell>
          <table:table-cell office:value-type="date" office:date-value="2015-07-06T11:44:59" calcext:value-type="date">
            <text:p>42191.48957175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42:29" calcext:value-type="date">
            <text:p>42191.4878356482</text:p>
          </table:table-cell>
          <table:table-cell office:value-type="date" office:date-value="2015-07-06T11:42:30" calcext:value-type="date">
            <text:p>42191.4878472222</text:p>
          </table:table-cell>
          <table:table-cell office:value-type="date" office:date-value="2015-07-06T11:42:29" calcext:value-type="date">
            <text:p>42191.4878356482</text:p>
          </table:table-cell>
          <table:table-cell office:value-type="time" office:time-value="PT00H00M16S" calcext:value-type="time">
            <text:p>0.000185185185185185</text:p>
          </table:table-cell>
          <table:table-cell office:value-type="date" office:date-value="2015-07-06T11:42:46" calcext:value-type="date">
            <text:p>42191.48803240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2</text:p>
          </table:table-cell>
          <table:table-cell office:value-type="string" calcext:value-type="string">
            <text:p>15-+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90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42:30" calcext:value-type="date">
            <text:p>42191.4878472222</text:p>
          </table:table-cell>
          <table:table-cell office:value-type="time" office:time-value="PT00H00M16S" calcext:value-type="time">
            <text:p>0.000185185185185185</text:p>
          </table:table-cell>
          <table:table-cell office:value-type="date" office:date-value="2015-07-06T11:42:46" calcext:value-type="date">
            <text:p>42191.48803240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2:30" calcext:value-type="date">
            <text:p>42191.4878472222</text:p>
          </table:table-cell>
          <table:table-cell office:value-type="time" office:time-value="PT00H00M15S" calcext:value-type="time">
            <text:p>0.000173611111111111</text:p>
          </table:table-cell>
          <table:table-cell office:value-type="date" office:date-value="2015-07-06T11:42:45" calcext:value-type="date">
            <text:p>42191.488020833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2</text:p>
          </table:table-cell>
          <table:table-cell office:value-type="string" calcext:value-type="string">
            <text:p>15-+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office:value-type="date" office:date-value="2015-07-06T11:42:34" calcext:value-type="date">
            <text:p>42191.4878935185</text:p>
          </table:table-cell>
          <table:table-cell office:value-type="date" office:date-value="2015-07-06T11:42:35" calcext:value-type="date">
            <text:p>42191.4879050926</text:p>
          </table:table-cell>
          <table:table-cell office:value-type="date" office:date-value="2015-07-06T11:42:34" calcext:value-type="date">
            <text:p>42191.4878935185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43:18" calcext:value-type="date">
            <text:p>42191.488402777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10</text:p>
          </table:table-cell>
          <table:table-cell office:value-type="string" calcext:value-type="string">
            <text:p>23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91.batch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table:number-columns-repeated="3" office:value-type="date" office:date-value="2015-07-06T11:42:35" calcext:value-type="date">
            <text:p>42191.4879050926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43:18" calcext:value-type="date">
            <text:p>42191.488402777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06S" calcext:value-type="time">
            <text:p>0.0111805555555556</text:p>
          </table:table-cell>
          <table:table-cell table:number-columns-repeated="3" office:value-type="date" office:date-value="2015-07-06T11:42:35" calcext:value-type="date">
            <text:p>42191.4879050926</text:p>
          </table:table-cell>
          <table:table-cell office:value-type="time" office:time-value="PT00H00M42S" calcext:value-type="time">
            <text:p>0.000486111111111111</text:p>
          </table:table-cell>
          <table:table-cell office:value-type="date" office:date-value="2015-07-06T11:43:17" calcext:value-type="date">
            <text:p>42191.48839120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10</text:p>
          </table:table-cell>
          <table:table-cell office:value-type="string" calcext:value-type="string">
            <text:p>23]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42:36" calcext:value-type="date">
            <text:p>42191.4879166667</text:p>
          </table:table-cell>
          <table:table-cell office:value-type="date" office:date-value="2015-07-06T11:42:37" calcext:value-type="date">
            <text:p>42191.4879282407</text:p>
          </table:table-cell>
          <table:table-cell office:value-type="date" office:date-value="2015-07-06T11:42:36" calcext:value-type="date">
            <text:p>42191.4879166667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3:00" calcext:value-type="date">
            <text:p>42191.48819444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92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42:37" calcext:value-type="date">
            <text:p>42191.4879282407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3:00" calcext:value-type="date">
            <text:p>42191.48819444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42:37" calcext:value-type="date">
            <text:p>42191.4879282407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2:59" calcext:value-type="date">
            <text:p>42191.48818287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42:46" calcext:value-type="date">
            <text:p>42191.4880324074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43:18" calcext:value-type="date">
            <text:p>42191.48840277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</text:p>
          </table:table-cell>
          <table:table-cell office:value-type="string" calcext:value-type="string">
            <text:p>3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93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42:46" calcext:value-type="date">
            <text:p>42191.4880324074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43:18" calcext:value-type="date">
            <text:p>42191.48840277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2:47" calcext:value-type="date">
            <text:p>42191.4880439815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43:17" calcext:value-type="date">
            <text:p>42191.48839120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</text:p>
          </table:table-cell>
          <table:table-cell office:value-type="string" calcext:value-type="string">
            <text:p>3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table:number-columns-repeated="3" office:value-type="date" office:date-value="2015-07-06T11:42:53" calcext:value-type="date">
            <text:p>42191.4881134259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43:36" calcext:value-type="date">
            <text:p>42191.48861111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0</text:p>
          </table:table-cell>
          <table:table-cell office:value-type="string" calcext:value-type="string">
            <text:p>6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94.batch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table:number-columns-repeated="3" office:value-type="date" office:date-value="2015-07-06T11:42:53" calcext:value-type="date">
            <text:p>42191.4881134259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43:36" calcext:value-type="date">
            <text:p>42191.48861111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5M43S" calcext:value-type="time">
            <text:p>0.0109143518518519</text:p>
          </table:table-cell>
          <table:table-cell table:number-columns-repeated="3" office:value-type="date" office:date-value="2015-07-06T11:42:54" calcext:value-type="date">
            <text:p>42191.488125</text:p>
          </table:table-cell>
          <table:table-cell office:value-type="time" office:time-value="PT00H00M41S" calcext:value-type="time">
            <text:p>0.000474537037037037</text:p>
          </table:table-cell>
          <table:table-cell office:value-type="date" office:date-value="2015-07-06T11:43:35" calcext:value-type="date">
            <text:p>42191.4885995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0</text:p>
          </table:table-cell>
          <table:table-cell office:value-type="string" calcext:value-type="string">
            <text:p>6]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office:value-type="date" office:date-value="2015-07-06T11:42:57" calcext:value-type="date">
            <text:p>42191.4881597222</text:p>
          </table:table-cell>
          <table:table-cell office:value-type="date" office:date-value="2015-07-06T11:42:58" calcext:value-type="date">
            <text:p>42191.4881712963</text:p>
          </table:table-cell>
          <table:table-cell office:value-type="date" office:date-value="2015-07-06T11:42:57" calcext:value-type="date">
            <text:p>42191.4881597222</text:p>
          </table:table-cell>
          <table:table-cell office:value-type="time" office:time-value="PT00H01M01S" calcext:value-type="time">
            <text:p>0.000706018518518518</text:p>
          </table:table-cell>
          <table:table-cell office:value-type="date" office:date-value="2015-07-06T11:43:59" calcext:value-type="date">
            <text:p>42191.48887731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95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42:58" calcext:value-type="date">
            <text:p>42191.4881712963</text:p>
          </table:table-cell>
          <table:table-cell office:value-type="time" office:time-value="PT00H01M01S" calcext:value-type="time">
            <text:p>0.000706018518518518</text:p>
          </table:table-cell>
          <table:table-cell office:value-type="date" office:date-value="2015-07-06T11:43:59" calcext:value-type="date">
            <text:p>42191.48887731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2:58" calcext:value-type="date">
            <text:p>42191.4881712963</text:p>
          </table:table-cell>
          <table:table-cell office:value-type="time" office:time-value="PT00H01M00S" calcext:value-type="time">
            <text:p>0.000694444444444444</text:p>
          </table:table-cell>
          <table:table-cell office:value-type="date" office:date-value="2015-07-06T11:43:58" calcext:value-type="date">
            <text:p>42191.48886574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3:00" calcext:value-type="date">
            <text:p>42191.4881944444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3:24" calcext:value-type="date">
            <text:p>42191.48847222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96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3:00" calcext:value-type="date">
            <text:p>42191.4881944444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3:24" calcext:value-type="date">
            <text:p>42191.48847222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43:01" calcext:value-type="date">
            <text:p>42191.4882060185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3:23" calcext:value-type="date">
            <text:p>42191.48846064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43:04" calcext:value-type="date">
            <text:p>42191.4882407407</text:p>
          </table:table-cell>
          <table:table-cell office:value-type="date" office:date-value="2015-07-06T11:43:05" calcext:value-type="date">
            <text:p>42191.4882523148</text:p>
          </table:table-cell>
          <table:table-cell office:value-type="date" office:date-value="2015-07-06T11:43:04" calcext:value-type="date">
            <text:p>42191.4882407407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44:07" calcext:value-type="date">
            <text:p>42191.48896990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97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43:05" calcext:value-type="date">
            <text:p>42191.4882523148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44:07" calcext:value-type="date">
            <text:p>42191.48896990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43:05" calcext:value-type="date">
            <text:p>42191.4882523148</text:p>
          </table:table-cell>
          <table:table-cell office:value-type="time" office:time-value="PT00H01M01S" calcext:value-type="time">
            <text:p>0.000706018518518518</text:p>
          </table:table-cell>
          <table:table-cell office:value-type="date" office:date-value="2015-07-06T11:44:06" calcext:value-type="date">
            <text:p>42191.4889583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3:08" calcext:value-type="date">
            <text:p>42191.48828703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3:32" calcext:value-type="date">
            <text:p>42191.48856481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98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3:08" calcext:value-type="date">
            <text:p>42191.48828703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3:32" calcext:value-type="date">
            <text:p>42191.48856481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43:09" calcext:value-type="date">
            <text:p>42191.4882986111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3:31" calcext:value-type="date">
            <text:p>42191.48855324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43:18" calcext:value-type="date">
            <text:p>42191.4884027778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5:19" calcext:value-type="date">
            <text:p>42191.48980324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99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43:18" calcext:value-type="date">
            <text:p>42191.4884027778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5:19" calcext:value-type="date">
            <text:p>42191.48980324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43:18" calcext:value-type="date">
            <text:p>42191.4884027778</text:p>
          </table:table-cell>
          <table:table-cell office:value-type="time" office:time-value="PT00H02M00S" calcext:value-type="time">
            <text:p>0.00138888888888889</text:p>
          </table:table-cell>
          <table:table-cell office:value-type="date" office:date-value="2015-07-06T11:45:18" calcext:value-type="date">
            <text:p>42191.48979166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office:value-type="date" office:date-value="2015-07-06T11:43:20" calcext:value-type="date">
            <text:p>42191.4884259259</text:p>
          </table:table-cell>
          <table:table-cell office:value-type="date" office:date-value="2015-07-06T11:43:21" calcext:value-type="date">
            <text:p>42191.4884375</text:p>
          </table:table-cell>
          <table:table-cell office:value-type="date" office:date-value="2015-07-06T11:43:20" calcext:value-type="date">
            <text:p>42191.4884259259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43:38" calcext:value-type="date">
            <text:p>42191.488634259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3200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table:number-columns-repeated="3" office:value-type="date" office:date-value="2015-07-06T11:43:21" calcext:value-type="date">
            <text:p>42191.4884375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43:38" calcext:value-type="date">
            <text:p>42191.488634259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3:22" calcext:value-type="date">
            <text:p>42191.4884490741</text:p>
          </table:table-cell>
          <table:table-cell office:value-type="time" office:time-value="PT00H00M15S" calcext:value-type="time">
            <text:p>0.000173611111111111</text:p>
          </table:table-cell>
          <table:table-cell office:value-type="date" office:date-value="2015-07-06T11:43:37" calcext:value-type="date">
            <text:p>42191.48862268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3:22" calcext:value-type="date">
            <text:p>42191.4884490741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3:46" calcext:value-type="date">
            <text:p>42191.48872685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01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3:22" calcext:value-type="date">
            <text:p>42191.4884490741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3:46" calcext:value-type="date">
            <text:p>42191.48872685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43:22" calcext:value-type="date">
            <text:p>42191.4884490741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3:45" calcext:value-type="date">
            <text:p>42191.48871527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06S" calcext:value-type="time">
            <text:p>0.0111805555555556</text:p>
          </table:table-cell>
          <table:table-cell office:value-type="date" office:date-value="2015-07-06T11:43:26" calcext:value-type="date">
            <text:p>42191.4884953704</text:p>
          </table:table-cell>
          <table:table-cell office:value-type="date" office:date-value="2015-07-06T11:43:27" calcext:value-type="date">
            <text:p>42191.4885069444</text:p>
          </table:table-cell>
          <table:table-cell office:value-type="date" office:date-value="2015-07-06T11:43:26" calcext:value-type="date">
            <text:p>42191.4884953704</text:p>
          </table:table-cell>
          <table:table-cell office:value-type="time" office:time-value="PT00H00M42S" calcext:value-type="time">
            <text:p>0.000486111111111111</text:p>
          </table:table-cell>
          <table:table-cell office:value-type="date" office:date-value="2015-07-06T11:44:09" calcext:value-type="date">
            <text:p>42191.488993055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0</text:p>
          </table:table-cell>
          <table:table-cell office:value-type="string" calcext:value-type="string">
            <text:p>8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02.batch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06S" calcext:value-type="time">
            <text:p>0.0111805555555556</text:p>
          </table:table-cell>
          <table:table-cell table:number-columns-repeated="3" office:value-type="date" office:date-value="2015-07-06T11:43:27" calcext:value-type="date">
            <text:p>42191.4885069444</text:p>
          </table:table-cell>
          <table:table-cell office:value-type="time" office:time-value="PT00H00M42S" calcext:value-type="time">
            <text:p>0.000486111111111111</text:p>
          </table:table-cell>
          <table:table-cell office:value-type="date" office:date-value="2015-07-06T11:44:09" calcext:value-type="date">
            <text:p>42191.488993055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5M43S" calcext:value-type="time">
            <text:p>0.0109143518518519</text:p>
          </table:table-cell>
          <table:table-cell table:number-columns-repeated="3" office:value-type="date" office:date-value="2015-07-06T11:43:27" calcext:value-type="date">
            <text:p>42191.4885069444</text:p>
          </table:table-cell>
          <table:table-cell office:value-type="time" office:time-value="PT00H00M41S" calcext:value-type="time">
            <text:p>0.000474537037037037</text:p>
          </table:table-cell>
          <table:table-cell office:value-type="date" office:date-value="2015-07-06T11:44:08" calcext:value-type="date">
            <text:p>42191.48898148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0</text:p>
          </table:table-cell>
          <table:table-cell office:value-type="string" calcext:value-type="string">
            <text:p>8]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43:29" calcext:value-type="date">
            <text:p>42191.4885300926</text:p>
          </table:table-cell>
          <table:table-cell office:value-type="date" office:date-value="2015-07-06T11:43:30" calcext:value-type="date">
            <text:p>42191.4885416667</text:p>
          </table:table-cell>
          <table:table-cell office:value-type="date" office:date-value="2015-07-06T11:43:29" calcext:value-type="date">
            <text:p>42191.4885300926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3:54" calcext:value-type="date">
            <text:p>42191.48881944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03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3:30" calcext:value-type="date">
            <text:p>42191.488541666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3:54" calcext:value-type="date">
            <text:p>42191.48881944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43:30" calcext:value-type="date">
            <text:p>42191.4885416667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3:53" calcext:value-type="date">
            <text:p>42191.48880787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43:32" calcext:value-type="date">
            <text:p>42191.4885648148</text:p>
          </table:table-cell>
          <table:table-cell office:value-type="date" office:date-value="2015-07-06T11:43:33" calcext:value-type="date">
            <text:p>42191.4885763889</text:p>
          </table:table-cell>
          <table:table-cell office:value-type="date" office:date-value="2015-07-06T11:43:32" calcext:value-type="date">
            <text:p>42191.4885648148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3:57" calcext:value-type="date">
            <text:p>42191.48885416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04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3:33" calcext:value-type="date">
            <text:p>42191.4885763889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3:57" calcext:value-type="date">
            <text:p>42191.48885416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43:33" calcext:value-type="date">
            <text:p>42191.4885763889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3:56" calcext:value-type="date">
            <text:p>42191.48884259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table:number-columns-repeated="3" office:value-type="date" office:date-value="2015-07-06T11:43:36" calcext:value-type="date">
            <text:p>42191.4886111111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43:53" calcext:value-type="date">
            <text:p>42191.488807870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6</text:p>
          </table:table-cell>
          <table:table-cell office:value-type="string" calcext:value-type="string">
            <text:p>12-1+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05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table:number-columns-repeated="3" office:value-type="date" office:date-value="2015-07-06T11:43:36" calcext:value-type="date">
            <text:p>42191.4886111111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43:53" calcext:value-type="date">
            <text:p>42191.488807870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3:37" calcext:value-type="date">
            <text:p>42191.4886226852</text:p>
          </table:table-cell>
          <table:table-cell office:value-type="time" office:time-value="PT00H00M15S" calcext:value-type="time">
            <text:p>0.000173611111111111</text:p>
          </table:table-cell>
          <table:table-cell office:value-type="date" office:date-value="2015-07-06T11:43:52" calcext:value-type="date">
            <text:p>42191.48879629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6</text:p>
          </table:table-cell>
          <table:table-cell office:value-type="string" calcext:value-type="string">
            <text:p>12-1+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table:number-columns-repeated="3" office:value-type="date" office:date-value="2015-07-06T11:43:38" calcext:value-type="date">
            <text:p>42191.4886342593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43:55" calcext:value-type="date">
            <text:p>42191.48883101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3206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table:number-columns-repeated="3" office:value-type="date" office:date-value="2015-07-06T11:43:38" calcext:value-type="date">
            <text:p>42191.4886342593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43:55" calcext:value-type="date">
            <text:p>42191.48883101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3:39" calcext:value-type="date">
            <text:p>42191.4886458333</text:p>
          </table:table-cell>
          <table:table-cell office:value-type="time" office:time-value="PT00H00M15S" calcext:value-type="time">
            <text:p>0.000173611111111111</text:p>
          </table:table-cell>
          <table:table-cell office:value-type="date" office:date-value="2015-07-06T11:43:54" calcext:value-type="date">
            <text:p>42191.48881944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43:41" calcext:value-type="date">
            <text:p>42191.4886689815</text:p>
          </table:table-cell>
          <table:table-cell office:value-type="date" office:date-value="2015-07-06T11:43:42" calcext:value-type="date">
            <text:p>42191.4886805556</text:p>
          </table:table-cell>
          <table:table-cell office:value-type="date" office:date-value="2015-07-06T11:43:41" calcext:value-type="date">
            <text:p>42191.4886689815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4:06" calcext:value-type="date">
            <text:p>42191.48895833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07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3:42" calcext:value-type="date">
            <text:p>42191.4886805556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4:06" calcext:value-type="date">
            <text:p>42191.48895833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43:43" calcext:value-type="date">
            <text:p>42191.4886921296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4:05" calcext:value-type="date">
            <text:p>42191.4889467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43:50" calcext:value-type="date">
            <text:p>42191.4887731482</text:p>
          </table:table-cell>
          <table:table-cell office:value-type="date" office:date-value="2015-07-06T11:43:51" calcext:value-type="date">
            <text:p>42191.4887847222</text:p>
          </table:table-cell>
          <table:table-cell office:value-type="date" office:date-value="2015-07-06T11:43:50" calcext:value-type="date">
            <text:p>42191.4887731482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44:22" calcext:value-type="date">
            <text:p>42191.489143518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5-16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08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43:51" calcext:value-type="date">
            <text:p>42191.4887847222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44:22" calcext:value-type="date">
            <text:p>42191.489143518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3:51" calcext:value-type="date">
            <text:p>42191.4887847222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44:21" calcext:value-type="date">
            <text:p>42191.48913194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5-16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43:54" calcext:value-type="date">
            <text:p>42191.4888194444</text:p>
          </table:table-cell>
          <table:table-cell office:value-type="date" office:date-value="2015-07-06T11:43:55" calcext:value-type="date">
            <text:p>42191.4888310185</text:p>
          </table:table-cell>
          <table:table-cell office:value-type="date" office:date-value="2015-07-06T11:43:54" calcext:value-type="date">
            <text:p>42191.4888194444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44:57" calcext:value-type="date">
            <text:p>42191.48954861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09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43:55" calcext:value-type="date">
            <text:p>42191.4888310185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44:57" calcext:value-type="date">
            <text:p>42191.48954861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43:55" calcext:value-type="date">
            <text:p>42191.4888310185</text:p>
          </table:table-cell>
          <table:table-cell office:value-type="time" office:time-value="PT00H01M01S" calcext:value-type="time">
            <text:p>0.000706018518518518</text:p>
          </table:table-cell>
          <table:table-cell office:value-type="date" office:date-value="2015-07-06T11:44:56" calcext:value-type="date">
            <text:p>42191.4895370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office:value-type="date" office:date-value="2015-07-06T11:43:56" calcext:value-type="date">
            <text:p>42191.4888425926</text:p>
          </table:table-cell>
          <table:table-cell office:value-type="date" office:date-value="2015-07-06T11:43:57" calcext:value-type="date">
            <text:p>42191.4888541667</text:p>
          </table:table-cell>
          <table:table-cell office:value-type="date" office:date-value="2015-07-06T11:43:56" calcext:value-type="date">
            <text:p>42191.4888425926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44:14" calcext:value-type="date">
            <text:p>42191.48905092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3210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table:number-columns-repeated="3" office:value-type="date" office:date-value="2015-07-06T11:43:57" calcext:value-type="date">
            <text:p>42191.4888541667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44:14" calcext:value-type="date">
            <text:p>42191.48905092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43:57" calcext:value-type="date">
            <text:p>42191.4888541667</text:p>
          </table:table-cell>
          <table:table-cell office:value-type="time" office:time-value="PT00H00M16S" calcext:value-type="time">
            <text:p>0.000185185185185185</text:p>
          </table:table-cell>
          <table:table-cell office:value-type="date" office:date-value="2015-07-06T11:44:13" calcext:value-type="date">
            <text:p>42191.48903935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table:number-columns-repeated="3" office:value-type="date" office:date-value="2015-07-06T11:44:02" calcext:value-type="date">
            <text:p>42191.488912037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44:45" calcext:value-type="date">
            <text:p>42191.48940972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2</text:p>
          </table:table-cell>
          <table:table-cell office:value-type="string" calcext:value-type="string">
            <text:p>10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11.batch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table:number-columns-repeated="3" office:value-type="date" office:date-value="2015-07-06T11:44:02" calcext:value-type="date">
            <text:p>42191.488912037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44:45" calcext:value-type="date">
            <text:p>42191.48940972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5M43S" calcext:value-type="time">
            <text:p>0.0109143518518519</text:p>
          </table:table-cell>
          <table:table-cell table:number-columns-repeated="3" office:value-type="date" office:date-value="2015-07-06T11:44:03" calcext:value-type="date">
            <text:p>42191.4889236111</text:p>
          </table:table-cell>
          <table:table-cell office:value-type="time" office:time-value="PT00H00M41S" calcext:value-type="time">
            <text:p>0.000474537037037037</text:p>
          </table:table-cell>
          <table:table-cell office:value-type="date" office:date-value="2015-07-06T11:44:44" calcext:value-type="date">
            <text:p>42191.489398148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2</text:p>
          </table:table-cell>
          <table:table-cell office:value-type="string" calcext:value-type="string">
            <text:p>10]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44:05" calcext:value-type="date">
            <text:p>42191.4889467593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6:06" calcext:value-type="date">
            <text:p>42191.49034722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12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44:05" calcext:value-type="date">
            <text:p>42191.4889467593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6:06" calcext:value-type="date">
            <text:p>42191.49034722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52S" calcext:value-type="time">
            <text:p>0.0110185185185185</text:p>
          </table:table-cell>
          <table:table-cell table:number-columns-repeated="3" office:value-type="date" office:date-value="2015-07-06T11:44:06" calcext:value-type="date">
            <text:p>42191.4889583333</text:p>
          </table:table-cell>
          <table:table-cell office:value-type="time" office:time-value="PT00H01M59S" calcext:value-type="time">
            <text:p>0.00137731481481481</text:p>
          </table:table-cell>
          <table:table-cell office:value-type="date" office:date-value="2015-07-06T11:46:05" calcext:value-type="date">
            <text:p>42191.49033564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120" calcext:value-type="float">
            <text:p>120</text:p>
          </table:table-cell>
          <table:table-cell office:value-type="time" office:time-value="PT00H54M00S" calcext:value-type="time">
            <text:p>0.0375</text:p>
          </table:table-cell>
          <table:table-cell office:value-type="date" office:date-value="2015-07-06T11:44:08" calcext:value-type="date">
            <text:p>42191.4889814815</text:p>
          </table:table-cell>
          <table:table-cell office:value-type="date" office:date-value="2015-07-06T11:44:09" calcext:value-type="date">
            <text:p>42191.4889930556</text:p>
          </table:table-cell>
          <table:table-cell office:value-type="date" office:date-value="2015-07-06T11:44:08" calcext:value-type="date">
            <text:p>42191.4889814815</text:p>
          </table:table-cell>
          <table:table-cell office:value-type="time" office:time-value="PT00H00M27S" calcext:value-type="time">
            <text:p>0.0003125</text:p>
          </table:table-cell>
          <table:table-cell office:value-type="date" office:date-value="2015-07-06T11:44:36" calcext:value-type="date">
            <text:p>42191.489305555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[4</text:p>
          </table:table-cell>
          <table:table-cell office:value-type="string" calcext:value-type="string">
            <text:p>11-1+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13.batch</text:p>
          </table:table-cell>
          <table:table-cell office:value-type="float" office:value="120" calcext:value-type="float">
            <text:p>120</text:p>
          </table:table-cell>
          <table:table-cell office:value-type="time" office:time-value="PT00H54M00S" calcext:value-type="time">
            <text:p>0.0375</text:p>
          </table:table-cell>
          <table:table-cell table:number-columns-repeated="3" office:value-type="date" office:date-value="2015-07-06T11:44:09" calcext:value-type="date">
            <text:p>42191.4889930556</text:p>
          </table:table-cell>
          <table:table-cell office:value-type="time" office:time-value="PT00H00M27S" calcext:value-type="time">
            <text:p>0.0003125</text:p>
          </table:table-cell>
          <table:table-cell office:value-type="date" office:date-value="2015-07-06T11:44:36" calcext:value-type="date">
            <text:p>42191.489305555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120" calcext:value-type="float">
            <text:p>120</text:p>
          </table:table-cell>
          <table:table-cell office:value-type="time" office:time-value="PT00H52M00S" calcext:value-type="time">
            <text:p>0.0361111111111111</text:p>
          </table:table-cell>
          <table:table-cell table:number-columns-repeated="3" office:value-type="date" office:date-value="2015-07-06T11:44:09" calcext:value-type="date">
            <text:p>42191.4889930556</text:p>
          </table:table-cell>
          <table:table-cell office:value-type="time" office:time-value="PT00H00M26S" calcext:value-type="time">
            <text:p>0.000300925925925926</text:p>
          </table:table-cell>
          <table:table-cell office:value-type="date" office:date-value="2015-07-06T11:44:35" calcext:value-type="date">
            <text:p>42191.48929398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[4</text:p>
          </table:table-cell>
          <table:table-cell office:value-type="string" calcext:value-type="string">
            <text:p>11-1+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44:11" calcext:value-type="date">
            <text:p>42191.4890162037</text:p>
          </table:table-cell>
          <table:table-cell office:value-type="date" office:date-value="2015-07-06T11:44:12" calcext:value-type="date">
            <text:p>42191.4890277778</text:p>
          </table:table-cell>
          <table:table-cell office:value-type="date" office:date-value="2015-07-06T11:44:11" calcext:value-type="date">
            <text:p>42191.4890162037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45:14" calcext:value-type="date">
            <text:p>42191.48974537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14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44:12" calcext:value-type="date">
            <text:p>42191.4890277778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45:14" calcext:value-type="date">
            <text:p>42191.48974537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4:12" calcext:value-type="date">
            <text:p>42191.4890277778</text:p>
          </table:table-cell>
          <table:table-cell office:value-type="time" office:time-value="PT00H01M00S" calcext:value-type="time">
            <text:p>0.000694444444444444</text:p>
          </table:table-cell>
          <table:table-cell office:value-type="date" office:date-value="2015-07-06T11:45:12" calcext:value-type="date">
            <text:p>42191.48972222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44:14" calcext:value-type="date">
            <text:p>42191.4890509259</text:p>
          </table:table-cell>
          <table:table-cell office:value-type="date" office:date-value="2015-07-06T11:44:15" calcext:value-type="date">
            <text:p>42191.4890625</text:p>
          </table:table-cell>
          <table:table-cell office:value-type="date" office:date-value="2015-07-06T11:44:14" calcext:value-type="date">
            <text:p>42191.4890509259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45:17" calcext:value-type="date">
            <text:p>42191.48978009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15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44:15" calcext:value-type="date">
            <text:p>42191.4890625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45:17" calcext:value-type="date">
            <text:p>42191.48978009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44:15" calcext:value-type="date">
            <text:p>42191.4890625</text:p>
          </table:table-cell>
          <table:table-cell office:value-type="time" office:time-value="PT00H01M01S" calcext:value-type="time">
            <text:p>0.000706018518518518</text:p>
          </table:table-cell>
          <table:table-cell office:value-type="date" office:date-value="2015-07-06T11:45:16" calcext:value-type="date">
            <text:p>42191.48976851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table:number-columns-repeated="3" office:value-type="date" office:date-value="2015-07-06T11:44:19" calcext:value-type="date">
            <text:p>42191.4891087963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44:36" calcext:value-type="date">
            <text:p>42191.489305555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-+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6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table:number-columns-repeated="3" office:value-type="date" office:date-value="2015-07-06T11:44:19" calcext:value-type="date">
            <text:p>42191.4891087963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44:36" calcext:value-type="date">
            <text:p>42191.489305555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4:20" calcext:value-type="date">
            <text:p>42191.4891203704</text:p>
          </table:table-cell>
          <table:table-cell office:value-type="time" office:time-value="PT00H00M15S" calcext:value-type="time">
            <text:p>0.000173611111111111</text:p>
          </table:table-cell>
          <table:table-cell office:value-type="date" office:date-value="2015-07-06T11:44:35" calcext:value-type="date">
            <text:p>42191.48929398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-+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44:21" calcext:value-type="date">
            <text:p>42191.4891319444</text:p>
          </table:table-cell>
          <table:table-cell office:value-type="date" office:date-value="2015-07-06T11:44:22" calcext:value-type="date">
            <text:p>42191.4891435185</text:p>
          </table:table-cell>
          <table:table-cell office:value-type="date" office:date-value="2015-07-06T11:44:21" calcext:value-type="date">
            <text:p>42191.4891319444</text:p>
          </table:table-cell>
          <table:table-cell office:value-type="time" office:time-value="PT00H00M16S" calcext:value-type="time">
            <text:p>0.000185185185185185</text:p>
          </table:table-cell>
          <table:table-cell office:value-type="date" office:date-value="2015-07-06T11:44:38" calcext:value-type="date">
            <text:p>42191.48932870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20-23]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17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44:22" calcext:value-type="date">
            <text:p>42191.4891435185</text:p>
          </table:table-cell>
          <table:table-cell office:value-type="time" office:time-value="PT00H00M16S" calcext:value-type="time">
            <text:p>0.000185185185185185</text:p>
          </table:table-cell>
          <table:table-cell office:value-type="date" office:date-value="2015-07-06T11:44:38" calcext:value-type="date">
            <text:p>42191.48932870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4:22" calcext:value-type="date">
            <text:p>42191.4891435185</text:p>
          </table:table-cell>
          <table:table-cell office:value-type="time" office:time-value="PT00H00M15S" calcext:value-type="time">
            <text:p>0.000173611111111111</text:p>
          </table:table-cell>
          <table:table-cell office:value-type="date" office:date-value="2015-07-06T11:44:37" calcext:value-type="date">
            <text:p>42191.489317129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20-23]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office:value-type="date" office:date-value="2015-07-06T11:44:25" calcext:value-type="date">
            <text:p>42191.4891782407</text:p>
          </table:table-cell>
          <table:table-cell office:value-type="date" office:date-value="2015-07-06T11:44:26" calcext:value-type="date">
            <text:p>42191.4891898148</text:p>
          </table:table-cell>
          <table:table-cell office:value-type="date" office:date-value="2015-07-06T11:44:25" calcext:value-type="date">
            <text:p>42191.4891782407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45:09" calcext:value-type="date">
            <text:p>42191.48968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15-16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18.batch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table:number-columns-repeated="3" office:value-type="date" office:date-value="2015-07-06T11:44:26" calcext:value-type="date">
            <text:p>42191.4891898148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45:09" calcext:value-type="date">
            <text:p>42191.48968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06S" calcext:value-type="time">
            <text:p>0.0111805555555556</text:p>
          </table:table-cell>
          <table:table-cell table:number-columns-repeated="3" office:value-type="date" office:date-value="2015-07-06T11:44:26" calcext:value-type="date">
            <text:p>42191.4891898148</text:p>
          </table:table-cell>
          <table:table-cell office:value-type="time" office:time-value="PT00H00M42S" calcext:value-type="time">
            <text:p>0.000486111111111111</text:p>
          </table:table-cell>
          <table:table-cell office:value-type="date" office:date-value="2015-07-06T11:45:08" calcext:value-type="date">
            <text:p>42191.489675925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15-16]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44:32" calcext:value-type="date">
            <text:p>42191.4892592593</text:p>
          </table:table-cell>
          <table:table-cell office:value-type="date" office:date-value="2015-07-06T11:44:33" calcext:value-type="date">
            <text:p>42191.4892708333</text:p>
          </table:table-cell>
          <table:table-cell office:value-type="date" office:date-value="2015-07-06T11:44:32" calcext:value-type="date">
            <text:p>42191.4892592593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4:57" calcext:value-type="date">
            <text:p>42191.48954861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19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4:33" calcext:value-type="date">
            <text:p>42191.4892708333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4:57" calcext:value-type="date">
            <text:p>42191.48954861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44:33" calcext:value-type="date">
            <text:p>42191.4892708333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4:56" calcext:value-type="date">
            <text:p>42191.489537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44:35" calcext:value-type="date">
            <text:p>42191.4892939815</text:p>
          </table:table-cell>
          <table:table-cell office:value-type="date" office:date-value="2015-07-06T11:44:36" calcext:value-type="date">
            <text:p>42191.4893055556</text:p>
          </table:table-cell>
          <table:table-cell office:value-type="date" office:date-value="2015-07-06T11:44:35" calcext:value-type="date">
            <text:p>42191.4892939815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5:00" calcext:value-type="date">
            <text:p>42191.48958333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0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4:36" calcext:value-type="date">
            <text:p>42191.4893055556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5:00" calcext:value-type="date">
            <text:p>42191.48958333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44:37" calcext:value-type="date">
            <text:p>42191.4893171296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4:59" calcext:value-type="date">
            <text:p>42191.4895717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44:58" calcext:value-type="date">
            <text:p>42191.4895601852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6:59" calcext:value-type="date">
            <text:p>42191.49096064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1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44:58" calcext:value-type="date">
            <text:p>42191.4895601852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6:59" calcext:value-type="date">
            <text:p>42191.49096064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52S" calcext:value-type="time">
            <text:p>0.0110185185185185</text:p>
          </table:table-cell>
          <table:table-cell table:number-columns-repeated="3" office:value-type="date" office:date-value="2015-07-06T11:44:59" calcext:value-type="date">
            <text:p>42191.4895717593</text:p>
          </table:table-cell>
          <table:table-cell office:value-type="time" office:time-value="PT00H01M59S" calcext:value-type="time">
            <text:p>0.00137731481481481</text:p>
          </table:table-cell>
          <table:table-cell office:value-type="date" office:date-value="2015-07-06T11:46:58" calcext:value-type="date">
            <text:p>42191.4909490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5:02" calcext:value-type="date">
            <text:p>42191.4896064815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5:26" calcext:value-type="date">
            <text:p>42191.4898842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2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5:02" calcext:value-type="date">
            <text:p>42191.4896064815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5:26" calcext:value-type="date">
            <text:p>42191.4898842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45:03" calcext:value-type="date">
            <text:p>42191.4896180556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5:25" calcext:value-type="date">
            <text:p>42191.4898726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45:05" calcext:value-type="date">
            <text:p>42191.4896412037</text:p>
          </table:table-cell>
          <table:table-cell office:value-type="date" office:date-value="2015-07-06T11:45:06" calcext:value-type="date">
            <text:p>42191.4896527778</text:p>
          </table:table-cell>
          <table:table-cell office:value-type="date" office:date-value="2015-07-06T11:45:05" calcext:value-type="date">
            <text:p>42191.4896412037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45:37" calcext:value-type="date">
            <text:p>42191.49001157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2</text:p>
          </table:table-cell>
          <table:table-cell office:value-type="string" calcext:value-type="string">
            <text:p>4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23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45:06" calcext:value-type="date">
            <text:p>42191.4896527778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45:37" calcext:value-type="date">
            <text:p>42191.49001157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5:06" calcext:value-type="date">
            <text:p>42191.4896527778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45:36" calcext:value-type="date">
            <text:p>42191.4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2</text:p>
          </table:table-cell>
          <table:table-cell office:value-type="string" calcext:value-type="string">
            <text:p>4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7M00S" calcext:value-type="time">
            <text:p>0.0395833333333333</text:p>
          </table:table-cell>
          <table:table-cell office:value-type="date" office:date-value="2015-07-06T11:45:07" calcext:value-type="date">
            <text:p>42191.4896643519</text:p>
          </table:table-cell>
          <table:table-cell office:value-type="date" office:date-value="2015-07-06T11:45:09" calcext:value-type="date">
            <text:p>42191.4896875</text:p>
          </table:table-cell>
          <table:table-cell office:value-type="date" office:date-value="2015-07-06T11:45:07" calcext:value-type="date">
            <text:p>42191.4896643519</text:p>
          </table:table-cell>
          <table:table-cell office:value-type="time" office:time-value="PT00H01M30S" calcext:value-type="time">
            <text:p>0.00104166666666667</text:p>
          </table:table-cell>
          <table:table-cell office:value-type="date" office:date-value="2015-07-06T11:46:39" calcext:value-type="date">
            <text:p>42191.490729166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[5-6</text:p>
          </table:table-cell>
          <table:table-cell office:value-type="string" calcext:value-type="string">
            <text:p>10]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24.batch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7M00S" calcext:value-type="time">
            <text:p>0.0395833333333333</text:p>
          </table:table-cell>
          <table:table-cell table:number-columns-repeated="3" office:value-type="date" office:date-value="2015-07-06T11:45:09" calcext:value-type="date">
            <text:p>42191.4896875</text:p>
          </table:table-cell>
          <table:table-cell office:value-type="time" office:time-value="PT00H01M30S" calcext:value-type="time">
            <text:p>0.00104166666666667</text:p>
          </table:table-cell>
          <table:table-cell office:value-type="date" office:date-value="2015-07-06T11:46:39" calcext:value-type="date">
            <text:p>42191.490729166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6M22S" calcext:value-type="time">
            <text:p>0.0391435185185185</text:p>
          </table:table-cell>
          <table:table-cell table:number-columns-repeated="3" office:value-type="date" office:date-value="2015-07-06T11:45:09" calcext:value-type="date">
            <text:p>42191.4896875</text:p>
          </table:table-cell>
          <table:table-cell office:value-type="time" office:time-value="PT00H01M29S" calcext:value-type="time">
            <text:p>0.00103009259259259</text:p>
          </table:table-cell>
          <table:table-cell office:value-type="date" office:date-value="2015-07-06T11:46:38" calcext:value-type="date">
            <text:p>42191.49071759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[5-6</text:p>
          </table:table-cell>
          <table:table-cell office:value-type="string" calcext:value-type="string">
            <text:p>10]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office:value-type="date" office:date-value="2015-07-06T11:45:11" calcext:value-type="date">
            <text:p>42191.4897106482</text:p>
          </table:table-cell>
          <table:table-cell office:value-type="date" office:date-value="2015-07-06T11:45:12" calcext:value-type="date">
            <text:p>42191.4897222222</text:p>
          </table:table-cell>
          <table:table-cell office:value-type="date" office:date-value="2015-07-06T11:45:11" calcext:value-type="date">
            <text:p>42191.4897106482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45:55" calcext:value-type="date">
            <text:p>42191.490219907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7</text:p>
          </table:table-cell>
          <table:table-cell office:value-type="string" calcext:value-type="string">
            <text:p>11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25.batch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table:number-columns-repeated="3" office:value-type="date" office:date-value="2015-07-06T11:45:12" calcext:value-type="date">
            <text:p>42191.4897222222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45:55" calcext:value-type="date">
            <text:p>42191.490219907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06S" calcext:value-type="time">
            <text:p>0.0111805555555556</text:p>
          </table:table-cell>
          <table:table-cell table:number-columns-repeated="3" office:value-type="date" office:date-value="2015-07-06T11:45:12" calcext:value-type="date">
            <text:p>42191.4897222222</text:p>
          </table:table-cell>
          <table:table-cell office:value-type="time" office:time-value="PT00H00M42S" calcext:value-type="time">
            <text:p>0.000486111111111111</text:p>
          </table:table-cell>
          <table:table-cell office:value-type="date" office:date-value="2015-07-06T11:45:54" calcext:value-type="date">
            <text:p>42191.4902083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7</text:p>
          </table:table-cell>
          <table:table-cell office:value-type="string" calcext:value-type="string">
            <text:p>11]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9M00S" calcext:value-type="time">
            <text:p>0.0270833333333333</text:p>
          </table:table-cell>
          <table:table-cell office:value-type="date" office:date-value="2015-07-06T11:45:14" calcext:value-type="date">
            <text:p>42191.4897453704</text:p>
          </table:table-cell>
          <table:table-cell office:value-type="date" office:date-value="2015-07-06T11:45:15" calcext:value-type="date">
            <text:p>42191.4897569444</text:p>
          </table:table-cell>
          <table:table-cell office:value-type="date" office:date-value="2015-07-06T11:45:14" calcext:value-type="date">
            <text:p>42191.4897453704</text:p>
          </table:table-cell>
          <table:table-cell office:value-type="time" office:time-value="PT00H02M36S" calcext:value-type="time">
            <text:p>0.00180555555555556</text:p>
          </table:table-cell>
          <table:table-cell office:value-type="date" office:date-value="2015-07-06T11:47:51" calcext:value-type="date">
            <text:p>42191.49156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6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9M00S" calcext:value-type="time">
            <text:p>0.0270833333333333</text:p>
          </table:table-cell>
          <table:table-cell table:number-columns-repeated="3" office:value-type="date" office:date-value="2015-07-06T11:45:15" calcext:value-type="date">
            <text:p>42191.4897569444</text:p>
          </table:table-cell>
          <table:table-cell office:value-type="time" office:time-value="PT00H02M36S" calcext:value-type="time">
            <text:p>0.00180555555555556</text:p>
          </table:table-cell>
          <table:table-cell office:value-type="date" office:date-value="2015-07-06T11:47:51" calcext:value-type="date">
            <text:p>42191.49156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8M30S" calcext:value-type="time">
            <text:p>0.0267361111111111</text:p>
          </table:table-cell>
          <table:table-cell table:number-columns-repeated="3" office:value-type="date" office:date-value="2015-07-06T11:45:16" calcext:value-type="date">
            <text:p>42191.4897685185</text:p>
          </table:table-cell>
          <table:table-cell office:value-type="time" office:time-value="PT00H02M34S" calcext:value-type="time">
            <text:p>0.00178240740740741</text:p>
          </table:table-cell>
          <table:table-cell office:value-type="date" office:date-value="2015-07-06T11:47:50" calcext:value-type="date">
            <text:p>42191.49155092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45:17" calcext:value-type="date">
            <text:p>42191.4897800926</text:p>
          </table:table-cell>
          <table:table-cell office:value-type="date" office:date-value="2015-07-06T11:45:18" calcext:value-type="date">
            <text:p>42191.4897916667</text:p>
          </table:table-cell>
          <table:table-cell office:value-type="date" office:date-value="2015-07-06T11:45:17" calcext:value-type="date">
            <text:p>42191.4897800926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46:20" calcext:value-type="date">
            <text:p>42191.49050925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7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45:18" calcext:value-type="date">
            <text:p>42191.4897916667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46:20" calcext:value-type="date">
            <text:p>42191.49050925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5:19" calcext:value-type="date">
            <text:p>42191.4898032407</text:p>
          </table:table-cell>
          <table:table-cell office:value-type="time" office:time-value="PT00H01M00S" calcext:value-type="time">
            <text:p>0.000694444444444444</text:p>
          </table:table-cell>
          <table:table-cell office:value-type="date" office:date-value="2015-07-06T11:46:19" calcext:value-type="date">
            <text:p>42191.49049768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office:value-type="date" office:date-value="2015-07-06T11:45:25" calcext:value-type="date">
            <text:p>42191.4898726852</text:p>
          </table:table-cell>
          <table:table-cell office:value-type="date" office:date-value="2015-07-06T11:45:26" calcext:value-type="date">
            <text:p>42191.4898842593</text:p>
          </table:table-cell>
          <table:table-cell office:value-type="date" office:date-value="2015-07-06T11:45:25" calcext:value-type="date">
            <text:p>42191.4898726852</text:p>
          </table:table-cell>
          <table:table-cell office:value-type="time" office:time-value="PT00H01M01S" calcext:value-type="time">
            <text:p>0.000706018518518518</text:p>
          </table:table-cell>
          <table:table-cell office:value-type="date" office:date-value="2015-07-06T11:46:27" calcext:value-type="date">
            <text:p>42191.49059027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8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45:26" calcext:value-type="date">
            <text:p>42191.4898842593</text:p>
          </table:table-cell>
          <table:table-cell office:value-type="time" office:time-value="PT00H01M01S" calcext:value-type="time">
            <text:p>0.000706018518518518</text:p>
          </table:table-cell>
          <table:table-cell office:value-type="date" office:date-value="2015-07-06T11:46:27" calcext:value-type="date">
            <text:p>42191.49059027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5:26" calcext:value-type="date">
            <text:p>42191.4898842593</text:p>
          </table:table-cell>
          <table:table-cell office:value-type="time" office:time-value="PT00H01M00S" calcext:value-type="time">
            <text:p>0.000694444444444444</text:p>
          </table:table-cell>
          <table:table-cell office:value-type="date" office:date-value="2015-07-06T11:46:26" calcext:value-type="date">
            <text:p>42191.49057870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240" calcext:value-type="float">
            <text:p>240</text:p>
          </table:table-cell>
          <table:table-cell office:value-type="time" office:time-value="PT01H28M00S" calcext:value-type="time">
            <text:p>0.0611111111111111</text:p>
          </table:table-cell>
          <table:table-cell office:value-type="date" office:date-value="2015-07-06T11:45:29" calcext:value-type="date">
            <text:p>42191.4899189815</text:p>
          </table:table-cell>
          <table:table-cell office:value-type="date" office:date-value="2015-07-06T11:45:30" calcext:value-type="date">
            <text:p>42191.4899305556</text:p>
          </table:table-cell>
          <table:table-cell office:value-type="date" office:date-value="2015-07-06T11:45:29" calcext:value-type="date">
            <text:p>42191.4899189815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5:52" calcext:value-type="date">
            <text:p>42191.490185185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virtual[9</text:p>
          </table:table-cell>
          <table:table-cell office:value-type="string" calcext:value-type="string">
            <text:p>12-2+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29.batch</text:p>
          </table:table-cell>
          <table:table-cell office:value-type="float" office:value="240" calcext:value-type="float">
            <text:p>240</text:p>
          </table:table-cell>
          <table:table-cell office:value-type="time" office:time-value="PT01H28M00S" calcext:value-type="time">
            <text:p>0.0611111111111111</text:p>
          </table:table-cell>
          <table:table-cell table:number-columns-repeated="3" office:value-type="date" office:date-value="2015-07-06T11:45:30" calcext:value-type="date">
            <text:p>42191.4899305556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5:52" calcext:value-type="date">
            <text:p>42191.490185185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virtual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240" calcext:value-type="float">
            <text:p>240</text:p>
          </table:table-cell>
          <table:table-cell office:value-type="time" office:time-value="PT01H24M00S" calcext:value-type="time">
            <text:p>0.0583333333333333</text:p>
          </table:table-cell>
          <table:table-cell table:number-columns-repeated="3" office:value-type="date" office:date-value="2015-07-06T11:45:30" calcext:value-type="date">
            <text:p>42191.4899305556</text:p>
          </table:table-cell>
          <table:table-cell office:value-type="time" office:time-value="PT00H00M21S" calcext:value-type="time">
            <text:p>0.000243055555555556</text:p>
          </table:table-cell>
          <table:table-cell office:value-type="date" office:date-value="2015-07-06T11:45:51" calcext:value-type="date">
            <text:p>42191.490173611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virtual[9</text:p>
          </table:table-cell>
          <table:table-cell office:value-type="string" calcext:value-type="string">
            <text:p>12-2+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240" calcext:value-type="float">
            <text:p>240</text:p>
          </table:table-cell>
          <table:table-cell office:value-type="time" office:time-value="PT01H28M00S" calcext:value-type="time">
            <text:p>0.0611111111111111</text:p>
          </table:table-cell>
          <table:table-cell office:value-type="date" office:date-value="2015-07-06T11:45:29" calcext:value-type="date">
            <text:p>42191.4899189815</text:p>
          </table:table-cell>
          <table:table-cell office:value-type="date" office:date-value="2015-07-06T11:45:30" calcext:value-type="date">
            <text:p>42191.4899305556</text:p>
          </table:table-cell>
          <table:table-cell office:value-type="date" office:date-value="2015-07-06T11:45:29" calcext:value-type="date">
            <text:p>42191.4899189815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5:52" calcext:value-type="date">
            <text:p>42191.490185185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virtual[26-40]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30.batch</text:p>
          </table:table-cell>
          <table:table-cell office:value-type="float" office:value="240" calcext:value-type="float">
            <text:p>240</text:p>
          </table:table-cell>
          <table:table-cell office:value-type="time" office:time-value="PT01H28M00S" calcext:value-type="time">
            <text:p>0.0611111111111111</text:p>
          </table:table-cell>
          <table:table-cell table:number-columns-repeated="3" office:value-type="date" office:date-value="2015-07-06T11:45:30" calcext:value-type="date">
            <text:p>42191.4899305556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5:52" calcext:value-type="date">
            <text:p>42191.490185185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virtual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240" calcext:value-type="float">
            <text:p>240</text:p>
          </table:table-cell>
          <table:table-cell office:value-type="time" office:time-value="PT01H24M00S" calcext:value-type="time">
            <text:p>0.0583333333333333</text:p>
          </table:table-cell>
          <table:table-cell table:number-columns-repeated="3" office:value-type="date" office:date-value="2015-07-06T11:45:30" calcext:value-type="date">
            <text:p>42191.4899305556</text:p>
          </table:table-cell>
          <table:table-cell office:value-type="time" office:time-value="PT00H00M21S" calcext:value-type="time">
            <text:p>0.000243055555555556</text:p>
          </table:table-cell>
          <table:table-cell office:value-type="date" office:date-value="2015-07-06T11:45:51" calcext:value-type="date">
            <text:p>42191.490173611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virtual[26-40]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48S" calcext:value-type="time">
            <text:p>0.00194444444444444</text:p>
          </table:table-cell>
          <table:table-cell office:value-type="date" office:date-value="2015-07-06T11:30:24" calcext:value-type="date">
            <text:p>42191.4794444444</text:p>
          </table:table-cell>
          <table:table-cell office:value-type="date" office:date-value="2015-07-06T11:30:25" calcext:value-type="date">
            <text:p>42191.4794560185</text:p>
          </table:table-cell>
          <table:table-cell office:value-type="date" office:date-value="2015-07-06T11:30:24" calcext:value-type="date">
            <text:p>42191.4794444444</text:p>
          </table:table-cell>
          <table:table-cell office:value-type="time" office:time-value="PT00H00M21S" calcext:value-type="time">
            <text:p>0.000243055555555556</text:p>
          </table:table-cell>
          <table:table-cell office:value-type="date" office:date-value="2015-07-06T11:30:46" calcext:value-type="date">
            <text:p>42191.4796990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40S" calcext:value-type="time">
            <text:p>0.00185185185185185</text:p>
          </table:table-cell>
          <table:table-cell table:number-columns-repeated="3" office:value-type="date" office:date-value="2015-07-06T11:30:26" calcext:value-type="date">
            <text:p>42191.4794675926</text:p>
          </table:table-cell>
          <table:table-cell office:value-type="time" office:time-value="PT00H00M20S" calcext:value-type="time">
            <text:p>0.000231481481481481</text:p>
          </table:table-cell>
          <table:table-cell office:value-type="date" office:date-value="2015-07-06T11:30:46" calcext:value-type="date">
            <text:p>42191.4796990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24S" calcext:value-type="time">
            <text:p>0.00166666666666667</text:p>
          </table:table-cell>
          <table:table-cell office:value-type="date" office:date-value="2015-07-06T11:30:25" calcext:value-type="date">
            <text:p>42191.4794560185</text:p>
          </table:table-cell>
          <table:table-cell office:value-type="date" office:date-value="2015-07-06T11:30:28" calcext:value-type="date">
            <text:p>42191.4794907407</text:p>
          </table:table-cell>
          <table:table-cell office:value-type="date" office:date-value="2015-07-06T11:30:25" calcext:value-type="date">
            <text:p>42191.4794560185</text:p>
          </table:table-cell>
          <table:table-cell office:value-type="time" office:time-value="PT00H00M18S" calcext:value-type="time">
            <text:p>0.000208333333333333</text:p>
          </table:table-cell>
          <table:table-cell office:value-type="date" office:date-value="2015-07-06T11:30:46" calcext:value-type="date">
            <text:p>42191.4796990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16S" calcext:value-type="time">
            <text:p>0.00157407407407407</text:p>
          </table:table-cell>
          <table:table-cell table:number-columns-repeated="3" office:value-type="date" office:date-value="2015-07-06T11:30:29" calcext:value-type="date">
            <text:p>42191.4795023148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30:46" calcext:value-type="date">
            <text:p>42191.4796990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6T15:38:12.484690287</dc:date>
    <meta:document-statistic meta:table-count="1" meta:cell-count="8266" meta:object-count="0"/>
    <meta:generator>LibreOffice/4.2.3.3$Linux_X86_64 LibreOffice_project/420m0$Build-3</meta:generator>
  </office:meta>
</office:document-meta>
</file>